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4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3"/>
    <style:style style:name="ce9" style:family="table-cell" style:parent-style-name="Default" style:data-style-name="N4"/>
    <style:style style:name="ce25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1"/>
    <style:style style:name="ce1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000000" fo:font-size="12pt" fo:font-weight="bold" style:font-name-asian="Liberation Sans" style:font-size-asian="12pt" style:font-weight-asian="bold" style:font-name-complex="Liberation Sans" style:font-size-complex="12pt" style:font-weight-complex="bold"/>
    </style:style>
    <style:style style:name="ce16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2pt" style:language-asian="zh" style:country-asian="CN" style:font-style-asian="normal" style:font-weight-asian="bold" style:font-name-complex="Liberation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b2b2b2"/>
    </style:style>
    <style:style style:name="ce12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FER-1-BASE" table:style-name="ta1">
        <table:shapes>
          <draw:frame draw:z-index="0" draw:style-name="gr1" draw:text-style-name="P1" svg:width="16.01cm" svg:height="8.999cm" svg:x="23cm" svg:y="0.6cm">
            <draw:object draw:notify-on-update-of-ranges="'INFER-1-BASE'.A2:'INFER-1-BASE'.A21 'INFER-1-BASE'.A1:'INFER-1-BASE'.A1 'INFER-1-BASE'.J2:'INFER-1-BASE'.J21 'INFER-1-BASE'.A1:'INFER-1-BASE'.A1 'INFER-1-BASE'.J25:'INFER-1-BASE'.J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7cm" svg:height="8.997cm" svg:x="23cm" svg:y="11.154cm">
            <draw:object draw:notify-on-update-of-ranges="'INFER-1-BASE'.I3:'INFER-1-BASE'.I21 'INFER-1-BASE'.A1:'INFER-1-BASE'.A1 'INFER-1-BASE'.H3:'INFER-1-BASE'.H21 'INFER-1-BASE'.I26:'INFER-1-BASE'.I44 'INFER-1-BASE'.A1:'INFER-1-BASE'.A1 'INFER-1-BASE'.H26:'INFER-1-BASE'.H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24" office:value-type="string" calcext:value-type="string">
            <text:p>Deniers</text:p>
          </table:table-cell>
          <table:table-cell table:style-name="ce24" office:value-type="string" calcext:value-type="string">
            <text:p>WIGA1</text:p>
          </table:table-cell>
          <table:table-cell table:style-name="ce25" office:value-type="string" calcext:value-type="string">
            <text:p>GWIGA1</text:p>
          </table:table-cell>
          <table:table-cell table:style-name="ce24" office:value-type="string" calcext:value-type="string">
            <text:p>DWIGA1</text:p>
          </table:table-cell>
          <table:table-cell table:style-name="ce10" office:value-type="string" calcext:value-type="string">
            <text:p>Precision</text:p>
          </table:table-cell>
          <table:table-cell table:style-name="ce24" office:value-type="string" calcext:value-type="string">
            <text:p>Recall</text:p>
          </table:table-cell>
          <table:table-cell table:style-name="ce24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1</text:p>
          </table:table-cell>
          <table:covered-table-cell table:number-columns-repeated="5" table:style-name="ce17"/>
          <table:covered-table-cell table:style-name="ce24"/>
          <table:table-cell table:style-name="ce12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760</text:p>
          </table:table-cell>
          <table:table-cell office:value-type="float" office:value="5337" calcext:value-type="float">
            <text:p>5337</text:p>
          </table:table-cell>
          <table:table-cell office:value-type="float" office:value="423" calcext:value-type="float">
            <text:p>423</text:p>
          </table:table-cell>
          <table:table-cell office:value-type="float" office:value="419" calcext:value-type="float">
            <text:p>419</text:p>
          </table:table-cell>
          <table:table-cell office:value-type="float" office:value="375" calcext:value-type="float">
            <text:p>375</text:p>
          </table:table-cell>
          <table:table-cell office:value-type="float" office:value="44" calcext:value-type="float">
            <text:p>44</text:p>
          </table:table-cell>
          <table:table-cell table:formula="of:=[.F3]/[.E3]" office:value-type="percentage" office:value="0.894988066825776" calcext:value-type="percentage">
            <text:p>89.50%</text:p>
          </table:table-cell>
          <table:table-cell table:formula="of:=[.F3]/[.C3]" office:value-type="percentage" office:value="0.0702641933670602" calcext:value-type="percentage">
            <text:p>7.03%</text:p>
          </table:table-cell>
          <table:table-cell table:formula="of:=2*([.H3]*[.I3])/([.H3]+[.I3])" office:value-type="percentage" office:value="0.130298818624044" calcext:value-type="percentage">
            <text:p>13.03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343</text:p>
          </table:table-cell>
          <table:table-cell office:value-type="float" office:value="3124" calcext:value-type="float">
            <text:p>3124</text:p>
          </table:table-cell>
          <table:table-cell office:value-type="float" office:value="219" calcext:value-type="float">
            <text:p>219</text:p>
          </table:table-cell>
          <table:table-cell office:value-type="float" office:value="331" calcext:value-type="float">
            <text:p>331</text:p>
          </table:table-cell>
          <table:table-cell office:value-type="float" office:value="298" calcext:value-type="float">
            <text:p>298</text:p>
          </table:table-cell>
          <table:table-cell office:value-type="float" office:value="33" calcext:value-type="float">
            <text:p>33</text:p>
          </table:table-cell>
          <table:table-cell table:formula="of:=[.F4]/[.E4]" office:value-type="percentage" office:value="0.900302114803625" calcext:value-type="percentage">
            <text:p>90.03%</text:p>
          </table:table-cell>
          <table:table-cell table:formula="of:=[.F4]/[.C4]" office:value-type="percentage" office:value="0.0953905249679898" calcext:value-type="percentage">
            <text:p>9.54%</text:p>
          </table:table-cell>
          <table:table-cell table:formula="of:=2*([.H4]*[.I4])/([.H4]+[.I4])" office:value-type="percentage" office:value="0.172503617945007" calcext:value-type="percentage">
            <text:p>17.25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411</text:p>
          </table:table-cell>
          <table:table-cell office:value-type="float" office:value="2254" calcext:value-type="float">
            <text:p>2254</text:p>
          </table:table-cell>
          <table:table-cell office:value-type="float" office:value="157" calcext:value-type="float">
            <text:p>157</text:p>
          </table:table-cell>
          <table:table-cell office:value-type="float" office:value="283" calcext:value-type="float">
            <text:p>283</text:p>
          </table:table-cell>
          <table:table-cell office:value-type="float" office:value="257" calcext:value-type="float">
            <text:p>257</text:p>
          </table:table-cell>
          <table:table-cell office:value-type="float" office:value="26" calcext:value-type="float">
            <text:p>26</text:p>
          </table:table-cell>
          <table:table-cell table:formula="of:=[.F5]/[.E5]" office:value-type="percentage" office:value="0.908127208480565" calcext:value-type="percentage">
            <text:p>90.81%</text:p>
          </table:table-cell>
          <table:table-cell table:formula="of:=[.F5]/[.C5]" office:value-type="percentage" office:value="0.114019520851819" calcext:value-type="percentage">
            <text:p>11.40%</text:p>
          </table:table-cell>
          <table:table-cell table:formula="of:=2*([.H5]*[.I5])/([.H5]+[.I5])" office:value-type="percentage" office:value="0.202601497832085" calcext:value-type="percentage">
            <text:p>20.26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819</text:p>
          </table:table-cell>
          <table:table-cell office:value-type="float" office:value="1706" calcext:value-type="float">
            <text:p>1706</text:p>
          </table:table-cell>
          <table:table-cell office:value-type="float" office:value="113" calcext:value-type="float">
            <text:p>113</text:p>
          </table:table-cell>
          <table:table-cell office:value-type="float" office:value="253" calcext:value-type="float">
            <text:p>253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[.F6]/[.E6]" office:value-type="percentage" office:value="0.901185770750988" calcext:value-type="percentage">
            <text:p>90.12%</text:p>
          </table:table-cell>
          <table:table-cell table:formula="of:=[.F6]/[.C6]" office:value-type="percentage" office:value="0.133645955451348" calcext:value-type="percentage">
            <text:p>13.36%</text:p>
          </table:table-cell>
          <table:table-cell table:formula="of:=2*([.H6]*[.I6])/([.H6]+[.I6])" office:value-type="percentage" office:value="0.232771822358346" calcext:value-type="percentage">
            <text:p>23.2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429</text:p>
          </table:table-cell>
          <table:table-cell office:value-type="float" office:value="1342" calcext:value-type="float">
            <text:p>1342</text:p>
          </table:table-cell>
          <table:table-cell office:value-type="float" office:value="87" calcext:value-type="float">
            <text:p>87</text:p>
          </table:table-cell>
          <table:table-cell office:value-type="float" office:value="228" calcext:value-type="float">
            <text:p>228</text:p>
          </table:table-cell>
          <table:table-cell office:value-type="float" office:value="205" calcext:value-type="float">
            <text:p>205</text:p>
          </table:table-cell>
          <table:table-cell office:value-type="float" office:value="23" calcext:value-type="float">
            <text:p>23</text:p>
          </table:table-cell>
          <table:table-cell table:formula="of:=[.F7]/[.E7]" office:value-type="percentage" office:value="0.899122807017544" calcext:value-type="percentage">
            <text:p>89.91%</text:p>
          </table:table-cell>
          <table:table-cell table:formula="of:=[.F7]/[.C7]" office:value-type="percentage" office:value="0.152757078986587" calcext:value-type="percentage">
            <text:p>15.28%</text:p>
          </table:table-cell>
          <table:table-cell table:formula="of:=2*([.H7]*[.I7])/([.H7]+[.I7])" office:value-type="percentage" office:value="0.261146496815287" calcext:value-type="percentage">
            <text:p>26.11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165</text:p>
          </table:table-cell>
          <table:table-cell office:value-type="float" office:value="1094" calcext:value-type="float">
            <text:p>1094</text:p>
          </table:table-cell>
          <table:table-cell office:value-type="float" office:value="71" calcext:value-type="float">
            <text:p>71</text:p>
          </table:table-cell>
          <table:table-cell office:value-type="float" office:value="206" calcext:value-type="float">
            <text:p>206</text:p>
          </table:table-cell>
          <table:table-cell office:value-type="float" office:value="184" calcext:value-type="float">
            <text:p>184</text:p>
          </table:table-cell>
          <table:table-cell office:value-type="float" office:value="22" calcext:value-type="float">
            <text:p>22</text:p>
          </table:table-cell>
          <table:table-cell table:formula="of:=[.F8]/[.E8]" office:value-type="percentage" office:value="0.893203883495146" calcext:value-type="percentage">
            <text:p>89.32%</text:p>
          </table:table-cell>
          <table:table-cell table:formula="of:=[.F8]/[.C8]" office:value-type="percentage" office:value="0.16819012797075" calcext:value-type="percentage">
            <text:p>16.82%</text:p>
          </table:table-cell>
          <table:table-cell table:formula="of:=2*([.H8]*[.I8])/([.H8]+[.I8])" office:value-type="percentage" office:value="0.283076923076923" calcext:value-type="percentage">
            <text:p>28.31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float" office:value="902" calcext:value-type="float">
            <text:p>902</text:p>
          </table:table-cell>
          <table:table-cell office:value-type="float" office:value="56" calcext:value-type="float">
            <text:p>56</text:p>
          </table:table-cell>
          <table:table-cell office:value-type="float" office:value="178" calcext:value-type="float">
            <text:p>178</text:p>
          </table:table-cell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table:formula="of:=[.F9]/[.E9]" office:value-type="percentage" office:value="0.887640449438202" calcext:value-type="percentage">
            <text:p>88.76%</text:p>
          </table:table-cell>
          <table:table-cell table:formula="of:=[.F9]/[.C9]" office:value-type="percentage" office:value="0.175166297117517" calcext:value-type="percentage">
            <text:p>17.52%</text:p>
          </table:table-cell>
          <table:table-cell table:formula="of:=2*([.H9]*[.I9])/([.H9]+[.I9])" office:value-type="percentage" office:value="0.292592592592593" calcext:value-type="percentage">
            <text:p>29.26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float" office:value="778" calcext:value-type="float">
            <text:p>778</text:p>
          </table:table-cell>
          <table:table-cell office:value-type="float" office:value="48" calcext:value-type="float">
            <text:p>48</text:p>
          </table:table-cell>
          <table:table-cell office:value-type="float" office:value="162" calcext:value-type="float">
            <text:p>162</text:p>
          </table:table-cell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table:formula="of:=[.F10]/[.E10]" office:value-type="percentage" office:value="0.901234567901235" calcext:value-type="percentage">
            <text:p>90.12%</text:p>
          </table:table-cell>
          <table:table-cell table:formula="of:=[.F10]/[.C10]" office:value-type="percentage" office:value="0.187660668380463" calcext:value-type="percentage">
            <text:p>18.77%</text:p>
          </table:table-cell>
          <table:table-cell table:formula="of:=2*([.H10]*[.I10])/([.H10]+[.I10])" office:value-type="percentage" office:value="0.31063829787234" calcext:value-type="percentage">
            <text:p>31.06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float" office:value="687" calcext:value-type="float">
            <text:p>68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table:formula="of:=[.F11]/[.E11]" office:value-type="percentage" office:value="0.904109589041096" calcext:value-type="percentage">
            <text:p>90.41%</text:p>
          </table:table-cell>
          <table:table-cell table:formula="of:=[.F11]/[.C11]" office:value-type="percentage" office:value="0.192139737991266" calcext:value-type="percentage">
            <text:p>19.21%</text:p>
          </table:table-cell>
          <table:table-cell table:formula="of:=2*([.H11]*[.I11])/([.H11]+[.I11])" office:value-type="percentage" office:value="0.316926770708283" calcext:value-type="percentage">
            <text:p>31.69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float" office:value="613" calcext:value-type="float">
            <text:p>613</text:p>
          </table:table-cell>
          <table:table-cell office:value-type="float" office:value="34" calcext:value-type="float">
            <text:p>34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  <table:table-cell table:formula="of:=[.F12]/[.E12]" office:value-type="percentage" office:value="0.897058823529412" calcext:value-type="percentage">
            <text:p>89.71%</text:p>
          </table:table-cell>
          <table:table-cell table:formula="of:=[.F12]/[.C12]" office:value-type="percentage" office:value="0.199021207177814" calcext:value-type="percentage">
            <text:p>19.90%</text:p>
          </table:table-cell>
          <table:table-cell table:formula="of:=2*([.H12]*[.I12])/([.H12]+[.I12])" office:value-type="percentage" office:value="0.325767690253672" calcext:value-type="percentage">
            <text:p>32.58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float" office:value="539" calcext:value-type="float">
            <text:p>539</text:p>
          </table:table-cell>
          <table:table-cell office:value-type="float" office:value="31" calcext:value-type="float">
            <text:p>31</text:p>
          </table:table-cell>
          <table:table-cell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[.F13]/[.E13]" office:value-type="percentage" office:value="0.889763779527559" calcext:value-type="percentage">
            <text:p>88.98%</text:p>
          </table:table-cell>
          <table:table-cell table:formula="of:=[.F13]/[.C13]" office:value-type="percentage" office:value="0.209647495361781" calcext:value-type="percentage">
            <text:p>20.96%</text:p>
          </table:table-cell>
          <table:table-cell table:formula="of:=2*([.H13]*[.I13])/([.H13]+[.I13])" office:value-type="percentage" office:value="0.339339339339339" calcext:value-type="percentage">
            <text:p>33.93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table:formula="of:=[.F14]/[.E14]" office:value-type="percentage" office:value="0.889830508474576" calcext:value-type="percentage">
            <text:p>88.98%</text:p>
          </table:table-cell>
          <table:table-cell table:formula="of:=[.F14]/[.C14]" office:value-type="percentage" office:value="0.215163934426229" calcext:value-type="percentage">
            <text:p>21.52%</text:p>
          </table:table-cell>
          <table:table-cell table:formula="of:=2*([.H14]*[.I14])/([.H14]+[.I14])" office:value-type="percentage" office:value="0.346534653465346" calcext:value-type="percentage">
            <text:p>34.65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table:formula="of:=[.F15]/[.E15]" office:value-type="percentage" office:value="0.889908256880734" calcext:value-type="percentage">
            <text:p>88.99%</text:p>
          </table:table-cell>
          <table:table-cell table:formula="of:=[.F15]/[.C15]" office:value-type="percentage" office:value="0.218468468468468" calcext:value-type="percentage">
            <text:p>21.85%</text:p>
          </table:table-cell>
          <table:table-cell table:formula="of:=2*([.H15]*[.I15])/([.H15]+[.I15])" office:value-type="percentage" office:value="0.350813743218807" calcext:value-type="percentage">
            <text:p>35.08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float" office:value="398" calcext:value-type="float">
            <text:p>398</text:p>
          </table:table-cell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table:formula="of:=[.F16]/[.E16]" office:value-type="percentage" office:value="0.903846153846154" calcext:value-type="percentage">
            <text:p>90.38%</text:p>
          </table:table-cell>
          <table:table-cell table:formula="of:=[.F16]/[.C16]" office:value-type="percentage" office:value="0.236180904522613" calcext:value-type="percentage">
            <text:p>23.62%</text:p>
          </table:table-cell>
          <table:table-cell table:formula="of:=2*([.H16]*[.I16])/([.H16]+[.I16])" office:value-type="percentage" office:value="0.374501992031872" calcext:value-type="percentage">
            <text:p>37.45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float" office:value="365" calcext:value-type="float">
            <text:p>365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formula="of:=[.F17]/[.E17]" office:value-type="percentage" office:value="0.917525773195876" calcext:value-type="percentage">
            <text:p>91.75%</text:p>
          </table:table-cell>
          <table:table-cell table:formula="of:=[.F17]/[.C17]" office:value-type="percentage" office:value="0.243835616438356" calcext:value-type="percentage">
            <text:p>24.38%</text:p>
          </table:table-cell>
          <table:table-cell table:formula="of:=2*([.H17]*[.I17])/([.H17]+[.I17])" office:value-type="percentage" office:value="0.385281385281385" calcext:value-type="percentage">
            <text:p>38.53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formula="of:=[.F18]/[.E18]" office:value-type="percentage" office:value="0.913978494623656" calcext:value-type="percentage">
            <text:p>91.40%</text:p>
          </table:table-cell>
          <table:table-cell table:formula="of:=[.F18]/[.C18]" office:value-type="percentage" office:value="0.257575757575758" calcext:value-type="percentage">
            <text:p>25.76%</text:p>
          </table:table-cell>
          <table:table-cell table:formula="of:=2*([.H18]*[.I18])/([.H18]+[.I18])" office:value-type="percentage" office:value="0.401891252955083" calcext:value-type="percentage">
            <text:p>40.19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float" office:value="302" calcext:value-type="float">
            <text:p>302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[.F19]/[.E19]" office:value-type="percentage" office:value="0.906976744186046" calcext:value-type="percentage">
            <text:p>90.70%</text:p>
          </table:table-cell>
          <table:table-cell table:formula="of:=[.F19]/[.C19]" office:value-type="percentage" office:value="0.258278145695364" calcext:value-type="percentage">
            <text:p>25.83%</text:p>
          </table:table-cell>
          <table:table-cell table:formula="of:=2*([.H19]*[.I19])/([.H19]+[.I19])" office:value-type="percentage" office:value="0.402061855670103" calcext:value-type="percentage">
            <text:p>40.21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[.F20]/[.E20]" office:value-type="percentage" office:value="0.914634146341463" calcext:value-type="percentage">
            <text:p>91.46%</text:p>
          </table:table-cell>
          <table:table-cell table:formula="of:=[.F20]/[.C20]" office:value-type="percentage" office:value="0.26978417266187" calcext:value-type="percentage">
            <text:p>26.98%</text:p>
          </table:table-cell>
          <table:table-cell table:formula="of:=2*([.H20]*[.I20])/([.H20]+[.I20])" office:value-type="percentage" office:value="0.416666666666667" calcext:value-type="percentage">
            <text:p>41.67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formula="of:=[.F21]/[.E21]" office:value-type="percentage" office:value="0.916666666666667" calcext:value-type="percentage">
            <text:p>91.67%</text:p>
          </table:table-cell>
          <table:table-cell table:formula="of:=[.F21]/[.C21]" office:value-type="percentage" office:value="0.259842519685039" calcext:value-type="percentage">
            <text:p>25.98%</text:p>
          </table:table-cell>
          <table:table-cell table:formula="of:=2*([.H21]*[.I21])/([.H21]+[.I21])" office:value-type="percentage" office:value="0.404907975460123" calcext:value-type="percentage">
            <text:p>40.49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24" office:value-type="string" calcext:value-type="string">
            <text:p>Deniers</text:p>
          </table:table-cell>
          <table:table-cell table:style-name="ce24" office:value-type="string" calcext:value-type="string">
            <text:p>SIGA1</text:p>
          </table:table-cell>
          <table:table-cell table:style-name="ce25" office:value-type="string" calcext:value-type="string">
            <text:p>GSIGA1</text:p>
          </table:table-cell>
          <table:table-cell table:style-name="ce24" office:value-type="string" calcext:value-type="string">
            <text:p>DSIGA1</text:p>
          </table:table-cell>
          <table:table-cell table:style-name="ce10" office:value-type="string" calcext:value-type="string">
            <text:p>Precision</text:p>
          </table:table-cell>
          <table:table-cell table:style-name="ce24" office:value-type="string" calcext:value-type="string">
            <text:p>Recall</text:p>
          </table:table-cell>
          <table:table-cell table:style-name="ce24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24"/>
          <table:table-cell table:style-name="ce12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5760" calcext:value-type="float">
            <text:p>5760</text:p>
          </table:table-cell>
          <table:table-cell table:formula="of:=[.C3]" office:value-type="float" office:value="5337" calcext:value-type="float">
            <text:p>5337</text:p>
          </table:table-cell>
          <table:table-cell table:formula="of:=[.D3]" office:value-type="float" office:value="423" calcext:value-type="float">
            <text:p>423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table:formula="of:=[.F26]/[.E26]" office:value-type="percentage" office:value="0.883720930232558" calcext:value-type="percentage">
            <text:p>88.37%</text:p>
          </table:table-cell>
          <table:table-cell table:style-name="ce11" table:formula="of:=[.G26]/[.F26]" office:value-type="percentage" office:value="0.131578947368421" calcext:value-type="percentage">
            <text:p>13.16%</text:p>
          </table:table-cell>
          <table:table-cell table:formula="of:=2*([.H26]*[.I26])/([.H26]+[.I26])" office:value-type="percentage" office:value="0.229053646775166" calcext:value-type="percentage">
            <text:p>22.91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3343" calcext:value-type="float">
            <text:p>3343</text:p>
          </table:table-cell>
          <table:table-cell table:formula="of:=[.C4]" office:value-type="float" office:value="3124" calcext:value-type="float">
            <text:p>3124</text:p>
          </table:table-cell>
          <table:table-cell table:formula="of:=[.D4]"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table:formula="of:=[.F27]/[.E27]" office:value-type="percentage" office:value="0.894230769230769" calcext:value-type="percentage">
            <text:p>89.42%</text:p>
          </table:table-cell>
          <table:table-cell table:style-name="ce11" table:formula="of:=[.G27]/[.F27]" office:value-type="percentage" office:value="0.118279569892473" calcext:value-type="percentage">
            <text:p>11.83%</text:p>
          </table:table-cell>
          <table:table-cell table:formula="of:=2*([.H27]*[.I27])/([.H27]+[.I27])" office:value-type="percentage" office:value="0.208924742162769" calcext:value-type="percentage">
            <text:p>20.89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2411" calcext:value-type="float">
            <text:p>2411</text:p>
          </table:table-cell>
          <table:table-cell table:formula="of:=[.C5]" office:value-type="float" office:value="2254" calcext:value-type="float">
            <text:p>2254</text:p>
          </table:table-cell>
          <table:table-cell table:formula="of:=[.D5]" office:value-type="float" office:value="157" calcext:value-type="float">
            <text:p>157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formula="of:=[.F28]/[.E28]" office:value-type="percentage" office:value="0.911111111111111" calcext:value-type="percentage">
            <text:p>91.11%</text:p>
          </table:table-cell>
          <table:table-cell table:style-name="ce11" table:formula="of:=[.G28]/[.F28]" office:value-type="percentage" office:value="0.0975609756097561" calcext:value-type="percentage">
            <text:p>9.76%</text:p>
          </table:table-cell>
          <table:table-cell table:formula="of:=2*([.H28]*[.I28])/([.H28]+[.I28])" office:value-type="percentage" office:value="0.176249328318109" calcext:value-type="percentage">
            <text:p>17.62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1819" calcext:value-type="float">
            <text:p>1819</text:p>
          </table:table-cell>
          <table:table-cell table:formula="of:=[.C6]" office:value-type="float" office:value="1706" calcext:value-type="float">
            <text:p>1706</text:p>
          </table:table-cell>
          <table:table-cell table:formula="of:=[.D6]"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[.F29]/[.E29]" office:value-type="percentage" office:value="0.903614457831325" calcext:value-type="percentage">
            <text:p>90.36%</text:p>
          </table:table-cell>
          <table:table-cell table:style-name="ce11" table:formula="of:=[.G29]/[.F29]" office:value-type="percentage" office:value="0.106666666666667" calcext:value-type="percentage">
            <text:p>10.67%</text:p>
          </table:table-cell>
          <table:table-cell table:formula="of:=2*([.H29]*[.I29])/([.H29]+[.I29])" office:value-type="percentage" office:value="0.190809349658133" calcext:value-type="percentage">
            <text:p>19.0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1429" calcext:value-type="float">
            <text:p>1429</text:p>
          </table:table-cell>
          <table:table-cell table:formula="of:=[.C7]" office:value-type="float" office:value="1342" calcext:value-type="float">
            <text:p>1342</text:p>
          </table:table-cell>
          <table:table-cell table:formula="of:=[.D7]"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formula="of:=[.F30]/[.E30]" office:value-type="percentage" office:value="0.905405405405405" calcext:value-type="percentage">
            <text:p>90.54%</text:p>
          </table:table-cell>
          <table:table-cell table:style-name="ce11" table:formula="of:=[.G30]/[.F30]" office:value-type="percentage" office:value="0.104477611940299" calcext:value-type="percentage">
            <text:p>10.45%</text:p>
          </table:table-cell>
          <table:table-cell table:formula="of:=2*([.H30]*[.I30])/([.H30]+[.I30])" office:value-type="percentage" office:value="0.187337727181945" calcext:value-type="percentage">
            <text:p>18.73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1165" calcext:value-type="float">
            <text:p>1165</text:p>
          </table:table-cell>
          <table:table-cell table:formula="of:=[.C8]" office:value-type="float" office:value="1094" calcext:value-type="float">
            <text:p>1094</text:p>
          </table:table-cell>
          <table:table-cell table:formula="of:=[.D8]"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formula="of:=[.F31]/[.E31]" office:value-type="percentage" office:value="0.911764705882353" calcext:value-type="percentage">
            <text:p>91.18%</text:p>
          </table:table-cell>
          <table:table-cell table:style-name="ce11" table:formula="of:=[.G31]/[.F31]" office:value-type="percentage" office:value="0.0967741935483871" calcext:value-type="percentage">
            <text:p>9.68%</text:p>
          </table:table-cell>
          <table:table-cell table:formula="of:=2*([.H31]*[.I31])/([.H31]+[.I31])" office:value-type="percentage" office:value="0.174976481655691" calcext:value-type="percentage">
            <text:p>17.50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958" calcext:value-type="float">
            <text:p>958</text:p>
          </table:table-cell>
          <table:table-cell table:formula="of:=[.C9]" office:value-type="float" office:value="902" calcext:value-type="float">
            <text:p>902</text:p>
          </table:table-cell>
          <table:table-cell table:formula="of:=[.D9]"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formula="of:=[.F32]/[.E32]" office:value-type="percentage" office:value="0.898305084745763" calcext:value-type="percentage">
            <text:p>89.83%</text:p>
          </table:table-cell>
          <table:table-cell table:style-name="ce11" table:formula="of:=[.G32]/[.F32]" office:value-type="percentage" office:value="0.113207547169811" calcext:value-type="percentage">
            <text:p>11.32%</text:p>
          </table:table-cell>
          <table:table-cell table:formula="of:=2*([.H32]*[.I32])/([.H32]+[.I32])" office:value-type="percentage" office:value="0.201074928865002" calcext:value-type="percentage">
            <text:p>20.11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826" calcext:value-type="float">
            <text:p>826</text:p>
          </table:table-cell>
          <table:table-cell table:formula="of:=[.C10]" office:value-type="float" office:value="778" calcext:value-type="float">
            <text:p>778</text:p>
          </table:table-cell>
          <table:table-cell table:formula="of:=[.D10]"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F33]/[.E33]" office:value-type="percentage" office:value="0.890909090909091" calcext:value-type="percentage">
            <text:p>89.09%</text:p>
          </table:table-cell>
          <table:table-cell table:style-name="ce11" table:formula="of:=[.G33]/[.F33]" office:value-type="percentage" office:value="0.122448979591837" calcext:value-type="percentage">
            <text:p>12.24%</text:p>
          </table:table-cell>
          <table:table-cell table:formula="of:=2*([.H33]*[.I33])/([.H33]+[.I33])" office:value-type="percentage" office:value="0.21530574880996" calcext:value-type="percentage">
            <text:p>21.53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727" calcext:value-type="float">
            <text:p>727</text:p>
          </table:table-cell>
          <table:table-cell table:formula="of:=[.C11]" office:value-type="float" office:value="687" calcext:value-type="float">
            <text:p>687</text:p>
          </table:table-cell>
          <table:table-cell table:formula="of:=[.D11]"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[.F34]/[.E34]" office:value-type="percentage" office:value="0.903846153846154" calcext:value-type="percentage">
            <text:p>90.38%</text:p>
          </table:table-cell>
          <table:table-cell table:style-name="ce11" table:formula="of:=[.G34]/[.F34]" office:value-type="percentage" office:value="0.106382978723404" calcext:value-type="percentage">
            <text:p>10.64%</text:p>
          </table:table-cell>
          <table:table-cell table:formula="of:=2*([.H34]*[.I34])/([.H34]+[.I34])" office:value-type="percentage" office:value="0.19036046982584" calcext:value-type="percentage">
            <text:p>19.04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647" calcext:value-type="float">
            <text:p>647</text:p>
          </table:table-cell>
          <table:table-cell table:formula="of:=[.C12]" office:value-type="float" office:value="613" calcext:value-type="float">
            <text:p>613</text:p>
          </table:table-cell>
          <table:table-cell table:formula="of:=[.D12]"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F35]/[.E35]" office:value-type="percentage" office:value="0.9" calcext:value-type="percentage">
            <text:p>90.00%</text:p>
          </table:table-cell>
          <table:table-cell table:style-name="ce11" table:formula="of:=[.G35]/[.F35]" office:value-type="percentage" office:value="0.111111111111111" calcext:value-type="percentage">
            <text:p>11.11%</text:p>
          </table:table-cell>
          <table:table-cell table:formula="of:=2*([.H35]*[.I35])/([.H35]+[.I35])" office:value-type="percentage" office:value="0.197802197802198" calcext:value-type="percentage">
            <text:p>19.78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570" calcext:value-type="float">
            <text:p>570</text:p>
          </table:table-cell>
          <table:table-cell table:formula="of:=[.C13]" office:value-type="float" office:value="539" calcext:value-type="float">
            <text:p>539</text:p>
          </table:table-cell>
          <table:table-cell table:formula="of:=[.D13]"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[.F36]/[.E36]" office:value-type="percentage" office:value="0.888888888888889" calcext:value-type="percentage">
            <text:p>88.89%</text:p>
          </table:table-cell>
          <table:table-cell table:style-name="ce11" table:formula="of:=[.G36]/[.F36]" office:value-type="percentage" office:value="0.125" calcext:value-type="percentage">
            <text:p>12.50%</text:p>
          </table:table-cell>
          <table:table-cell table:formula="of:=2*([.H36]*[.I36])/([.H36]+[.I36])" office:value-type="percentage" office:value="0.219178082191781" calcext:value-type="percentage">
            <text:p>21.92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514" calcext:value-type="float">
            <text:p>514</text:p>
          </table:table-cell>
          <table:table-cell table:formula="of:=[.C14]" office:value-type="float" office:value="488" calcext:value-type="float">
            <text:p>488</text:p>
          </table:table-cell>
          <table:table-cell table:formula="of:=[.D14]"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formula="of:=[.F37]/[.E37]" office:value-type="percentage" office:value="0.904761904761905" calcext:value-type="percentage">
            <text:p>90.48%</text:p>
          </table:table-cell>
          <table:table-cell table:style-name="ce11" table:formula="of:=[.G37]/[.F37]" office:value-type="percentage" office:value="0.105263157894737" calcext:value-type="percentage">
            <text:p>10.53%</text:p>
          </table:table-cell>
          <table:table-cell table:formula="of:=2*([.H37]*[.I37])/([.H37]+[.I37])" office:value-type="percentage" office:value="0.188585607940447" calcext:value-type="percentage">
            <text:p>18.86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469" calcext:value-type="float">
            <text:p>469</text:p>
          </table:table-cell>
          <table:table-cell table:formula="of:=[.C15]" office:value-type="float" office:value="444" calcext:value-type="float">
            <text:p>444</text:p>
          </table:table-cell>
          <table:table-cell table:formula="of:=[.D15]"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formula="of:=[.F38]/[.E38]" office:value-type="percentage" office:value="0.902439024390244" calcext:value-type="percentage">
            <text:p>90.24%</text:p>
          </table:table-cell>
          <table:table-cell table:style-name="ce11" table:formula="of:=[.G38]/[.F38]" office:value-type="percentage" office:value="0.108108108108108" calcext:value-type="percentage">
            <text:p>10.81%</text:p>
          </table:table-cell>
          <table:table-cell table:formula="of:=2*([.H38]*[.I38])/([.H38]+[.I38])" office:value-type="percentage" office:value="0.193085453359426" calcext:value-type="percentage">
            <text:p>19.31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421" calcext:value-type="float">
            <text:p>421</text:p>
          </table:table-cell>
          <table:table-cell table:formula="of:=[.C16]" office:value-type="float" office:value="398" calcext:value-type="float">
            <text:p>398</text:p>
          </table:table-cell>
          <table:table-cell table:formula="of:=[.D16]"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F39]/[.E39]" office:value-type="percentage" office:value="0.923076923076923" calcext:value-type="percentage">
            <text:p>92.31%</text:p>
          </table:table-cell>
          <table:table-cell table:style-name="ce11" table:formula="of:=[.G39]/[.F39]" office:value-type="percentage" office:value="0.0833333333333333" calcext:value-type="percentage">
            <text:p>8.33%</text:p>
          </table:table-cell>
          <table:table-cell table:formula="of:=2*([.H39]*[.I39])/([.H39]+[.I39])" office:value-type="percentage" office:value="0.152866242038217" calcext:value-type="percentage">
            <text:p>15.29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385" calcext:value-type="float">
            <text:p>385</text:p>
          </table:table-cell>
          <table:table-cell table:formula="of:=[.C17]" office:value-type="float" office:value="365" calcext:value-type="float">
            <text:p>365</text:p>
          </table:table-cell>
          <table:table-cell table:formula="of:=[.D17]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F40]/[.E40]" office:value-type="percentage" office:value="0.945945945945946" calcext:value-type="percentage">
            <text:p>94.59%</text:p>
          </table:table-cell>
          <table:table-cell table:style-name="ce11" table:formula="of:=[.G40]/[.F40]" office:value-type="percentage" office:value="0.0571428571428571" calcext:value-type="percentage">
            <text:p>5.71%</text:p>
          </table:table-cell>
          <table:table-cell table:formula="of:=2*([.H40]*[.I40])/([.H40]+[.I40])" office:value-type="percentage" office:value="0.107775211701309" calcext:value-type="percentage">
            <text:p>10.78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349" calcext:value-type="float">
            <text:p>349</text:p>
          </table:table-cell>
          <table:table-cell table:formula="of:=[.C18]" office:value-type="float" office:value="330" calcext:value-type="float">
            <text:p>330</text:p>
          </table:table-cell>
          <table:table-cell table:formula="of:=[.D18]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F41]/[.E41]" office:value-type="percentage" office:value="0.945945945945946" calcext:value-type="percentage">
            <text:p>94.59%</text:p>
          </table:table-cell>
          <table:table-cell table:style-name="ce11" table:formula="of:=[.G41]/[.F41]" office:value-type="percentage" office:value="0.0571428571428571" calcext:value-type="percentage">
            <text:p>5.71%</text:p>
          </table:table-cell>
          <table:table-cell table:formula="of:=2*([.H41]*[.I41])/([.H41]+[.I41])" office:value-type="percentage" office:value="0.107775211701309" calcext:value-type="percentage">
            <text:p>10.78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321" calcext:value-type="float">
            <text:p>321</text:p>
          </table:table-cell>
          <table:table-cell table:formula="of:=[.C19]" office:value-type="float" office:value="302" calcext:value-type="float">
            <text:p>302</text:p>
          </table:table-cell>
          <table:table-cell table:formula="of:=[.D19]"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F42]/[.E42]" office:value-type="percentage" office:value="0.941176470588235" calcext:value-type="percentage">
            <text:p>94.12%</text:p>
          </table:table-cell>
          <table:table-cell table:style-name="ce11" table:formula="of:=[.G42]/[.F42]" office:value-type="percentage" office:value="0.0625" calcext:value-type="percentage">
            <text:p>6.25%</text:p>
          </table:table-cell>
          <table:table-cell table:formula="of:=2*([.H42]*[.I42])/([.H42]+[.I42])" office:value-type="percentage" office:value="0.117216117216117" calcext:value-type="percentage">
            <text:p>11.72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296" calcext:value-type="float">
            <text:p>296</text:p>
          </table:table-cell>
          <table:table-cell table:formula="of:=[.C20]" office:value-type="float" office:value="278" calcext:value-type="float">
            <text:p>278</text:p>
          </table:table-cell>
          <table:table-cell table:formula="of:=[.D20]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F43]/[.E43]" office:value-type="percentage" office:value="0.966666666666667" calcext:value-type="percentage">
            <text:p>96.67%</text:p>
          </table:table-cell>
          <table:table-cell table:style-name="ce11" table:formula="of:=[.G43]/[.F43]" office:value-type="percentage" office:value="0.0344827586206897" calcext:value-type="percentage">
            <text:p>3.45%</text:p>
          </table:table-cell>
          <table:table-cell table:formula="of:=2*([.H43]*[.I43])/([.H43]+[.I43])" office:value-type="percentage" office:value="0.0665901262916188" calcext:value-type="percentage">
            <text:p>6.66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269" calcext:value-type="float">
            <text:p>269</text:p>
          </table:table-cell>
          <table:table-cell table:formula="of:=[.C21]" office:value-type="float" office:value="254" calcext:value-type="float">
            <text:p>254</text:p>
          </table:table-cell>
          <table:table-cell table:formula="of:=[.D21]"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F44]/[.E44]" office:value-type="percentage" office:value="0.964285714285714" calcext:value-type="percentage">
            <text:p>96.43%</text:p>
          </table:table-cell>
          <table:table-cell table:style-name="ce11" table:formula="of:=[.G44]/[.F44]" office:value-type="percentage" office:value="0.037037037037037" calcext:value-type="percentage">
            <text:p>3.70%</text:p>
          </table:table-cell>
          <table:table-cell table:formula="of:=2*([.H44]*[.I44])/([.H44]+[.I44])" office:value-type="percentage" office:value="0.071334214002642" calcext:value-type="percentage">
            <text:p>7.13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2-BASE" table:style-name="ta1">
        <table:shapes>
          <draw:frame draw:z-index="0" draw:style-name="gr1" draw:text-style-name="P1" svg:width="16.01cm" svg:height="8.999cm" svg:x="23cm" svg:y="0.6cm">
            <draw:object draw:notify-on-update-of-ranges="'INFER-2-BASE'.A2:'INFER-2-BASE'.A21 'INFER-2-BASE'.A1:'INFER-2-BASE'.A1 'INFER-2-BASE'.J2:'INFER-2-BASE'.J21 'INFER-2-BASE'.A1:'INFER-2-BASE'.A1 'INFER-2-BASE'.J25:'INFER-2-BASE'.J4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5.997cm" svg:height="8.997cm" svg:x="23cm" svg:y="11.154cm">
            <draw:object draw:notify-on-update-of-ranges="'INFER-2-BASE'.I3:'INFER-2-BASE'.I21 'INFER-2-BASE'.A1:'INFER-2-BASE'.A1 'INFER-2-BASE'.H3:'INFER-2-BASE'.H21 'INFER-2-BASE'.I26:'INFER-2-BASE'.I44 'INFER-2-BASE'.A1:'INFER-2-BASE'.A1 'INFER-2-BASE'.H26:'INFER-2-BASE'.H4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24" office:value-type="string" calcext:value-type="string">
            <text:p>Deniers</text:p>
          </table:table-cell>
          <table:table-cell table:style-name="ce24" office:value-type="string" calcext:value-type="string">
            <text:p>WIGA2</text:p>
          </table:table-cell>
          <table:table-cell table:style-name="ce25" office:value-type="string" calcext:value-type="string">
            <text:p>GWIGA2</text:p>
          </table:table-cell>
          <table:table-cell table:style-name="ce24" office:value-type="string" calcext:value-type="string">
            <text:p>DWIGA2</text:p>
          </table:table-cell>
          <table:table-cell table:style-name="ce10" office:value-type="string" calcext:value-type="string">
            <text:p>Precision</text:p>
          </table:table-cell>
          <table:table-cell table:style-name="ce24" office:value-type="string" calcext:value-type="string">
            <text:p>Recall</text:p>
          </table:table-cell>
          <table:table-cell table:style-name="ce24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1</text:p>
          </table:table-cell>
          <table:covered-table-cell table:number-columns-repeated="5" table:style-name="ce17"/>
          <table:covered-table-cell table:style-name="ce24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760</text:p>
          </table:table-cell>
          <table:table-cell office:value-type="float" office:value="5337" calcext:value-type="float">
            <text:p>5337</text:p>
          </table:table-cell>
          <table:table-cell office:value-type="float" office:value="423" calcext:value-type="float">
            <text:p>423</text:p>
          </table:table-cell>
          <table:table-cell office:value-type="float" office:value="758" calcext:value-type="float">
            <text:p>758</text:p>
          </table:table-cell>
          <table:table-cell office:value-type="float" office:value="704" calcext:value-type="float">
            <text:p>704</text:p>
          </table:table-cell>
          <table:table-cell office:value-type="float" office:value="54" calcext:value-type="float">
            <text:p>54</text:p>
          </table:table-cell>
          <table:table-cell table:formula="of:=[.F3]/[.E3]" office:value-type="percentage" office:value="0.928759894459103" calcext:value-type="percentage">
            <text:p>92.88%</text:p>
          </table:table-cell>
          <table:table-cell table:formula="of:=[.F3]/[.C3]" office:value-type="percentage" office:value="0.131909312347761" calcext:value-type="percentage">
            <text:p>13.19%</text:p>
          </table:table-cell>
          <table:table-cell table:formula="of:=2*([.H3]*[.I3])/([.H3]+[.I3])" office:value-type="percentage" office:value="0.231009023789992" calcext:value-type="percentage">
            <text:p>23.10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343</text:p>
          </table:table-cell>
          <table:table-cell office:value-type="float" office:value="3124" calcext:value-type="float">
            <text:p>3124</text:p>
          </table:table-cell>
          <table:table-cell office:value-type="float" office:value="219" calcext:value-type="float">
            <text:p>219</text:p>
          </table:table-cell>
          <table:table-cell office:value-type="float" office:value="586" calcext:value-type="float">
            <text:p>586</text:p>
          </table:table-cell>
          <table:table-cell office:value-type="float" office:value="546" calcext:value-type="float">
            <text:p>546</text:p>
          </table:table-cell>
          <table:table-cell office:value-type="float" office:value="40" calcext:value-type="float">
            <text:p>40</text:p>
          </table:table-cell>
          <table:table-cell table:formula="of:=[.F4]/[.E4]" office:value-type="percentage" office:value="0.931740614334471" calcext:value-type="percentage">
            <text:p>93.17%</text:p>
          </table:table-cell>
          <table:table-cell table:formula="of:=[.F4]/[.C4]" office:value-type="percentage" office:value="0.174775928297055" calcext:value-type="percentage">
            <text:p>17.48%</text:p>
          </table:table-cell>
          <table:table-cell table:formula="of:=2*([.H4]*[.I4])/([.H4]+[.I4])" office:value-type="percentage" office:value="0.294339622641509" calcext:value-type="percentage">
            <text:p>29.43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411</text:p>
          </table:table-cell>
          <table:table-cell office:value-type="float" office:value="2254" calcext:value-type="float">
            <text:p>2254</text:p>
          </table:table-cell>
          <table:table-cell office:value-type="float" office:value="157" calcext:value-type="float">
            <text:p>157</text:p>
          </table:table-cell>
          <table:table-cell office:value-type="float" office:value="497" calcext:value-type="float">
            <text:p>497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formula="of:=[.F5]/[.E5]" office:value-type="percentage" office:value="0.933601609657948" calcext:value-type="percentage">
            <text:p>93.36%</text:p>
          </table:table-cell>
          <table:table-cell table:formula="of:=[.F5]/[.C5]" office:value-type="percentage" office:value="0.205856255545696" calcext:value-type="percentage">
            <text:p>20.59%</text:p>
          </table:table-cell>
          <table:table-cell table:formula="of:=2*([.H5]*[.I5])/([.H5]+[.I5])" office:value-type="percentage" office:value="0.337331879316612" calcext:value-type="percentage">
            <text:p>33.73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819</text:p>
          </table:table-cell>
          <table:table-cell office:value-type="float" office:value="1706" calcext:value-type="float">
            <text:p>1706</text:p>
          </table:table-cell>
          <table:table-cell office:value-type="float" office:value="113" calcext:value-type="float">
            <text:p>113</text:p>
          </table:table-cell>
          <table:table-cell office:value-type="float" office:value="427" calcext:value-type="float">
            <text:p>427</text:p>
          </table:table-cell>
          <table:table-cell office:value-type="float" office:value="398" calcext:value-type="float">
            <text:p>398</text:p>
          </table:table-cell>
          <table:table-cell office:value-type="float" office:value="29" calcext:value-type="float">
            <text:p>29</text:p>
          </table:table-cell>
          <table:table-cell table:formula="of:=[.F6]/[.E6]" office:value-type="percentage" office:value="0.93208430913349" calcext:value-type="percentage">
            <text:p>93.21%</text:p>
          </table:table-cell>
          <table:table-cell table:formula="of:=[.F6]/[.C6]" office:value-type="percentage" office:value="0.233294255568581" calcext:value-type="percentage">
            <text:p>23.33%</text:p>
          </table:table-cell>
          <table:table-cell table:formula="of:=2*([.H6]*[.I6])/([.H6]+[.I6])" office:value-type="percentage" office:value="0.373183309892171" calcext:value-type="percentage">
            <text:p>37.32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429</text:p>
          </table:table-cell>
          <table:table-cell office:value-type="float" office:value="1342" calcext:value-type="float">
            <text:p>1342</text:p>
          </table:table-cell>
          <table:table-cell office:value-type="float" office:value="87" calcext:value-type="float">
            <text:p>87</text:p>
          </table:table-cell>
          <table:table-cell office:value-type="float" office:value="373" calcext:value-type="float">
            <text:p>373</text:p>
          </table:table-cell>
          <table:table-cell office:value-type="float" office:value="347" calcext:value-type="float">
            <text:p>347</text:p>
          </table:table-cell>
          <table:table-cell office:value-type="float" office:value="26" calcext:value-type="float">
            <text:p>26</text:p>
          </table:table-cell>
          <table:table-cell table:formula="of:=[.F7]/[.E7]" office:value-type="percentage" office:value="0.93029490616622" calcext:value-type="percentage">
            <text:p>93.03%</text:p>
          </table:table-cell>
          <table:table-cell table:formula="of:=[.F7]/[.C7]" office:value-type="percentage" office:value="0.258569299552906" calcext:value-type="percentage">
            <text:p>25.86%</text:p>
          </table:table-cell>
          <table:table-cell table:formula="of:=2*([.H7]*[.I7])/([.H7]+[.I7])" office:value-type="percentage" office:value="0.40466472303207" calcext:value-type="percentage">
            <text:p>40.47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165</text:p>
          </table:table-cell>
          <table:table-cell office:value-type="float" office:value="1094" calcext:value-type="float">
            <text:p>1094</text:p>
          </table:table-cell>
          <table:table-cell office:value-type="float" office:value="71" calcext:value-type="float">
            <text:p>71</text:p>
          </table:table-cell>
          <table:table-cell office:value-type="float" office:value="338" calcext:value-type="float">
            <text:p>338</text:p>
          </table:table-cell>
          <table:table-cell office:value-type="float" office:value="314" calcext:value-type="float">
            <text:p>314</text:p>
          </table:table-cell>
          <table:table-cell office:value-type="float" office:value="24" calcext:value-type="float">
            <text:p>24</text:p>
          </table:table-cell>
          <table:table-cell table:formula="of:=[.F8]/[.E8]" office:value-type="percentage" office:value="0.928994082840237" calcext:value-type="percentage">
            <text:p>92.90%</text:p>
          </table:table-cell>
          <table:table-cell table:formula="of:=[.F8]/[.C8]" office:value-type="percentage" office:value="0.287020109689214" calcext:value-type="percentage">
            <text:p>28.70%</text:p>
          </table:table-cell>
          <table:table-cell table:formula="of:=2*([.H8]*[.I8])/([.H8]+[.I8])" office:value-type="percentage" office:value="0.438547486033519" calcext:value-type="percentage">
            <text:p>43.85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float" office:value="902" calcext:value-type="float">
            <text:p>902</text:p>
          </table:table-cell>
          <table:table-cell office:value-type="float" office:value="56" calcext:value-type="float">
            <text:p>56</text:p>
          </table:table-cell>
          <table:table-cell office:value-type="float" office:value="297" calcext:value-type="float">
            <text:p>297</text:p>
          </table:table-cell>
          <table:table-cell office:value-type="float" office:value="275" calcext:value-type="float">
            <text:p>275</text:p>
          </table:table-cell>
          <table:table-cell office:value-type="float" office:value="22" calcext:value-type="float">
            <text:p>22</text:p>
          </table:table-cell>
          <table:table-cell table:formula="of:=[.F9]/[.E9]" office:value-type="percentage" office:value="0.925925925925926" calcext:value-type="percentage">
            <text:p>92.59%</text:p>
          </table:table-cell>
          <table:table-cell table:formula="of:=[.F9]/[.C9]" office:value-type="percentage" office:value="0.304878048780488" calcext:value-type="percentage">
            <text:p>30.49%</text:p>
          </table:table-cell>
          <table:table-cell table:formula="of:=2*([.H9]*[.I9])/([.H9]+[.I9])" office:value-type="percentage" office:value="0.458715596330275" calcext:value-type="percentage">
            <text:p>45.87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float" office:value="778" calcext:value-type="float">
            <text:p>778</text:p>
          </table:table-cell>
          <table:table-cell office:value-type="float" office:value="48" calcext:value-type="float">
            <text:p>48</text:p>
          </table:table-cell>
          <table:table-cell office:value-type="float" office:value="266" calcext:value-type="float">
            <text:p>266</text:p>
          </table:table-cell>
          <table:table-cell office:value-type="float" office:value="248" calcext:value-type="float">
            <text:p>248</text:p>
          </table:table-cell>
          <table:table-cell office:value-type="float" office:value="18" calcext:value-type="float">
            <text:p>18</text:p>
          </table:table-cell>
          <table:table-cell table:formula="of:=[.F10]/[.E10]" office:value-type="percentage" office:value="0.932330827067669" calcext:value-type="percentage">
            <text:p>93.23%</text:p>
          </table:table-cell>
          <table:table-cell table:formula="of:=[.F10]/[.C10]" office:value-type="percentage" office:value="0.318766066838046" calcext:value-type="percentage">
            <text:p>31.88%</text:p>
          </table:table-cell>
          <table:table-cell table:formula="of:=2*([.H10]*[.I10])/([.H10]+[.I10])" office:value-type="percentage" office:value="0.475095785440613" calcext:value-type="percentage">
            <text:p>47.51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float" office:value="687" calcext:value-type="float">
            <text:p>687</text:p>
          </table:table-cell>
          <table:table-cell office:value-type="float" office:value="40" calcext:value-type="float">
            <text:p>40</text:p>
          </table:table-cell>
          <table:table-cell office:value-type="float" office:value="244" calcext:value-type="float">
            <text:p>244</text:p>
          </table:table-cell>
          <table:table-cell office:value-type="float" office:value="228" calcext:value-type="float">
            <text:p>228</text:p>
          </table:table-cell>
          <table:table-cell office:value-type="float" office:value="16" calcext:value-type="float">
            <text:p>16</text:p>
          </table:table-cell>
          <table:table-cell table:formula="of:=[.F11]/[.E11]" office:value-type="percentage" office:value="0.934426229508197" calcext:value-type="percentage">
            <text:p>93.44%</text:p>
          </table:table-cell>
          <table:table-cell table:formula="of:=[.F11]/[.C11]" office:value-type="percentage" office:value="0.331877729257642" calcext:value-type="percentage">
            <text:p>33.19%</text:p>
          </table:table-cell>
          <table:table-cell table:formula="of:=2*([.H11]*[.I11])/([.H11]+[.I11])" office:value-type="percentage" office:value="0.489795918367347" calcext:value-type="percentage">
            <text:p>48.98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float" office:value="613" calcext:value-type="float">
            <text:p>613</text:p>
          </table:table-cell>
          <table:table-cell office:value-type="float" office:value="34" calcext:value-type="float">
            <text:p>34</text:p>
          </table:table-cell>
          <table:table-cell office:value-type="float" office:value="226" calcext:value-type="float">
            <text:p>226</text:p>
          </table:table-cell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table:formula="of:=[.F12]/[.E12]" office:value-type="percentage" office:value="0.929203539823009" calcext:value-type="percentage">
            <text:p>92.92%</text:p>
          </table:table-cell>
          <table:table-cell table:formula="of:=[.F12]/[.C12]" office:value-type="percentage" office:value="0.34257748776509" calcext:value-type="percentage">
            <text:p>34.26%</text:p>
          </table:table-cell>
          <table:table-cell table:formula="of:=2*([.H12]*[.I12])/([.H12]+[.I12])" office:value-type="percentage" office:value="0.500595947556615" calcext:value-type="percentage">
            <text:p>50.06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float" office:value="539" calcext:value-type="float">
            <text:p>539</text:p>
          </table:table-cell>
          <table:table-cell office:value-type="float" office:value="31" calcext:value-type="float">
            <text:p>31</text:p>
          </table:table-cell>
          <table:table-cell office:value-type="float" office:value="207" calcext:value-type="float">
            <text:p>207</text:p>
          </table:table-cell>
          <table:table-cell office:value-type="float" office:value="191" calcext:value-type="float">
            <text:p>191</text:p>
          </table:table-cell>
          <table:table-cell office:value-type="float" office:value="16" calcext:value-type="float">
            <text:p>16</text:p>
          </table:table-cell>
          <table:table-cell table:formula="of:=[.F13]/[.E13]" office:value-type="percentage" office:value="0.922705314009662" calcext:value-type="percentage">
            <text:p>92.27%</text:p>
          </table:table-cell>
          <table:table-cell table:formula="of:=[.F13]/[.C13]" office:value-type="percentage" office:value="0.354359925788497" calcext:value-type="percentage">
            <text:p>35.44%</text:p>
          </table:table-cell>
          <table:table-cell table:formula="of:=2*([.H13]*[.I13])/([.H13]+[.I13])" office:value-type="percentage" office:value="0.512064343163539" calcext:value-type="percentage">
            <text:p>51.21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194" calcext:value-type="float">
            <text:p>194</text:p>
          </table:table-cell>
          <table:table-cell office:value-type="float" office:value="179" calcext:value-type="float">
            <text:p>179</text:p>
          </table:table-cell>
          <table:table-cell office:value-type="float" office:value="15" calcext:value-type="float">
            <text:p>15</text:p>
          </table:table-cell>
          <table:table-cell table:formula="of:=[.F14]/[.E14]" office:value-type="percentage" office:value="0.922680412371134" calcext:value-type="percentage">
            <text:p>92.27%</text:p>
          </table:table-cell>
          <table:table-cell table:formula="of:=[.F14]/[.C14]" office:value-type="percentage" office:value="0.366803278688525" calcext:value-type="percentage">
            <text:p>36.68%</text:p>
          </table:table-cell>
          <table:table-cell table:formula="of:=2*([.H14]*[.I14])/([.H14]+[.I14])" office:value-type="percentage" office:value="0.524926686217009" calcext:value-type="percentage">
            <text:p>52.49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  <table:table-cell office:value-type="float" office:value="178" calcext:value-type="float">
            <text:p>178</text:p>
          </table:table-cell>
          <table:table-cell office:value-type="float" office:value="164" calcext:value-type="float">
            <text:p>164</text:p>
          </table:table-cell>
          <table:table-cell office:value-type="float" office:value="14" calcext:value-type="float">
            <text:p>14</text:p>
          </table:table-cell>
          <table:table-cell table:formula="of:=[.F15]/[.E15]" office:value-type="percentage" office:value="0.921348314606742" calcext:value-type="percentage">
            <text:p>92.13%</text:p>
          </table:table-cell>
          <table:table-cell table:formula="of:=[.F15]/[.C15]" office:value-type="percentage" office:value="0.369369369369369" calcext:value-type="percentage">
            <text:p>36.94%</text:p>
          </table:table-cell>
          <table:table-cell table:formula="of:=2*([.H15]*[.I15])/([.H15]+[.I15])" office:value-type="percentage" office:value="0.527331189710611" calcext:value-type="percentage">
            <text:p>52.73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float" office:value="398" calcext:value-type="float">
            <text:p>398</text:p>
          </table:table-cell>
          <table:table-cell office:value-type="float" office:value="23" calcext:value-type="float">
            <text:p>23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12" calcext:value-type="float">
            <text:p>12</text:p>
          </table:table-cell>
          <table:table-cell table:formula="of:=[.F16]/[.E16]" office:value-type="percentage" office:value="0.927272727272727" calcext:value-type="percentage">
            <text:p>92.73%</text:p>
          </table:table-cell>
          <table:table-cell table:formula="of:=[.F16]/[.C16]" office:value-type="percentage" office:value="0.384422110552764" calcext:value-type="percentage">
            <text:p>38.44%</text:p>
          </table:table-cell>
          <table:table-cell table:formula="of:=2*([.H16]*[.I16])/([.H16]+[.I16])" office:value-type="percentage" office:value="0.543516873889876" calcext:value-type="percentage">
            <text:p>54.35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float" office:value="365" calcext:value-type="float">
            <text:p>365</text:p>
          </table:table-cell>
          <table:table-cell office:value-type="float" office:value="20" calcext:value-type="float">
            <text:p>20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table:formula="of:=[.F17]/[.E17]" office:value-type="percentage" office:value="0.935064935064935" calcext:value-type="percentage">
            <text:p>93.51%</text:p>
          </table:table-cell>
          <table:table-cell table:formula="of:=[.F17]/[.C17]" office:value-type="percentage" office:value="0.394520547945205" calcext:value-type="percentage">
            <text:p>39.45%</text:p>
          </table:table-cell>
          <table:table-cell table:formula="of:=2*([.H17]*[.I17])/([.H17]+[.I17])" office:value-type="percentage" office:value="0.554913294797688" calcext:value-type="percentage">
            <text:p>55.49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table:formula="of:=[.F18]/[.E18]" office:value-type="percentage" office:value="0.930555555555556" calcext:value-type="percentage">
            <text:p>93.06%</text:p>
          </table:table-cell>
          <table:table-cell table:formula="of:=[.F18]/[.C18]" office:value-type="percentage" office:value="0.406060606060606" calcext:value-type="percentage">
            <text:p>40.61%</text:p>
          </table:table-cell>
          <table:table-cell table:formula="of:=2*([.H18]*[.I18])/([.H18]+[.I18])" office:value-type="percentage" office:value="0.565400843881857" calcext:value-type="percentage">
            <text:p>56.54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float" office:value="302" calcext:value-type="float">
            <text:p>302</text:p>
          </table:table-cell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table:formula="of:=[.F19]/[.E19]" office:value-type="percentage" office:value="0.924812030075188" calcext:value-type="percentage">
            <text:p>92.48%</text:p>
          </table:table-cell>
          <table:table-cell table:formula="of:=[.F19]/[.C19]" office:value-type="percentage" office:value="0.407284768211921" calcext:value-type="percentage">
            <text:p>40.73%</text:p>
          </table:table-cell>
          <table:table-cell table:formula="of:=2*([.H19]*[.I19])/([.H19]+[.I19])" office:value-type="percentage" office:value="0.56551724137931" calcext:value-type="percentage">
            <text:p>56.55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table:formula="of:=[.F20]/[.E20]" office:value-type="percentage" office:value="0.928571428571429" calcext:value-type="percentage">
            <text:p>92.86%</text:p>
          </table:table-cell>
          <table:table-cell table:formula="of:=[.F20]/[.C20]" office:value-type="percentage" office:value="0.420863309352518" calcext:value-type="percentage">
            <text:p>42.09%</text:p>
          </table:table-cell>
          <table:table-cell table:formula="of:=2*([.H20]*[.I20])/([.H20]+[.I20])" office:value-type="percentage" office:value="0.579207920792079" calcext:value-type="percentage">
            <text:p>57.92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table:formula="of:=[.F21]/[.E21]" office:value-type="percentage" office:value="0.929824561403509" calcext:value-type="percentage">
            <text:p>92.98%</text:p>
          </table:table-cell>
          <table:table-cell table:formula="of:=[.F21]/[.C21]" office:value-type="percentage" office:value="0.417322834645669" calcext:value-type="percentage">
            <text:p>41.73%</text:p>
          </table:table-cell>
          <table:table-cell table:formula="of:=2*([.H21]*[.I21])/([.H21]+[.I21])" office:value-type="percentage" office:value="0.576086956521739" calcext:value-type="percentage">
            <text:p>57.61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24" office:value-type="string" calcext:value-type="string">
            <text:p>Deniers</text:p>
          </table:table-cell>
          <table:table-cell table:style-name="ce24" office:value-type="string" calcext:value-type="string">
            <text:p>SIGA2</text:p>
          </table:table-cell>
          <table:table-cell table:style-name="ce25" office:value-type="string" calcext:value-type="string">
            <text:p>GSIGA2</text:p>
          </table:table-cell>
          <table:table-cell table:style-name="ce24" office:value-type="string" calcext:value-type="string">
            <text:p>DSIGA2</text:p>
          </table:table-cell>
          <table:table-cell table:style-name="ce10" office:value-type="string" calcext:value-type="string">
            <text:p>Precision</text:p>
          </table:table-cell>
          <table:table-cell table:style-name="ce24" office:value-type="string" calcext:value-type="string">
            <text:p>Recall</text:p>
          </table:table-cell>
          <table:table-cell table:style-name="ce24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24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5760" calcext:value-type="float">
            <text:p>5760</text:p>
          </table:table-cell>
          <table:table-cell table:formula="of:=[.C3]" office:value-type="float" office:value="5337" calcext:value-type="float">
            <text:p>5337</text:p>
          </table:table-cell>
          <table:table-cell table:formula="of:=[.D3]" office:value-type="float" office:value="423" calcext:value-type="float">
            <text:p>423</text:p>
          </table:table-cell>
          <table:table-cell office:value-type="float" office:value="241" calcext:value-type="float">
            <text:p>241</text:p>
          </table:table-cell>
          <table:table-cell office:value-type="float" office:value="225" calcext:value-type="float">
            <text:p>225</text:p>
          </table:table-cell>
          <table:table-cell office:value-type="float" office:value="16" calcext:value-type="float">
            <text:p>16</text:p>
          </table:table-cell>
          <table:table-cell table:formula="of:=[.F26]/[.E26]" office:value-type="percentage" office:value="0.933609958506224" calcext:value-type="percentage">
            <text:p>93.36%</text:p>
          </table:table-cell>
          <table:table-cell table:style-name="ce11" table:formula="of:=[.G26]/[.F26]" office:value-type="percentage" office:value="0.0711111111111111" calcext:value-type="percentage">
            <text:p>7.11%</text:p>
          </table:table-cell>
          <table:table-cell table:formula="of:=2*([.H26]*[.I26])/([.H26]+[.I26])" office:value-type="percentage" office:value="0.132156164534425" calcext:value-type="percentage">
            <text:p>13.22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3343" calcext:value-type="float">
            <text:p>3343</text:p>
          </table:table-cell>
          <table:table-cell table:formula="of:=[.C4]" office:value-type="float" office:value="3124" calcext:value-type="float">
            <text:p>3124</text:p>
          </table:table-cell>
          <table:table-cell table:formula="of:=[.D4]" office:value-type="float" office:value="219" calcext:value-type="float">
            <text:p>219</text:p>
          </table:table-cell>
          <table:table-cell office:value-type="float" office:value="193" calcext:value-type="float">
            <text:p>193</text:p>
          </table:table-cell>
          <table:table-cell office:value-type="float" office:value="182" calcext:value-type="float">
            <text:p>182</text:p>
          </table:table-cell>
          <table:table-cell office:value-type="float" office:value="11" calcext:value-type="float">
            <text:p>11</text:p>
          </table:table-cell>
          <table:table-cell table:formula="of:=[.F27]/[.E27]" office:value-type="percentage" office:value="0.94300518134715" calcext:value-type="percentage">
            <text:p>94.30%</text:p>
          </table:table-cell>
          <table:table-cell table:style-name="ce11" table:formula="of:=[.G27]/[.F27]" office:value-type="percentage" office:value="0.0604395604395604" calcext:value-type="percentage">
            <text:p>6.04%</text:p>
          </table:table-cell>
          <table:table-cell table:formula="of:=2*([.H27]*[.I27])/([.H27]+[.I27])" office:value-type="percentage" office:value="0.113598320424433" calcext:value-type="percentage">
            <text:p>11.36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2411" calcext:value-type="float">
            <text:p>2411</text:p>
          </table:table-cell>
          <table:table-cell table:formula="of:=[.C5]" office:value-type="float" office:value="2254" calcext:value-type="float">
            <text:p>2254</text:p>
          </table:table-cell>
          <table:table-cell table:formula="of:=[.D5]" office:value-type="float" office:value="157" calcext:value-type="float">
            <text:p>157</text:p>
          </table:table-cell>
          <table:table-cell office:value-type="float" office:value="168" calcext:value-type="float">
            <text:p>168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table:formula="of:=[.F28]/[.E28]" office:value-type="percentage" office:value="0.952380952380952" calcext:value-type="percentage">
            <text:p>95.24%</text:p>
          </table:table-cell>
          <table:table-cell table:style-name="ce11" table:formula="of:=[.G28]/[.F28]" office:value-type="percentage" office:value="0.05" calcext:value-type="percentage">
            <text:p>5.00%</text:p>
          </table:table-cell>
          <table:table-cell table:formula="of:=2*([.H28]*[.I28])/([.H28]+[.I28])" office:value-type="percentage" office:value="0.0950118764845606" calcext:value-type="percentage">
            <text:p>9.50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1819" calcext:value-type="float">
            <text:p>1819</text:p>
          </table:table-cell>
          <table:table-cell table:formula="of:=[.C6]" office:value-type="float" office:value="1706" calcext:value-type="float">
            <text:p>1706</text:p>
          </table:table-cell>
          <table:table-cell table:formula="of:=[.D6]" office:value-type="float" office:value="113" calcext:value-type="float">
            <text:p>113</text:p>
          </table:table-cell>
          <table:table-cell office:value-type="float" office:value="151" calcext:value-type="float">
            <text:p>151</text:p>
          </table:table-cell>
          <table:table-cell office:value-type="float" office:value="143" calcext:value-type="float">
            <text:p>143</text:p>
          </table:table-cell>
          <table:table-cell office:value-type="float" office:value="8" calcext:value-type="float">
            <text:p>8</text:p>
          </table:table-cell>
          <table:table-cell table:formula="of:=[.F29]/[.E29]" office:value-type="percentage" office:value="0.947019867549669" calcext:value-type="percentage">
            <text:p>94.70%</text:p>
          </table:table-cell>
          <table:table-cell table:style-name="ce11" table:formula="of:=[.G29]/[.F29]" office:value-type="percentage" office:value="0.0559440559440559" calcext:value-type="percentage">
            <text:p>5.59%</text:p>
          </table:table-cell>
          <table:table-cell table:formula="of:=2*([.H29]*[.I29])/([.H29]+[.I29])" office:value-type="percentage" office:value="0.10564713487556" calcext:value-type="percentage">
            <text:p>10.56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1429" calcext:value-type="float">
            <text:p>1429</text:p>
          </table:table-cell>
          <table:table-cell table:formula="of:=[.C7]" office:value-type="float" office:value="1342" calcext:value-type="float">
            <text:p>1342</text:p>
          </table:table-cell>
          <table:table-cell table:formula="of:=[.D7]" office:value-type="float" office:value="87" calcext:value-type="float">
            <text:p>87</text:p>
          </table:table-cell>
          <table:table-cell office:value-type="float" office:value="131" calcext:value-type="float">
            <text:p>131</text:p>
          </table:table-cell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table:formula="of:=[.F30]/[.E30]" office:value-type="percentage" office:value="0.946564885496183" calcext:value-type="percentage">
            <text:p>94.66%</text:p>
          </table:table-cell>
          <table:table-cell table:style-name="ce11" table:formula="of:=[.G30]/[.F30]" office:value-type="percentage" office:value="0.0564516129032258" calcext:value-type="percentage">
            <text:p>5.65%</text:p>
          </table:table-cell>
          <table:table-cell table:formula="of:=2*([.H30]*[.I30])/([.H30]+[.I30])" office:value-type="percentage" office:value="0.106548824648622" calcext:value-type="percentage">
            <text:p>10.65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1165" calcext:value-type="float">
            <text:p>1165</text:p>
          </table:table-cell>
          <table:table-cell table:formula="of:=[.C8]" office:value-type="float" office:value="1094" calcext:value-type="float">
            <text:p>1094</text:p>
          </table:table-cell>
          <table:table-cell table:formula="of:=[.D8]" office:value-type="float" office:value="71" calcext:value-type="float">
            <text:p>71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formula="of:=[.F31]/[.E31]" office:value-type="percentage" office:value="0.95" calcext:value-type="percentage">
            <text:p>95.00%</text:p>
          </table:table-cell>
          <table:table-cell table:style-name="ce11" table:formula="of:=[.G31]/[.F31]" office:value-type="percentage" office:value="0.0526315789473684" calcext:value-type="percentage">
            <text:p>5.26%</text:p>
          </table:table-cell>
          <table:table-cell table:formula="of:=2*([.H31]*[.I31])/([.H31]+[.I31])" office:value-type="percentage" office:value="0.0997375328083989" calcext:value-type="percentage">
            <text:p>9.97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958" calcext:value-type="float">
            <text:p>958</text:p>
          </table:table-cell>
          <table:table-cell table:formula="of:=[.C9]" office:value-type="float" office:value="902" calcext:value-type="float">
            <text:p>902</text:p>
          </table:table-cell>
          <table:table-cell table:formula="of:=[.D9]"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formula="of:=[.F32]/[.E32]" office:value-type="percentage" office:value="0.943396226415094" calcext:value-type="percentage">
            <text:p>94.34%</text:p>
          </table:table-cell>
          <table:table-cell table:style-name="ce11" table:formula="of:=[.G32]/[.F32]" office:value-type="percentage" office:value="0.06" calcext:value-type="percentage">
            <text:p>6.00%</text:p>
          </table:table-cell>
          <table:table-cell table:formula="of:=2*([.H32]*[.I32])/([.H32]+[.I32])" office:value-type="percentage" office:value="0.112824370063934" calcext:value-type="percentage">
            <text:p>11.28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826" calcext:value-type="float">
            <text:p>826</text:p>
          </table:table-cell>
          <table:table-cell table:formula="of:=[.C10]" office:value-type="float" office:value="778" calcext:value-type="float">
            <text:p>778</text:p>
          </table:table-cell>
          <table:table-cell table:formula="of:=[.D10]"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table:formula="of:=[.F33]/[.E33]" office:value-type="percentage" office:value="0.936170212765957" calcext:value-type="percentage">
            <text:p>93.62%</text:p>
          </table:table-cell>
          <table:table-cell table:style-name="ce11" table:formula="of:=[.G33]/[.F33]" office:value-type="percentage" office:value="0.0681818181818182" calcext:value-type="percentage">
            <text:p>6.82%</text:p>
          </table:table-cell>
          <table:table-cell table:formula="of:=2*([.H33]*[.I33])/([.H33]+[.I33])" office:value-type="percentage" office:value="0.127106403466538" calcext:value-type="percentage">
            <text:p>12.71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727" calcext:value-type="float">
            <text:p>727</text:p>
          </table:table-cell>
          <table:table-cell table:formula="of:=[.C11]" office:value-type="float" office:value="687" calcext:value-type="float">
            <text:p>687</text:p>
          </table:table-cell>
          <table:table-cell table:formula="of:=[.D11]"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formula="of:=[.F34]/[.E34]" office:value-type="percentage" office:value="0.943181818181818" calcext:value-type="percentage">
            <text:p>94.32%</text:p>
          </table:table-cell>
          <table:table-cell table:style-name="ce11" table:formula="of:=[.G34]/[.F34]" office:value-type="percentage" office:value="0.0602409638554217" calcext:value-type="percentage">
            <text:p>6.02%</text:p>
          </table:table-cell>
          <table:table-cell table:formula="of:=2*([.H34]*[.I34])/([.H34]+[.I34])" office:value-type="percentage" office:value="0.113248737890572" calcext:value-type="percentage">
            <text:p>11.32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647" calcext:value-type="float">
            <text:p>647</text:p>
          </table:table-cell>
          <table:table-cell table:formula="of:=[.C12]" office:value-type="float" office:value="613" calcext:value-type="float">
            <text:p>613</text:p>
          </table:table-cell>
          <table:table-cell table:formula="of:=[.D12]"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[.F35]/[.E35]" office:value-type="percentage" office:value="0.939024390243902" calcext:value-type="percentage">
            <text:p>93.90%</text:p>
          </table:table-cell>
          <table:table-cell table:style-name="ce11" table:formula="of:=[.G35]/[.F35]" office:value-type="percentage" office:value="0.0649350649350649" calcext:value-type="percentage">
            <text:p>6.49%</text:p>
          </table:table-cell>
          <table:table-cell table:formula="of:=2*([.H35]*[.I35])/([.H35]+[.I35])" office:value-type="percentage" office:value="0.121470263448493" calcext:value-type="percentage">
            <text:p>12.15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570" calcext:value-type="float">
            <text:p>570</text:p>
          </table:table-cell>
          <table:table-cell table:formula="of:=[.C13]" office:value-type="float" office:value="539" calcext:value-type="float">
            <text:p>539</text:p>
          </table:table-cell>
          <table:table-cell table:formula="of:=[.D13]"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[.F36]/[.E36]" office:value-type="percentage" office:value="0.934210526315789" calcext:value-type="percentage">
            <text:p>93.42%</text:p>
          </table:table-cell>
          <table:table-cell table:style-name="ce11" table:formula="of:=[.G36]/[.F36]" office:value-type="percentage" office:value="0.0704225352112676" calcext:value-type="percentage">
            <text:p>7.04%</text:p>
          </table:table-cell>
          <table:table-cell table:formula="of:=2*([.H36]*[.I36])/([.H36]+[.I36])" office:value-type="percentage" office:value="0.130972145360635" calcext:value-type="percentage">
            <text:p>13.10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514" calcext:value-type="float">
            <text:p>514</text:p>
          </table:table-cell>
          <table:table-cell table:formula="of:=[.C14]" office:value-type="float" office:value="488" calcext:value-type="float">
            <text:p>488</text:p>
          </table:table-cell>
          <table:table-cell table:formula="of:=[.D14]"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formula="of:=[.F37]/[.E37]" office:value-type="percentage" office:value="0.945205479452055" calcext:value-type="percentage">
            <text:p>94.52%</text:p>
          </table:table-cell>
          <table:table-cell table:style-name="ce11" table:formula="of:=[.G37]/[.F37]" office:value-type="percentage" office:value="0.0579710144927536" calcext:value-type="percentage">
            <text:p>5.80%</text:p>
          </table:table-cell>
          <table:table-cell table:formula="of:=2*([.H37]*[.I37])/([.H37]+[.I37])" office:value-type="percentage" office:value="0.109242034434989" calcext:value-type="percentage">
            <text:p>10.92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469" calcext:value-type="float">
            <text:p>469</text:p>
          </table:table-cell>
          <table:table-cell table:formula="of:=[.C15]" office:value-type="float" office:value="444" calcext:value-type="float">
            <text:p>444</text:p>
          </table:table-cell>
          <table:table-cell table:formula="of:=[.D15]"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formula="of:=[.F38]/[.E38]" office:value-type="percentage" office:value="0.940298507462687" calcext:value-type="percentage">
            <text:p>94.03%</text:p>
          </table:table-cell>
          <table:table-cell table:style-name="ce11" table:formula="of:=[.G38]/[.F38]" office:value-type="percentage" office:value="0.0634920634920635" calcext:value-type="percentage">
            <text:p>6.35%</text:p>
          </table:table-cell>
          <table:table-cell table:formula="of:=2*([.H38]*[.I38])/([.H38]+[.I38])" office:value-type="percentage" office:value="0.118952088742034" calcext:value-type="percentage">
            <text:p>11.90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421" calcext:value-type="float">
            <text:p>421</text:p>
          </table:table-cell>
          <table:table-cell table:formula="of:=[.C16]" office:value-type="float" office:value="398" calcext:value-type="float">
            <text:p>398</text:p>
          </table:table-cell>
          <table:table-cell table:formula="of:=[.D16]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F39]/[.E39]" office:value-type="percentage" office:value="0.952380952380952" calcext:value-type="percentage">
            <text:p>95.24%</text:p>
          </table:table-cell>
          <table:table-cell table:style-name="ce11" table:formula="of:=[.G39]/[.F39]" office:value-type="percentage" office:value="0.05" calcext:value-type="percentage">
            <text:p>5.00%</text:p>
          </table:table-cell>
          <table:table-cell table:formula="of:=2*([.H39]*[.I39])/([.H39]+[.I39])" office:value-type="percentage" office:value="0.0950118764845606" calcext:value-type="percentage">
            <text:p>9.50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385" calcext:value-type="float">
            <text:p>385</text:p>
          </table:table-cell>
          <table:table-cell table:formula="of:=[.C17]" office:value-type="float" office:value="365" calcext:value-type="float">
            <text:p>365</text:p>
          </table:table-cell>
          <table:table-cell table:formula="of:=[.D17]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F40]/[.E40]" office:value-type="percentage" office:value="0.966666666666667" calcext:value-type="percentage">
            <text:p>96.67%</text:p>
          </table:table-cell>
          <table:table-cell table:style-name="ce11" table:formula="of:=[.G40]/[.F40]" office:value-type="percentage" office:value="0.0344827586206897" calcext:value-type="percentage">
            <text:p>3.45%</text:p>
          </table:table-cell>
          <table:table-cell table:formula="of:=2*([.H40]*[.I40])/([.H40]+[.I40])" office:value-type="percentage" office:value="0.0665901262916188" calcext:value-type="percentage">
            <text:p>6.66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349" calcext:value-type="float">
            <text:p>349</text:p>
          </table:table-cell>
          <table:table-cell table:formula="of:=[.C18]" office:value-type="float" office:value="330" calcext:value-type="float">
            <text:p>330</text:p>
          </table:table-cell>
          <table:table-cell table:formula="of:=[.D18]"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F41]/[.E41]" office:value-type="percentage" office:value="0.96551724137931" calcext:value-type="percentage">
            <text:p>96.55%</text:p>
          </table:table-cell>
          <table:table-cell table:style-name="ce11" table:formula="of:=[.G41]/[.F41]" office:value-type="percentage" office:value="0.0357142857142857" calcext:value-type="percentage">
            <text:p>3.57%</text:p>
          </table:table-cell>
          <table:table-cell table:formula="of:=2*([.H41]*[.I41])/([.H41]+[.I41])" office:value-type="percentage" office:value="0.0688806888068881" calcext:value-type="percentage">
            <text:p>6.89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321" calcext:value-type="float">
            <text:p>321</text:p>
          </table:table-cell>
          <table:table-cell table:formula="of:=[.C19]" office:value-type="float" office:value="302" calcext:value-type="float">
            <text:p>302</text:p>
          </table:table-cell>
          <table:table-cell table:formula="of:=[.D19]"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F42]/[.E42]" office:value-type="percentage" office:value="0.963636363636364" calcext:value-type="percentage">
            <text:p>96.36%</text:p>
          </table:table-cell>
          <table:table-cell table:style-name="ce11" table:formula="of:=[.G42]/[.F42]" office:value-type="percentage" office:value="0.0377358490566038" calcext:value-type="percentage">
            <text:p>3.77%</text:p>
          </table:table-cell>
          <table:table-cell table:formula="of:=2*([.H42]*[.I42])/([.H42]+[.I42])" office:value-type="percentage" office:value="0.0726276121959575" calcext:value-type="percentage">
            <text:p>7.26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296" calcext:value-type="float">
            <text:p>296</text:p>
          </table:table-cell>
          <table:table-cell table:formula="of:=[.C20]" office:value-type="float" office:value="278" calcext:value-type="float">
            <text:p>278</text:p>
          </table:table-cell>
          <table:table-cell table:formula="of:=[.D20]"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F43]/[.E43]" office:value-type="percentage" office:value="0.98" calcext:value-type="percentage">
            <text:p>98.00%</text:p>
          </table:table-cell>
          <table:table-cell table:style-name="ce11" table:formula="of:=[.G43]/[.F43]" office:value-type="percentage" office:value="0.0204081632653061" calcext:value-type="percentage">
            <text:p>2.04%</text:p>
          </table:table-cell>
          <table:table-cell table:formula="of:=2*([.H43]*[.I43])/([.H43]+[.I43])" office:value-type="percentage" office:value="0.0399836801305589" calcext:value-type="percentage">
            <text:p>4.00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269" calcext:value-type="float">
            <text:p>269</text:p>
          </table:table-cell>
          <table:table-cell table:formula="of:=[.C21]" office:value-type="float" office:value="254" calcext:value-type="float">
            <text:p>254</text:p>
          </table:table-cell>
          <table:table-cell table:formula="of:=[.D21]"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F44]/[.E44]" office:value-type="percentage" office:value="0.979166666666667" calcext:value-type="percentage">
            <text:p>97.92%</text:p>
          </table:table-cell>
          <table:table-cell table:style-name="ce11" table:formula="of:=[.G44]/[.F44]" office:value-type="percentage" office:value="0.0212765957446808" calcext:value-type="percentage">
            <text:p>2.13%</text:p>
          </table:table-cell>
          <table:table-cell table:formula="of:=2*([.H44]*[.I44])/([.H44]+[.I44])" office:value-type="percentage" office:value="0.0416482055826318" calcext:value-type="percentage">
            <text:p>4.16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1-SYNS" table:style-name="ta1">
        <table:shapes>
          <draw:frame draw:z-index="0" draw:style-name="gr1" draw:text-style-name="P1" svg:width="16.01cm" svg:height="8.999cm" svg:x="-39.061cm" svg:y="0.6cm">
            <draw:object draw:notify-on-update-of-ranges="'INFER-1-SYNS'.A2:'INFER-1-SYNS'.A2 'INFER-1-SYNS'.A3:'INFER-1-SYNS'.A3 'INFER-1-SYNS'.A4:'INFER-1-SYNS'.A4 'INFER-1-SYNS'.A5:'INFER-1-SYNS'.A5 'INFER-1-SYNS'.A6:'INFER-1-SYNS'.A6 'INFER-1-SYNS'.A7:'INFER-1-SYNS'.A7 'INFER-1-SYNS'.A8:'INFER-1-SYNS'.A8 'INFER-1-SYNS'.A9:'INFER-1-SYNS'.A9 'INFER-1-SYNS'.A10:'INFER-1-SYNS'.A10 'INFER-1-SYNS'.A11:'INFER-1-SYNS'.A11 'INFER-1-SYNS'.A12:'INFER-1-SYNS'.A12 'INFER-1-SYNS'.A13:'INFER-1-SYNS'.A13 'INFER-1-SYNS'.A14:'INFER-1-SYNS'.A14 'INFER-1-SYNS'.A15:'INFER-1-SYNS'.A15 'INFER-1-SYNS'.A16:'INFER-1-SYNS'.A16 'INFER-1-SYNS'.A17:'INFER-1-SYNS'.A17 'INFER-1-SYNS'.A18:'INFER-1-SYNS'.A18 'INFER-1-SYNS'.A19:'INFER-1-SYNS'.A19 'INFER-1-SYNS'.A20:'INFER-1-SYNS'.A20 'INFER-1-SYNS'.A21:'INFER-1-SYNS'.A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INFER-1-SYNS'.I3:'INFER-1-SYNS'.I21 'INFER-1-SYNS'.A1:'INFER-1-SYNS'.A1 'INFER-1-SYNS'.H3:'INFER-1-SYNS'.H21 'INFER-1-SYNS'.I26:'INFER-1-SYNS'.I44 'INFER-1-SYNS'.A1:'INFER-1-SYNS'.A1 'INFER-1-SYNS'.H26:'INFER-1-SYNS'.H4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INFER-1-SYNS'.J2:'INFER-1-SYNS'.J21 'INFER-1-BASE'.A1:'INFER-1-BASE'.A1 'INFER-1-SYNS'.J25:'INFER-1-SYNS'.J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INFER-1-SYNS'.I3:'INFER-1-SYNS'.I21 'INFER-1-BASE'.A1:'INFER-1-BASE'.A1 'INFER-1-SYNS'.H3:'INFER-1-SYNS'.H21 'INFER-1-SYNS'.I26:'INFER-1-SYNS'.I44 'INFER-1-BASE'.A1:'INFER-1-BASE'.A1 'INFER-1-SYNS'.H26:'INFER-1-SYNS'.H4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24" office:value-type="string" calcext:value-type="string">
            <text:p>Deniers</text:p>
          </table:table-cell>
          <table:table-cell table:style-name="ce24" office:value-type="string" calcext:value-type="string">
            <text:p>WIGA1</text:p>
          </table:table-cell>
          <table:table-cell table:style-name="ce25" office:value-type="string" calcext:value-type="string">
            <text:p>GWIGA1</text:p>
          </table:table-cell>
          <table:table-cell table:style-name="ce24" office:value-type="string" calcext:value-type="string">
            <text:p>DWIGA1</text:p>
          </table:table-cell>
          <table:table-cell table:style-name="ce10" office:value-type="string" calcext:value-type="string">
            <text:p>Precision</text:p>
          </table:table-cell>
          <table:table-cell table:style-name="ce24" office:value-type="string" calcext:value-type="string">
            <text:p>Recall</text:p>
          </table:table-cell>
          <table:table-cell table:style-name="ce24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1</text:p>
          </table:table-cell>
          <table:covered-table-cell table:number-columns-repeated="5" table:style-name="ce17"/>
          <table:covered-table-cell table:style-name="ce24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760</text:p>
          </table:table-cell>
          <table:table-cell office:value-type="float" office:value="5337" calcext:value-type="float">
            <text:p>5337</text:p>
          </table:table-cell>
          <table:table-cell office:value-type="float" office:value="423" calcext:value-type="float">
            <text:p>423</text:p>
          </table:table-cell>
          <table:table-cell office:value-type="float" office:value="181" calcext:value-type="float">
            <text:p>181</text:p>
          </table:table-cell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  <table:table-cell table:formula="of:=[.F3]/[.E3]" office:value-type="percentage" office:value="0.878453038674033" calcext:value-type="percentage">
            <text:p>87.85%</text:p>
          </table:table-cell>
          <table:table-cell table:formula="of:=[.F3]/[.C3]" office:value-type="percentage" office:value="0.0297920179876335" calcext:value-type="percentage">
            <text:p>2.98%</text:p>
          </table:table-cell>
          <table:table-cell table:formula="of:=2*([.H3]*[.I3])/([.H3]+[.I3])" office:value-type="percentage" office:value="0.0576295759333092" calcext:value-type="percentage">
            <text:p>5.76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343</text:p>
          </table:table-cell>
          <table:table-cell office:value-type="float" office:value="3124" calcext:value-type="float">
            <text:p>3124</text:p>
          </table:table-cell>
          <table:table-cell office:value-type="float" office:value="219" calcext:value-type="float">
            <text:p>219</text:p>
          </table:table-cell>
          <table:table-cell office:value-type="float" office:value="150" calcext:value-type="float">
            <text:p>150</text:p>
          </table:table-cell>
          <table:table-cell office:value-type="float" office:value="134" calcext:value-type="float">
            <text:p>134</text:p>
          </table:table-cell>
          <table:table-cell office:value-type="float" office:value="16" calcext:value-type="float">
            <text:p>16</text:p>
          </table:table-cell>
          <table:table-cell table:formula="of:=[.F4]/[.E4]" office:value-type="percentage" office:value="0.893333333333333" calcext:value-type="percentage">
            <text:p>89.33%</text:p>
          </table:table-cell>
          <table:table-cell table:formula="of:=[.F4]/[.C4]" office:value-type="percentage" office:value="0.0428937259923175" calcext:value-type="percentage">
            <text:p>4.29%</text:p>
          </table:table-cell>
          <table:table-cell table:formula="of:=2*([.H4]*[.I4])/([.H4]+[.I4])" office:value-type="percentage" office:value="0.081857055589493" calcext:value-type="percentage">
            <text:p>8.19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411</text:p>
          </table:table-cell>
          <table:table-cell office:value-type="float" office:value="2254" calcext:value-type="float">
            <text:p>2254</text:p>
          </table:table-cell>
          <table:table-cell office:value-type="float" office:value="157" calcext:value-type="float">
            <text:p>157</text:p>
          </table:table-cell>
          <table:table-cell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formula="of:=[.F5]/[.E5]" office:value-type="percentage" office:value="0.909090909090909" calcext:value-type="percentage">
            <text:p>90.91%</text:p>
          </table:table-cell>
          <table:table-cell table:formula="of:=[.F5]/[.C5]" office:value-type="percentage" office:value="0.0532386867790595" calcext:value-type="percentage">
            <text:p>5.32%</text:p>
          </table:table-cell>
          <table:table-cell table:formula="of:=2*([.H5]*[.I5])/([.H5]+[.I5])" office:value-type="percentage" office:value="0.100586756077117" calcext:value-type="percentage">
            <text:p>10.06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819</text:p>
          </table:table-cell>
          <table:table-cell office:value-type="float" office:value="1706" calcext:value-type="float">
            <text:p>1706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table:formula="of:=[.F6]/[.E6]" office:value-type="percentage" office:value="0.898305084745763" calcext:value-type="percentage">
            <text:p>89.83%</text:p>
          </table:table-cell>
          <table:table-cell table:formula="of:=[.F6]/[.C6]" office:value-type="percentage" office:value="0.0621336459554514" calcext:value-type="percentage">
            <text:p>6.21%</text:p>
          </table:table-cell>
          <table:table-cell table:formula="of:=2*([.H6]*[.I6])/([.H6]+[.I6])" office:value-type="percentage" office:value="0.116228070175439" calcext:value-type="percentage">
            <text:p>11.62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429</text:p>
          </table:table-cell>
          <table:table-cell office:value-type="float" office:value="1342" calcext:value-type="float">
            <text:p>1342</text:p>
          </table:table-cell>
          <table:table-cell office:value-type="float" office:value="87" calcext:value-type="float">
            <text:p>87</text:p>
          </table:table-cell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table:formula="of:=[.F7]/[.E7]" office:value-type="percentage" office:value="0.89908256880734" calcext:value-type="percentage">
            <text:p>89.91%</text:p>
          </table:table-cell>
          <table:table-cell table:formula="of:=[.F7]/[.C7]" office:value-type="percentage" office:value="0.0730253353204173" calcext:value-type="percentage">
            <text:p>7.30%</text:p>
          </table:table-cell>
          <table:table-cell table:formula="of:=2*([.H7]*[.I7])/([.H7]+[.I7])" office:value-type="percentage" office:value="0.135079255685734" calcext:value-type="percentage">
            <text:p>13.51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165</text:p>
          </table:table-cell>
          <table:table-cell office:value-type="float" office:value="1094" calcext:value-type="float">
            <text:p>1094</text:p>
          </table:table-cell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table:formula="of:=[.F8]/[.E8]" office:value-type="percentage" office:value="0.901960784313726" calcext:value-type="percentage">
            <text:p>90.20%</text:p>
          </table:table-cell>
          <table:table-cell table:formula="of:=[.F8]/[.C8]" office:value-type="percentage" office:value="0.0840950639853748" calcext:value-type="percentage">
            <text:p>8.41%</text:p>
          </table:table-cell>
          <table:table-cell table:formula="of:=2*([.H8]*[.I8])/([.H8]+[.I8])" office:value-type="percentage" office:value="0.153846153846154" calcext:value-type="percentage">
            <text:p>15.38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float" office:value="902" calcext:value-type="float">
            <text:p>902</text:p>
          </table:table-cell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[.F9]/[.E9]" office:value-type="percentage" office:value="0.902173913043478" calcext:value-type="percentage">
            <text:p>90.22%</text:p>
          </table:table-cell>
          <table:table-cell table:formula="of:=[.F9]/[.C9]" office:value-type="percentage" office:value="0.0920177383592018" calcext:value-type="percentage">
            <text:p>9.20%</text:p>
          </table:table-cell>
          <table:table-cell table:formula="of:=2*([.H9]*[.I9])/([.H9]+[.I9])" office:value-type="percentage" office:value="0.167002012072435" calcext:value-type="percentage">
            <text:p>16.70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float" office:value="778" calcext:value-type="float">
            <text:p>778</text:p>
          </table:table-cell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formula="of:=[.F10]/[.E10]" office:value-type="percentage" office:value="0.930232558139535" calcext:value-type="percentage">
            <text:p>93.02%</text:p>
          </table:table-cell>
          <table:table-cell table:formula="of:=[.F10]/[.C10]" office:value-type="percentage" office:value="0.102827763496144" calcext:value-type="percentage">
            <text:p>10.28%</text:p>
          </table:table-cell>
          <table:table-cell table:formula="of:=2*([.H10]*[.I10])/([.H10]+[.I10])" office:value-type="percentage" office:value="0.185185185185185" calcext:value-type="percentage">
            <text:p>18.52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float" office:value="687" calcext:value-type="float">
            <text:p>687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[.F11]/[.E11]" office:value-type="percentage" office:value="0.948717948717949" calcext:value-type="percentage">
            <text:p>94.87%</text:p>
          </table:table-cell>
          <table:table-cell table:formula="of:=[.F11]/[.C11]" office:value-type="percentage" office:value="0.107714701601164" calcext:value-type="percentage">
            <text:p>10.77%</text:p>
          </table:table-cell>
          <table:table-cell table:formula="of:=2*([.H11]*[.I11])/([.H11]+[.I11])" office:value-type="percentage" office:value="0.193464052287582" calcext:value-type="percentage">
            <text:p>19.35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float" office:value="613" calcext:value-type="float">
            <text:p>613</text:p>
          </table:table-cell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formula="of:=[.F12]/[.E12]" office:value-type="percentage" office:value="0.945205479452055" calcext:value-type="percentage">
            <text:p>94.52%</text:p>
          </table:table-cell>
          <table:table-cell table:formula="of:=[.F12]/[.C12]" office:value-type="percentage" office:value="0.112561174551387" calcext:value-type="percentage">
            <text:p>11.26%</text:p>
          </table:table-cell>
          <table:table-cell table:formula="of:=2*([.H12]*[.I12])/([.H12]+[.I12])" office:value-type="percentage" office:value="0.201166180758017" calcext:value-type="percentage">
            <text:p>20.12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float" office:value="539" calcext:value-type="float">
            <text:p>539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formula="of:=[.F13]/[.E13]" office:value-type="percentage" office:value="0.939393939393939" calcext:value-type="percentage">
            <text:p>93.94%</text:p>
          </table:table-cell>
          <table:table-cell table:formula="of:=[.F13]/[.C13]" office:value-type="percentage" office:value="0.115027829313544" calcext:value-type="percentage">
            <text:p>11.50%</text:p>
          </table:table-cell>
          <table:table-cell table:formula="of:=2*([.H13]*[.I13])/([.H13]+[.I13])" office:value-type="percentage" office:value="0.20495867768595" calcext:value-type="percentage">
            <text:p>20.50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formula="of:=[.F14]/[.E14]" office:value-type="percentage" office:value="0.938461538461538" calcext:value-type="percentage">
            <text:p>93.85%</text:p>
          </table:table-cell>
          <table:table-cell table:formula="of:=[.F14]/[.C14]" office:value-type="percentage" office:value="0.125" calcext:value-type="percentage">
            <text:p>12.50%</text:p>
          </table:table-cell>
          <table:table-cell table:formula="of:=2*([.H14]*[.I14])/([.H14]+[.I14])" office:value-type="percentage" office:value="0.220614828209765" calcext:value-type="percentage">
            <text:p>22.06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formula="of:=[.F15]/[.E15]" office:value-type="percentage" office:value="0.934426229508197" calcext:value-type="percentage">
            <text:p>93.44%</text:p>
          </table:table-cell>
          <table:table-cell table:formula="of:=[.F15]/[.C15]" office:value-type="percentage" office:value="0.128378378378378" calcext:value-type="percentage">
            <text:p>12.84%</text:p>
          </table:table-cell>
          <table:table-cell table:formula="of:=2*([.H15]*[.I15])/([.H15]+[.I15])" office:value-type="percentage" office:value="0.225742574257426" calcext:value-type="percentage">
            <text:p>22.57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float" office:value="398" calcext:value-type="float">
            <text:p>398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[.F16]/[.E16]" office:value-type="percentage" office:value="0.947368421052632" calcext:value-type="percentage">
            <text:p>94.74%</text:p>
          </table:table-cell>
          <table:table-cell table:formula="of:=[.F16]/[.C16]" office:value-type="percentage" office:value="0.135678391959799" calcext:value-type="percentage">
            <text:p>13.57%</text:p>
          </table:table-cell>
          <table:table-cell table:formula="of:=2*([.H16]*[.I16])/([.H16]+[.I16])" office:value-type="percentage" office:value="0.237362637362637" calcext:value-type="percentage">
            <text:p>23.74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float" office:value="365" calcext:value-type="float">
            <text:p>365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[.F17]/[.E17]" office:value-type="percentage" office:value="0.962264150943396" calcext:value-type="percentage">
            <text:p>96.23%</text:p>
          </table:table-cell>
          <table:table-cell table:formula="of:=[.F17]/[.C17]" office:value-type="percentage" office:value="0.13972602739726" calcext:value-type="percentage">
            <text:p>13.97%</text:p>
          </table:table-cell>
          <table:table-cell table:formula="of:=2*([.H17]*[.I17])/([.H17]+[.I17])" office:value-type="percentage" office:value="0.244019138755981" calcext:value-type="percentage">
            <text:p>24.40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[.F18]/[.E18]" office:value-type="percentage" office:value="0.959183673469388" calcext:value-type="percentage">
            <text:p>95.92%</text:p>
          </table:table-cell>
          <table:table-cell table:formula="of:=[.F18]/[.C18]" office:value-type="percentage" office:value="0.142424242424242" calcext:value-type="percentage">
            <text:p>14.24%</text:p>
          </table:table-cell>
          <table:table-cell table:formula="of:=2*([.H18]*[.I18])/([.H18]+[.I18])" office:value-type="percentage" office:value="0.24802110817942" calcext:value-type="percentage">
            <text:p>24.80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float" office:value="302" calcext:value-type="float">
            <text:p>302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[.F19]/[.E19]" office:value-type="percentage" office:value="0.955555555555556" calcext:value-type="percentage">
            <text:p>95.56%</text:p>
          </table:table-cell>
          <table:table-cell table:formula="of:=[.F19]/[.C19]" office:value-type="percentage" office:value="0.142384105960265" calcext:value-type="percentage">
            <text:p>14.24%</text:p>
          </table:table-cell>
          <table:table-cell table:formula="of:=2*([.H19]*[.I19])/([.H19]+[.I19])" office:value-type="percentage" office:value="0.247838616714697" calcext:value-type="percentage">
            <text:p>24.78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F20]/[.E20]" office:value-type="percentage" office:value="0.976744186046512" calcext:value-type="percentage">
            <text:p>97.67%</text:p>
          </table:table-cell>
          <table:table-cell table:formula="of:=[.F20]/[.C20]" office:value-type="percentage" office:value="0.151079136690647" calcext:value-type="percentage">
            <text:p>15.11%</text:p>
          </table:table-cell>
          <table:table-cell table:formula="of:=2*([.H20]*[.I20])/([.H20]+[.I20])" office:value-type="percentage" office:value="0.261682242990654" calcext:value-type="percentage">
            <text:p>26.17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F21]/[.E21]" office:value-type="percentage" office:value="0.974358974358974" calcext:value-type="percentage">
            <text:p>97.44%</text:p>
          </table:table-cell>
          <table:table-cell table:formula="of:=[.F21]/[.C21]" office:value-type="percentage" office:value="0.149606299212598" calcext:value-type="percentage">
            <text:p>14.96%</text:p>
          </table:table-cell>
          <table:table-cell table:formula="of:=2*([.H21]*[.I21])/([.H21]+[.I21])" office:value-type="percentage" office:value="0.25938566552901" calcext:value-type="percentage">
            <text:p>25.94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24" office:value-type="string" calcext:value-type="string">
            <text:p>Deniers</text:p>
          </table:table-cell>
          <table:table-cell table:style-name="ce24" office:value-type="string" calcext:value-type="string">
            <text:p>SIGA1</text:p>
          </table:table-cell>
          <table:table-cell table:style-name="ce25" office:value-type="string" calcext:value-type="string">
            <text:p>GSIGA1</text:p>
          </table:table-cell>
          <table:table-cell table:style-name="ce24" office:value-type="string" calcext:value-type="string">
            <text:p>DSIGA1</text:p>
          </table:table-cell>
          <table:table-cell table:style-name="ce10" office:value-type="string" calcext:value-type="string">
            <text:p>Precision</text:p>
          </table:table-cell>
          <table:table-cell table:style-name="ce24" office:value-type="string" calcext:value-type="string">
            <text:p>Recall</text:p>
          </table:table-cell>
          <table:table-cell table:style-name="ce24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24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5760" calcext:value-type="float">
            <text:p>5760</text:p>
          </table:table-cell>
          <table:table-cell table:formula="of:=[.C3]" office:value-type="float" office:value="5337" calcext:value-type="float">
            <text:p>5337</text:p>
          </table:table-cell>
          <table:table-cell table:formula="of:=[.D3]" office:value-type="float" office:value="423" calcext:value-type="float">
            <text:p>423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formula="of:=[.F26]/[.E26]" office:value-type="percentage" office:value="0.864406779661017" calcext:value-type="percentage">
            <text:p>86.44%</text:p>
          </table:table-cell>
          <table:table-cell table:style-name="ce11" table:formula="of:=[.G26]/[.F26]" office:value-type="percentage" office:value="0.156862745098039" calcext:value-type="percentage">
            <text:p>15.69%</text:p>
          </table:table-cell>
          <table:table-cell table:formula="of:=2*([.H26]*[.I26])/([.H26]+[.I26])" office:value-type="percentage" office:value="0.265538561666124" calcext:value-type="percentage">
            <text:p>26.55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3343" calcext:value-type="float">
            <text:p>3343</text:p>
          </table:table-cell>
          <table:table-cell table:formula="of:=[.C4]" office:value-type="float" office:value="3124" calcext:value-type="float">
            <text:p>3124</text:p>
          </table:table-cell>
          <table:table-cell table:formula="of:=[.D4]" office:value-type="float" office:value="219" calcext:value-type="float">
            <text:p>21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[.F27]/[.E27]" office:value-type="percentage" office:value="0.88" calcext:value-type="percentage">
            <text:p>88.00%</text:p>
          </table:table-cell>
          <table:table-cell table:style-name="ce11" table:formula="of:=[.G27]/[.F27]" office:value-type="percentage" office:value="0.136363636363636" calcext:value-type="percentage">
            <text:p>13.64%</text:p>
          </table:table-cell>
          <table:table-cell table:formula="of:=2*([.H27]*[.I27])/([.H27]+[.I27])" office:value-type="percentage" office:value="0.23613595706619" calcext:value-type="percentage">
            <text:p>23.61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2411" calcext:value-type="float">
            <text:p>2411</text:p>
          </table:table-cell>
          <table:table-cell table:formula="of:=[.C5]" office:value-type="float" office:value="2254" calcext:value-type="float">
            <text:p>2254</text:p>
          </table:table-cell>
          <table:table-cell table:formula="of:=[.D5]" office:value-type="float" office:value="157" calcext:value-type="float">
            <text:p>157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formula="of:=[.F28]/[.E28]" office:value-type="percentage" office:value="0.891304347826087" calcext:value-type="percentage">
            <text:p>89.13%</text:p>
          </table:table-cell>
          <table:table-cell table:style-name="ce11" table:formula="of:=[.G28]/[.F28]" office:value-type="percentage" office:value="0.121951219512195" calcext:value-type="percentage">
            <text:p>12.20%</text:p>
          </table:table-cell>
          <table:table-cell table:formula="of:=2*([.H28]*[.I28])/([.H28]+[.I28])" office:value-type="percentage" office:value="0.2145473574045" calcext:value-type="percentage">
            <text:p>21.45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1819" calcext:value-type="float">
            <text:p>1819</text:p>
          </table:table-cell>
          <table:table-cell table:formula="of:=[.C6]" office:value-type="float" office:value="1706" calcext:value-type="float">
            <text:p>1706</text:p>
          </table:table-cell>
          <table:table-cell table:formula="of:=[.D6]" office:value-type="float" office:value="113" calcext:value-type="float">
            <text:p>113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formula="of:=[.F29]/[.E29]" office:value-type="percentage" office:value="0.878048780487805" calcext:value-type="percentage">
            <text:p>87.80%</text:p>
          </table:table-cell>
          <table:table-cell table:style-name="ce11" table:formula="of:=[.G29]/[.F29]" office:value-type="percentage" office:value="0.138888888888889" calcext:value-type="percentage">
            <text:p>13.89%</text:p>
          </table:table-cell>
          <table:table-cell table:formula="of:=2*([.H29]*[.I29])/([.H29]+[.I29])" office:value-type="percentage" office:value="0.239840106595603" calcext:value-type="percentage">
            <text:p>23.9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1429" calcext:value-type="float">
            <text:p>1429</text:p>
          </table:table-cell>
          <table:table-cell table:formula="of:=[.C7]" office:value-type="float" office:value="1342" calcext:value-type="float">
            <text:p>1342</text:p>
          </table:table-cell>
          <table:table-cell table:formula="of:=[.D7]"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F30]/[.E30]" office:value-type="percentage" office:value="0.868421052631579" calcext:value-type="percentage">
            <text:p>86.84%</text:p>
          </table:table-cell>
          <table:table-cell table:style-name="ce11" table:formula="of:=[.G30]/[.F30]" office:value-type="percentage" office:value="0.151515151515152" calcext:value-type="percentage">
            <text:p>15.15%</text:p>
          </table:table-cell>
          <table:table-cell table:formula="of:=2*([.H30]*[.I30])/([.H30]+[.I30])" office:value-type="percentage" office:value="0.258014073494918" calcext:value-type="percentage">
            <text:p>25.80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1165" calcext:value-type="float">
            <text:p>1165</text:p>
          </table:table-cell>
          <table:table-cell table:formula="of:=[.C8]" office:value-type="float" office:value="1094" calcext:value-type="float">
            <text:p>1094</text:p>
          </table:table-cell>
          <table:table-cell table:formula="of:=[.D8]"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F31]/[.E31]" office:value-type="percentage" office:value="0.885714285714286" calcext:value-type="percentage">
            <text:p>88.57%</text:p>
          </table:table-cell>
          <table:table-cell table:style-name="ce11" table:formula="of:=[.G31]/[.F31]" office:value-type="percentage" office:value="0.129032258064516" calcext:value-type="percentage">
            <text:p>12.90%</text:p>
          </table:table-cell>
          <table:table-cell table:formula="of:=2*([.H31]*[.I31])/([.H31]+[.I31])" office:value-type="percentage" office:value="0.225249772933697" calcext:value-type="percentage">
            <text:p>22.52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958" calcext:value-type="float">
            <text:p>958</text:p>
          </table:table-cell>
          <table:table-cell table:formula="of:=[.C9]" office:value-type="float" office:value="902" calcext:value-type="float">
            <text:p>902</text:p>
          </table:table-cell>
          <table:table-cell table:formula="of:=[.D9]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F32]/[.E32]" office:value-type="percentage" office:value="0.875" calcext:value-type="percentage">
            <text:p>87.50%</text:p>
          </table:table-cell>
          <table:table-cell table:style-name="ce11" table:formula="of:=[.G32]/[.F32]" office:value-type="percentage" office:value="0.142857142857143" calcext:value-type="percentage">
            <text:p>14.29%</text:p>
          </table:table-cell>
          <table:table-cell table:formula="of:=2*([.H32]*[.I32])/([.H32]+[.I32])" office:value-type="percentage" office:value="0.245614035087719" calcext:value-type="percentage">
            <text:p>24.56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826" calcext:value-type="float">
            <text:p>826</text:p>
          </table:table-cell>
          <table:table-cell table:formula="of:=[.C10]" office:value-type="float" office:value="778" calcext:value-type="float">
            <text:p>778</text:p>
          </table:table-cell>
          <table:table-cell table:formula="of:=[.D10]"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F33]/[.E33]" office:value-type="percentage" office:value="0.866666666666667" calcext:value-type="percentage">
            <text:p>86.67%</text:p>
          </table:table-cell>
          <table:table-cell table:style-name="ce11" table:formula="of:=[.G33]/[.F33]" office:value-type="percentage" office:value="0.153846153846154" calcext:value-type="percentage">
            <text:p>15.38%</text:p>
          </table:table-cell>
          <table:table-cell table:formula="of:=2*([.H33]*[.I33])/([.H33]+[.I33])" office:value-type="percentage" office:value="0.261306532663317" calcext:value-type="percentage">
            <text:p>26.13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727" calcext:value-type="float">
            <text:p>727</text:p>
          </table:table-cell>
          <table:table-cell table:formula="of:=[.C11]" office:value-type="float" office:value="687" calcext:value-type="float">
            <text:p>687</text:p>
          </table:table-cell>
          <table:table-cell table:formula="of:=[.D11]"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F34]/[.E34]" office:value-type="percentage" office:value="0.892857142857143" calcext:value-type="percentage">
            <text:p>89.29%</text:p>
          </table:table-cell>
          <table:table-cell table:style-name="ce11" table:formula="of:=[.G34]/[.F34]" office:value-type="percentage" office:value="0.12" calcext:value-type="percentage">
            <text:p>12.00%</text:p>
          </table:table-cell>
          <table:table-cell table:formula="of:=2*([.H34]*[.I34])/([.H34]+[.I34])" office:value-type="percentage" office:value="0.211565585331453" calcext:value-type="percentage">
            <text:p>21.16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647" calcext:value-type="float">
            <text:p>647</text:p>
          </table:table-cell>
          <table:table-cell table:formula="of:=[.C12]" office:value-type="float" office:value="613" calcext:value-type="float">
            <text:p>613</text:p>
          </table:table-cell>
          <table:table-cell table:formula="of:=[.D12]"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F35]/[.E35]" office:value-type="percentage" office:value="0.892857142857143" calcext:value-type="percentage">
            <text:p>89.29%</text:p>
          </table:table-cell>
          <table:table-cell table:style-name="ce11" table:formula="of:=[.G35]/[.F35]" office:value-type="percentage" office:value="0.12" calcext:value-type="percentage">
            <text:p>12.00%</text:p>
          </table:table-cell>
          <table:table-cell table:formula="of:=2*([.H35]*[.I35])/([.H35]+[.I35])" office:value-type="percentage" office:value="0.211565585331453" calcext:value-type="percentage">
            <text:p>21.16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570" calcext:value-type="float">
            <text:p>570</text:p>
          </table:table-cell>
          <table:table-cell table:formula="of:=[.C13]" office:value-type="float" office:value="539" calcext:value-type="float">
            <text:p>539</text:p>
          </table:table-cell>
          <table:table-cell table:formula="of:=[.D13]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F36]/[.E36]" office:value-type="percentage" office:value="0.88" calcext:value-type="percentage">
            <text:p>88.00%</text:p>
          </table:table-cell>
          <table:table-cell table:style-name="ce11" table:formula="of:=[.G36]/[.F36]" office:value-type="percentage" office:value="0.136363636363636" calcext:value-type="percentage">
            <text:p>13.64%</text:p>
          </table:table-cell>
          <table:table-cell table:formula="of:=2*([.H36]*[.I36])/([.H36]+[.I36])" office:value-type="percentage" office:value="0.23613595706619" calcext:value-type="percentage">
            <text:p>23.61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514" calcext:value-type="float">
            <text:p>514</text:p>
          </table:table-cell>
          <table:table-cell table:formula="of:=[.C14]" office:value-type="float" office:value="488" calcext:value-type="float">
            <text:p>488</text:p>
          </table:table-cell>
          <table:table-cell table:formula="of:=[.D14]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F37]/[.E37]" office:value-type="percentage" office:value="0.88" calcext:value-type="percentage">
            <text:p>88.00%</text:p>
          </table:table-cell>
          <table:table-cell table:style-name="ce11" table:formula="of:=[.G37]/[.F37]" office:value-type="percentage" office:value="0.136363636363636" calcext:value-type="percentage">
            <text:p>13.64%</text:p>
          </table:table-cell>
          <table:table-cell table:formula="of:=2*([.H37]*[.I37])/([.H37]+[.I37])" office:value-type="percentage" office:value="0.23613595706619" calcext:value-type="percentage">
            <text:p>23.61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469" calcext:value-type="float">
            <text:p>469</text:p>
          </table:table-cell>
          <table:table-cell table:formula="of:=[.C15]" office:value-type="float" office:value="444" calcext:value-type="float">
            <text:p>444</text:p>
          </table:table-cell>
          <table:table-cell table:formula="of:=[.D15]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F38]/[.E38]" office:value-type="percentage" office:value="0.875" calcext:value-type="percentage">
            <text:p>87.50%</text:p>
          </table:table-cell>
          <table:table-cell table:style-name="ce11" table:formula="of:=[.G38]/[.F38]" office:value-type="percentage" office:value="0.142857142857143" calcext:value-type="percentage">
            <text:p>14.29%</text:p>
          </table:table-cell>
          <table:table-cell table:formula="of:=2*([.H38]*[.I38])/([.H38]+[.I38])" office:value-type="percentage" office:value="0.245614035087719" calcext:value-type="percentage">
            <text:p>24.56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421" calcext:value-type="float">
            <text:p>421</text:p>
          </table:table-cell>
          <table:table-cell table:formula="of:=[.C16]" office:value-type="float" office:value="398" calcext:value-type="float">
            <text:p>398</text:p>
          </table:table-cell>
          <table:table-cell table:formula="of:=[.D16]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F39]/[.E39]" office:value-type="percentage" office:value="0.869565217391304" calcext:value-type="percentage">
            <text:p>86.96%</text:p>
          </table:table-cell>
          <table:table-cell table:style-name="ce11" table:formula="of:=[.G39]/[.F39]" office:value-type="percentage" office:value="0.15" calcext:value-type="percentage">
            <text:p>15.00%</text:p>
          </table:table-cell>
          <table:table-cell table:formula="of:=2*([.H39]*[.I39])/([.H39]+[.I39])" office:value-type="percentage" office:value="0.255863539445629" calcext:value-type="percentage">
            <text:p>25.59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385" calcext:value-type="float">
            <text:p>385</text:p>
          </table:table-cell>
          <table:table-cell table:formula="of:=[.C17]" office:value-type="float" office:value="365" calcext:value-type="float">
            <text:p>365</text:p>
          </table:table-cell>
          <table:table-cell table:formula="of:=[.D17]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F40]/[.E40]" office:value-type="percentage" office:value="0.904761904761905" calcext:value-type="percentage">
            <text:p>90.48%</text:p>
          </table:table-cell>
          <table:table-cell table:style-name="ce11" table:formula="of:=[.G40]/[.F40]" office:value-type="percentage" office:value="0.105263157894737" calcext:value-type="percentage">
            <text:p>10.53%</text:p>
          </table:table-cell>
          <table:table-cell table:formula="of:=2*([.H40]*[.I40])/([.H40]+[.I40])" office:value-type="percentage" office:value="0.188585607940447" calcext:value-type="percentage">
            <text:p>18.86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349" calcext:value-type="float">
            <text:p>349</text:p>
          </table:table-cell>
          <table:table-cell table:formula="of:=[.C18]" office:value-type="float" office:value="330" calcext:value-type="float">
            <text:p>330</text:p>
          </table:table-cell>
          <table:table-cell table:formula="of:=[.D18]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F41]/[.E41]" office:value-type="percentage" office:value="0.904761904761905" calcext:value-type="percentage">
            <text:p>90.48%</text:p>
          </table:table-cell>
          <table:table-cell table:style-name="ce11" table:formula="of:=[.G41]/[.F41]" office:value-type="percentage" office:value="0.105263157894737" calcext:value-type="percentage">
            <text:p>10.53%</text:p>
          </table:table-cell>
          <table:table-cell table:formula="of:=2*([.H41]*[.I41])/([.H41]+[.I41])" office:value-type="percentage" office:value="0.188585607940447" calcext:value-type="percentage">
            <text:p>18.86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321" calcext:value-type="float">
            <text:p>321</text:p>
          </table:table-cell>
          <table:table-cell table:formula="of:=[.C19]" office:value-type="float" office:value="302" calcext:value-type="float">
            <text:p>302</text:p>
          </table:table-cell>
          <table:table-cell table:formula="of:=[.D19]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F42]/[.E42]" office:value-type="percentage" office:value="0.894736842105263" calcext:value-type="percentage">
            <text:p>89.47%</text:p>
          </table:table-cell>
          <table:table-cell table:style-name="ce11" table:formula="of:=[.G42]/[.F42]" office:value-type="percentage" office:value="0.117647058823529" calcext:value-type="percentage">
            <text:p>11.76%</text:p>
          </table:table-cell>
          <table:table-cell table:formula="of:=2*([.H42]*[.I42])/([.H42]+[.I42])" office:value-type="percentage" office:value="0.207951070336391" calcext:value-type="percentage">
            <text:p>20.80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296" calcext:value-type="float">
            <text:p>296</text:p>
          </table:table-cell>
          <table:table-cell table:formula="of:=[.C20]" office:value-type="float" office:value="278" calcext:value-type="float">
            <text:p>278</text:p>
          </table:table-cell>
          <table:table-cell table:formula="of:=[.D20]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F43]/[.E43]" office:value-type="percentage" office:value="0.941176470588235" calcext:value-type="percentage">
            <text:p>94.12%</text:p>
          </table:table-cell>
          <table:table-cell table:style-name="ce11" table:formula="of:=[.G43]/[.F43]" office:value-type="percentage" office:value="0.0625" calcext:value-type="percentage">
            <text:p>6.25%</text:p>
          </table:table-cell>
          <table:table-cell table:formula="of:=2*([.H43]*[.I43])/([.H43]+[.I43])" office:value-type="percentage" office:value="0.117216117216117" calcext:value-type="percentage">
            <text:p>11.72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269" calcext:value-type="float">
            <text:p>269</text:p>
          </table:table-cell>
          <table:table-cell table:formula="of:=[.C21]" office:value-type="float" office:value="254" calcext:value-type="float">
            <text:p>254</text:p>
          </table:table-cell>
          <table:table-cell table:formula="of:=[.D21]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F44]/[.E44]" office:value-type="percentage" office:value="0.9375" calcext:value-type="percentage">
            <text:p>93.75%</text:p>
          </table:table-cell>
          <table:table-cell table:style-name="ce11" table:formula="of:=[.G44]/[.F44]" office:value-type="percentage" office:value="0.0666666666666667" calcext:value-type="percentage">
            <text:p>6.67%</text:p>
          </table:table-cell>
          <table:table-cell table:formula="of:=2*([.H44]*[.I44])/([.H44]+[.I44])" office:value-type="percentage" office:value="0.12448132780083" calcext:value-type="percentage">
            <text:p>12.45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2-SYNS" table:style-name="ta1">
        <table:shapes>
          <draw:frame draw:z-index="0" draw:style-name="gr1" draw:text-style-name="P1" svg:width="16.01cm" svg:height="8.999cm" svg:x="-39.061cm" svg:y="0.6cm">
            <draw:object draw:notify-on-update-of-ranges="'INFER-2-SYNS'.A2:'INFER-2-SYNS'.A2 'INFER-2-SYNS'.A3:'INFER-2-SYNS'.A3 'INFER-2-SYNS'.A4:'INFER-2-SYNS'.A4 'INFER-2-SYNS'.A5:'INFER-2-SYNS'.A5 'INFER-2-SYNS'.A6:'INFER-2-SYNS'.A6 'INFER-2-SYNS'.A7:'INFER-2-SYNS'.A7 'INFER-2-SYNS'.A8:'INFER-2-SYNS'.A8 'INFER-2-SYNS'.A9:'INFER-2-SYNS'.A9 'INFER-2-SYNS'.A10:'INFER-2-SYNS'.A10 'INFER-2-SYNS'.A11:'INFER-2-SYNS'.A11 'INFER-2-SYNS'.A12:'INFER-2-SYNS'.A12 'INFER-2-SYNS'.A13:'INFER-2-SYNS'.A13 'INFER-2-SYNS'.A14:'INFER-2-SYNS'.A14 'INFER-2-SYNS'.A15:'INFER-2-SYNS'.A15 'INFER-2-SYNS'.A16:'INFER-2-SYNS'.A16 'INFER-2-SYNS'.A17:'INFER-2-SYNS'.A17 'INFER-2-SYNS'.A18:'INFER-2-SYNS'.A18 'INFER-2-SYNS'.A19:'INFER-2-SYNS'.A19 'INFER-2-SYNS'.A20:'INFER-2-SYNS'.A20 'INFER-2-SYNS'.A21:'INFER-2-SYNS'.A2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INFER-2-SYNS'.I3:'INFER-2-SYNS'.I21 'INFER-2-SYNS'.A1:'INFER-2-SYNS'.A1 'INFER-2-SYNS'.H3:'INFER-2-SYNS'.H21 'INFER-2-SYNS'.I26:'INFER-2-SYNS'.I44 'INFER-2-SYNS'.A1:'INFER-2-SYNS'.A1 'INFER-2-SYNS'.H26:'INFER-2-SYNS'.H4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INFER-2-SYNS'.J2:'INFER-2-SYNS'.J21 'INFER-1-BASE'.A1:'INFER-1-BASE'.A1 'INFER-2-SYNS'.J25:'INFER-2-SYNS'.J4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INFER-2-SYNS'.I3:'INFER-2-SYNS'.I21 'INFER-1-BASE'.A1:'INFER-1-BASE'.A1 'INFER-2-SYNS'.H3:'INFER-2-SYNS'.H21 'INFER-2-SYNS'.I26:'INFER-2-SYNS'.I44 'INFER-1-BASE'.A1:'INFER-1-BASE'.A1 'INFER-2-SYNS'.H26:'INFER-2-SYNS'.H4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24" office:value-type="string" calcext:value-type="string">
            <text:p>Deniers</text:p>
          </table:table-cell>
          <table:table-cell table:style-name="ce24" office:value-type="string" calcext:value-type="string">
            <text:p>WIGA2</text:p>
          </table:table-cell>
          <table:table-cell table:style-name="ce25" office:value-type="string" calcext:value-type="string">
            <text:p>GWIGA2</text:p>
          </table:table-cell>
          <table:table-cell table:style-name="ce24" office:value-type="string" calcext:value-type="string">
            <text:p>DWIGA2</text:p>
          </table:table-cell>
          <table:table-cell table:style-name="ce10" office:value-type="string" calcext:value-type="string">
            <text:p>Precision</text:p>
          </table:table-cell>
          <table:table-cell table:style-name="ce24" office:value-type="string" calcext:value-type="string">
            <text:p>Recall</text:p>
          </table:table-cell>
          <table:table-cell table:style-name="ce24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1</text:p>
          </table:table-cell>
          <table:covered-table-cell table:number-columns-repeated="5" table:style-name="ce17"/>
          <table:covered-table-cell table:style-name="ce24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760</text:p>
          </table:table-cell>
          <table:table-cell office:value-type="float" office:value="5337" calcext:value-type="float">
            <text:p>5337</text:p>
          </table:table-cell>
          <table:table-cell office:value-type="float" office:value="423" calcext:value-type="float">
            <text:p>423</text:p>
          </table:table-cell>
          <table:table-cell office:value-type="float" office:value="278" calcext:value-type="float">
            <text:p>278</text:p>
          </table:table-cell>
          <table:table-cell office:value-type="float" office:value="252" calcext:value-type="float">
            <text:p>252</text:p>
          </table:table-cell>
          <table:table-cell office:value-type="float" office:value="26" calcext:value-type="float">
            <text:p>26</text:p>
          </table:table-cell>
          <table:table-cell table:formula="of:=[.F3]/[.E3]" office:value-type="percentage" office:value="0.906474820143885" calcext:value-type="percentage">
            <text:p>90.65%</text:p>
          </table:table-cell>
          <table:table-cell table:formula="of:=[.F3]/[.C3]" office:value-type="percentage" office:value="0.0472175379426644" calcext:value-type="percentage">
            <text:p>4.72%</text:p>
          </table:table-cell>
          <table:table-cell table:formula="of:=2*([.H3]*[.I3])/([.H3]+[.I3])" office:value-type="percentage" office:value="0.0897595725734639" calcext:value-type="percentage">
            <text:p>8.98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343</text:p>
          </table:table-cell>
          <table:table-cell office:value-type="float" office:value="3124" calcext:value-type="float">
            <text:p>3124</text:p>
          </table:table-cell>
          <table:table-cell office:value-type="float" office:value="219" calcext:value-type="float">
            <text:p>219</text:p>
          </table:table-cell>
          <table:table-cell office:value-type="float" office:value="226" calcext:value-type="float">
            <text:p>226</text:p>
          </table:table-cell>
          <table:table-cell office:value-type="float" office:value="207" calcext:value-type="float">
            <text:p>207</text:p>
          </table:table-cell>
          <table:table-cell office:value-type="float" office:value="19" calcext:value-type="float">
            <text:p>19</text:p>
          </table:table-cell>
          <table:table-cell table:formula="of:=[.F4]/[.E4]" office:value-type="percentage" office:value="0.915929203539823" calcext:value-type="percentage">
            <text:p>91.59%</text:p>
          </table:table-cell>
          <table:table-cell table:formula="of:=[.F4]/[.C4]" office:value-type="percentage" office:value="0.0662612035851472" calcext:value-type="percentage">
            <text:p>6.63%</text:p>
          </table:table-cell>
          <table:table-cell table:formula="of:=2*([.H4]*[.I4])/([.H4]+[.I4])" office:value-type="percentage" office:value="0.123582089552239" calcext:value-type="percentage">
            <text:p>12.36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411</text:p>
          </table:table-cell>
          <table:table-cell office:value-type="float" office:value="2254" calcext:value-type="float">
            <text:p>2254</text:p>
          </table:table-cell>
          <table:table-cell office:value-type="float" office:value="157" calcext:value-type="float">
            <text:p>157</text:p>
          </table:table-cell>
          <table:table-cell office:value-type="float" office:value="198" calcext:value-type="float">
            <text:p>198</text:p>
          </table:table-cell>
          <table:table-cell office:value-type="float" office:value="183" calcext:value-type="float">
            <text:p>183</text:p>
          </table:table-cell>
          <table:table-cell office:value-type="float" office:value="15" calcext:value-type="float">
            <text:p>15</text:p>
          </table:table-cell>
          <table:table-cell table:formula="of:=[.F5]/[.E5]" office:value-type="percentage" office:value="0.924242424242424" calcext:value-type="percentage">
            <text:p>92.42%</text:p>
          </table:table-cell>
          <table:table-cell table:formula="of:=[.F5]/[.C5]" office:value-type="percentage" office:value="0.0811889973380657" calcext:value-type="percentage">
            <text:p>8.12%</text:p>
          </table:table-cell>
          <table:table-cell table:formula="of:=2*([.H5]*[.I5])/([.H5]+[.I5])" office:value-type="percentage" office:value="0.149265905383361" calcext:value-type="percentage">
            <text:p>14.93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819</text:p>
          </table:table-cell>
          <table:table-cell office:value-type="float" office:value="1706" calcext:value-type="float">
            <text:p>1706</text:p>
          </table:table-cell>
          <table:table-cell office:value-type="float" office:value="113" calcext:value-type="float">
            <text:p>113</text:p>
          </table:table-cell>
          <table:table-cell office:value-type="float" office:value="175" calcext:value-type="float">
            <text:p>175</text:p>
          </table:table-cell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table:formula="of:=[.F6]/[.E6]" office:value-type="percentage" office:value="0.925714285714286" calcext:value-type="percentage">
            <text:p>92.57%</text:p>
          </table:table-cell>
          <table:table-cell table:formula="of:=[.F6]/[.C6]" office:value-type="percentage" office:value="0.0949589683470106" calcext:value-type="percentage">
            <text:p>9.50%</text:p>
          </table:table-cell>
          <table:table-cell table:formula="of:=2*([.H6]*[.I6])/([.H6]+[.I6])" office:value-type="percentage" office:value="0.172248803827751" calcext:value-type="percentage">
            <text:p>17.22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429</text:p>
          </table:table-cell>
          <table:table-cell office:value-type="float" office:value="1342" calcext:value-type="float">
            <text:p>1342</text:p>
          </table:table-cell>
          <table:table-cell office:value-type="float" office:value="87" calcext:value-type="float">
            <text:p>87</text:p>
          </table:table-cell>
          <table:table-cell office:value-type="float" office:value="158" calcext:value-type="float">
            <text:p>158</text:p>
          </table:table-cell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table:formula="of:=[.F7]/[.E7]" office:value-type="percentage" office:value="0.930379746835443" calcext:value-type="percentage">
            <text:p>93.04%</text:p>
          </table:table-cell>
          <table:table-cell table:formula="of:=[.F7]/[.C7]" office:value-type="percentage" office:value="0.109538002980626" calcext:value-type="percentage">
            <text:p>10.95%</text:p>
          </table:table-cell>
          <table:table-cell table:formula="of:=2*([.H7]*[.I7])/([.H7]+[.I7])" office:value-type="percentage" office:value="0.196" calcext:value-type="percentage">
            <text:p>19.60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165</text:p>
          </table:table-cell>
          <table:table-cell office:value-type="float" office:value="1094" calcext:value-type="float">
            <text:p>1094</text:p>
          </table:table-cell>
          <table:table-cell office:value-type="float" office:value="71" calcext:value-type="float">
            <text:p>71</text:p>
          </table:table-cell>
          <table:table-cell office:value-type="float" office:value="148" calcext:value-type="float">
            <text:p>148</text:p>
          </table:table-cell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table:formula="of:=[.F8]/[.E8]" office:value-type="percentage" office:value="0.932432432432432" calcext:value-type="percentage">
            <text:p>93.24%</text:p>
          </table:table-cell>
          <table:table-cell table:formula="of:=[.F8]/[.C8]" office:value-type="percentage" office:value="0.126142595978062" calcext:value-type="percentage">
            <text:p>12.61%</text:p>
          </table:table-cell>
          <table:table-cell table:formula="of:=2*([.H8]*[.I8])/([.H8]+[.I8])" office:value-type="percentage" office:value="0.222222222222222" calcext:value-type="percentage">
            <text:p>22.22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float" office:value="902" calcext:value-type="float">
            <text:p>902</text:p>
          </table:table-cell>
          <table:table-cell office:value-type="float" office:value="56" calcext:value-type="float">
            <text:p>56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table:formula="of:=[.F9]/[.E9]" office:value-type="percentage" office:value="0.930769230769231" calcext:value-type="percentage">
            <text:p>93.08%</text:p>
          </table:table-cell>
          <table:table-cell table:formula="of:=[.F9]/[.C9]" office:value-type="percentage" office:value="0.134146341463415" calcext:value-type="percentage">
            <text:p>13.41%</text:p>
          </table:table-cell>
          <table:table-cell table:formula="of:=2*([.H9]*[.I9])/([.H9]+[.I9])" office:value-type="percentage" office:value="0.234496124031008" calcext:value-type="percentage">
            <text:p>23.45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float" office:value="778" calcext:value-type="float">
            <text:p>778</text:p>
          </table:table-cell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formula="of:=[.F10]/[.E10]" office:value-type="percentage" office:value="0.95" calcext:value-type="percentage">
            <text:p>95.00%</text:p>
          </table:table-cell>
          <table:table-cell table:formula="of:=[.F10]/[.C10]" office:value-type="percentage" office:value="0.146529562982005" calcext:value-type="percentage">
            <text:p>14.65%</text:p>
          </table:table-cell>
          <table:table-cell table:formula="of:=2*([.H10]*[.I10])/([.H10]+[.I10])" office:value-type="percentage" office:value="0.253897550111359" calcext:value-type="percentage">
            <text:p>25.39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float" office:value="687" calcext:value-type="float">
            <text:p>687</text:p>
          </table:table-cell>
          <table:table-cell office:value-type="float" office:value="40" calcext:value-type="float">
            <text:p>40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F11]/[.E11]" office:value-type="percentage" office:value="0.963302752293578" calcext:value-type="percentage">
            <text:p>96.33%</text:p>
          </table:table-cell>
          <table:table-cell table:formula="of:=[.F11]/[.C11]" office:value-type="percentage" office:value="0.152838427947598" calcext:value-type="percentage">
            <text:p>15.28%</text:p>
          </table:table-cell>
          <table:table-cell table:formula="of:=2*([.H11]*[.I11])/([.H11]+[.I11])" office:value-type="percentage" office:value="0.263819095477387" calcext:value-type="percentage">
            <text:p>26.38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float" office:value="613" calcext:value-type="float">
            <text:p>613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formula="of:=[.F12]/[.E12]" office:value-type="percentage" office:value="0.96078431372549" calcext:value-type="percentage">
            <text:p>96.08%</text:p>
          </table:table-cell>
          <table:table-cell table:formula="of:=[.F12]/[.C12]" office:value-type="percentage" office:value="0.159869494290375" calcext:value-type="percentage">
            <text:p>15.99%</text:p>
          </table:table-cell>
          <table:table-cell table:formula="of:=2*([.H12]*[.I12])/([.H12]+[.I12])" office:value-type="percentage" office:value="0.274125874125874" calcext:value-type="percentage">
            <text:p>27.41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float" office:value="539" calcext:value-type="float">
            <text:p>539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[.F13]/[.E13]" office:value-type="percentage" office:value="0.956521739130435" calcext:value-type="percentage">
            <text:p>95.65%</text:p>
          </table:table-cell>
          <table:table-cell table:formula="of:=[.F13]/[.C13]" office:value-type="percentage" office:value="0.163265306122449" calcext:value-type="percentage">
            <text:p>16.33%</text:p>
          </table:table-cell>
          <table:table-cell table:formula="of:=2*([.H13]*[.I13])/([.H13]+[.I13])" office:value-type="percentage" office:value="0.27892234548336" calcext:value-type="percentage">
            <text:p>27.89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F14]/[.E14]" office:value-type="percentage" office:value="0.955555555555556" calcext:value-type="percentage">
            <text:p>95.56%</text:p>
          </table:table-cell>
          <table:table-cell table:formula="of:=[.F14]/[.C14]" office:value-type="percentage" office:value="0.176229508196721" calcext:value-type="percentage">
            <text:p>17.62%</text:p>
          </table:table-cell>
          <table:table-cell table:formula="of:=2*([.H14]*[.I14])/([.H14]+[.I14])" office:value-type="percentage" office:value="0.29757785467128" calcext:value-type="percentage">
            <text:p>29.76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formula="of:=[.F15]/[.E15]" office:value-type="percentage" office:value="0.951807228915663" calcext:value-type="percentage">
            <text:p>95.18%</text:p>
          </table:table-cell>
          <table:table-cell table:formula="of:=[.F15]/[.C15]" office:value-type="percentage" office:value="0.177927927927928" calcext:value-type="percentage">
            <text:p>17.79%</text:p>
          </table:table-cell>
          <table:table-cell table:formula="of:=2*([.H15]*[.I15])/([.H15]+[.I15])" office:value-type="percentage" office:value="0.299810246679317" calcext:value-type="percentage">
            <text:p>29.98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float" office:value="398" calcext:value-type="float">
            <text:p>398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formula="of:=[.F16]/[.E16]" office:value-type="percentage" office:value="0.961538461538462" calcext:value-type="percentage">
            <text:p>96.15%</text:p>
          </table:table-cell>
          <table:table-cell table:formula="of:=[.F16]/[.C16]" office:value-type="percentage" office:value="0.188442211055276" calcext:value-type="percentage">
            <text:p>18.84%</text:p>
          </table:table-cell>
          <table:table-cell table:formula="of:=2*([.H16]*[.I16])/([.H16]+[.I16])" office:value-type="percentage" office:value="0.315126050420168" calcext:value-type="percentage">
            <text:p>31.51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float" office:value="365" calcext:value-type="float">
            <text:p>365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[.F17]/[.E17]" office:value-type="percentage" office:value="0.972602739726027" calcext:value-type="percentage">
            <text:p>97.26%</text:p>
          </table:table-cell>
          <table:table-cell table:formula="of:=[.F17]/[.C17]" office:value-type="percentage" office:value="0.194520547945205" calcext:value-type="percentage">
            <text:p>19.45%</text:p>
          </table:table-cell>
          <table:table-cell table:formula="of:=2*([.H17]*[.I17])/([.H17]+[.I17])" office:value-type="percentage" office:value="0.324200913242009" calcext:value-type="percentage">
            <text:p>32.42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F18]/[.E18]" office:value-type="percentage" office:value="0.971014492753623" calcext:value-type="percentage">
            <text:p>97.10%</text:p>
          </table:table-cell>
          <table:table-cell table:formula="of:=[.F18]/[.C18]" office:value-type="percentage" office:value="0.203030303030303" calcext:value-type="percentage">
            <text:p>20.30%</text:p>
          </table:table-cell>
          <table:table-cell table:formula="of:=2*([.H18]*[.I18])/([.H18]+[.I18])" office:value-type="percentage" office:value="0.335839598997494" calcext:value-type="percentage">
            <text:p>33.58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float" office:value="302" calcext:value-type="float">
            <text:p>30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[.F19]/[.E19]" office:value-type="percentage" office:value="0.968253968253968" calcext:value-type="percentage">
            <text:p>96.83%</text:p>
          </table:table-cell>
          <table:table-cell table:formula="of:=[.F19]/[.C19]" office:value-type="percentage" office:value="0.201986754966887" calcext:value-type="percentage">
            <text:p>20.20%</text:p>
          </table:table-cell>
          <table:table-cell table:formula="of:=2*([.H19]*[.I19])/([.H19]+[.I19])" office:value-type="percentage" office:value="0.334246575342466" calcext:value-type="percentage">
            <text:p>33.42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F20]/[.E20]" office:value-type="percentage" office:value="0.983606557377049" calcext:value-type="percentage">
            <text:p>98.36%</text:p>
          </table:table-cell>
          <table:table-cell table:formula="of:=[.F20]/[.C20]" office:value-type="percentage" office:value="0.215827338129496" calcext:value-type="percentage">
            <text:p>21.58%</text:p>
          </table:table-cell>
          <table:table-cell table:formula="of:=2*([.H20]*[.I20])/([.H20]+[.I20])" office:value-type="percentage" office:value="0.353982300884956" calcext:value-type="percentage">
            <text:p>35.40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[.F21]/[.E21]" office:value-type="percentage" office:value="0.982456140350877" calcext:value-type="percentage">
            <text:p>98.25%</text:p>
          </table:table-cell>
          <table:table-cell table:formula="of:=[.F21]/[.C21]" office:value-type="percentage" office:value="0.220472440944882" calcext:value-type="percentage">
            <text:p>22.05%</text:p>
          </table:table-cell>
          <table:table-cell table:formula="of:=2*([.H21]*[.I21])/([.H21]+[.I21])" office:value-type="percentage" office:value="0.360128617363344" calcext:value-type="percentage">
            <text:p>36.01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24" office:value-type="string" calcext:value-type="string">
            <text:p>Deniers</text:p>
          </table:table-cell>
          <table:table-cell table:style-name="ce24" office:value-type="string" calcext:value-type="string">
            <text:p>SIGA2</text:p>
          </table:table-cell>
          <table:table-cell table:style-name="ce25" office:value-type="string" calcext:value-type="string">
            <text:p>GSIGA2</text:p>
          </table:table-cell>
          <table:table-cell table:style-name="ce24" office:value-type="string" calcext:value-type="string">
            <text:p>DSIGA2</text:p>
          </table:table-cell>
          <table:table-cell table:style-name="ce10" office:value-type="string" calcext:value-type="string">
            <text:p>Precision</text:p>
          </table:table-cell>
          <table:table-cell table:style-name="ce24" office:value-type="string" calcext:value-type="string">
            <text:p>Recall</text:p>
          </table:table-cell>
          <table:table-cell table:style-name="ce24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24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5760" calcext:value-type="float">
            <text:p>5760</text:p>
          </table:table-cell>
          <table:table-cell table:formula="of:=[.C3]" office:value-type="float" office:value="5337" calcext:value-type="float">
            <text:p>5337</text:p>
          </table:table-cell>
          <table:table-cell table:formula="of:=[.D3]" office:value-type="float" office:value="423" calcext:value-type="float">
            <text:p>423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table:formula="of:=[.F26]/[.E26]" office:value-type="percentage" office:value="0.918918918918919" calcext:value-type="percentage">
            <text:p>91.89%</text:p>
          </table:table-cell>
          <table:table-cell table:style-name="ce11" table:formula="of:=[.G26]/[.F26]" office:value-type="percentage" office:value="0.0882352941176471" calcext:value-type="percentage">
            <text:p>8.82%</text:p>
          </table:table-cell>
          <table:table-cell table:formula="of:=2*([.H26]*[.I26])/([.H26]+[.I26])" office:value-type="percentage" office:value="0.161010260457774" calcext:value-type="percentage">
            <text:p>16.10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3343" calcext:value-type="float">
            <text:p>3343</text:p>
          </table:table-cell>
          <table:table-cell table:formula="of:=[.C4]" office:value-type="float" office:value="3124" calcext:value-type="float">
            <text:p>3124</text:p>
          </table:table-cell>
          <table:table-cell table:formula="of:=[.D4]" office:value-type="float" office:value="219" calcext:value-type="float">
            <text:p>219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[.F27]/[.E27]" office:value-type="percentage" office:value="0.933333333333333" calcext:value-type="percentage">
            <text:p>93.33%</text:p>
          </table:table-cell>
          <table:table-cell table:style-name="ce11" table:formula="of:=[.G27]/[.F27]" office:value-type="percentage" office:value="0.0714285714285714" calcext:value-type="percentage">
            <text:p>7.14%</text:p>
          </table:table-cell>
          <table:table-cell table:formula="of:=2*([.H27]*[.I27])/([.H27]+[.I27])" office:value-type="percentage" office:value="0.132701421800948" calcext:value-type="percentage">
            <text:p>13.27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2411" calcext:value-type="float">
            <text:p>2411</text:p>
          </table:table-cell>
          <table:table-cell table:formula="of:=[.C5]" office:value-type="float" office:value="2254" calcext:value-type="float">
            <text:p>2254</text:p>
          </table:table-cell>
          <table:table-cell table:formula="of:=[.D5]" office:value-type="float" office:value="157" calcext:value-type="float">
            <text:p>157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[.F28]/[.E28]" office:value-type="percentage" office:value="0.939024390243902" calcext:value-type="percentage">
            <text:p>93.90%</text:p>
          </table:table-cell>
          <table:table-cell table:style-name="ce11" table:formula="of:=[.G28]/[.F28]" office:value-type="percentage" office:value="0.0649350649350649" calcext:value-type="percentage">
            <text:p>6.49%</text:p>
          </table:table-cell>
          <table:table-cell table:formula="of:=2*([.H28]*[.I28])/([.H28]+[.I28])" office:value-type="percentage" office:value="0.121470263448493" calcext:value-type="percentage">
            <text:p>12.15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1819" calcext:value-type="float">
            <text:p>1819</text:p>
          </table:table-cell>
          <table:table-cell table:formula="of:=[.C6]" office:value-type="float" office:value="1706" calcext:value-type="float">
            <text:p>1706</text:p>
          </table:table-cell>
          <table:table-cell table:formula="of:=[.D6]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formula="of:=[.F29]/[.E29]" office:value-type="percentage" office:value="0.933333333333333" calcext:value-type="percentage">
            <text:p>93.33%</text:p>
          </table:table-cell>
          <table:table-cell table:style-name="ce11" table:formula="of:=[.G29]/[.F29]" office:value-type="percentage" office:value="0.0714285714285714" calcext:value-type="percentage">
            <text:p>7.14%</text:p>
          </table:table-cell>
          <table:table-cell table:formula="of:=2*([.H29]*[.I29])/([.H29]+[.I29])" office:value-type="percentage" office:value="0.132701421800948" calcext:value-type="percentage">
            <text:p>13.27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1429" calcext:value-type="float">
            <text:p>1429</text:p>
          </table:table-cell>
          <table:table-cell table:formula="of:=[.C7]" office:value-type="float" office:value="1342" calcext:value-type="float">
            <text:p>1342</text:p>
          </table:table-cell>
          <table:table-cell table:formula="of:=[.D7]"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formula="of:=[.F30]/[.E30]" office:value-type="percentage" office:value="0.925373134328358" calcext:value-type="percentage">
            <text:p>92.54%</text:p>
          </table:table-cell>
          <table:table-cell table:style-name="ce11" table:formula="of:=[.G30]/[.F30]" office:value-type="percentage" office:value="0.0806451612903226" calcext:value-type="percentage">
            <text:p>8.06%</text:p>
          </table:table-cell>
          <table:table-cell table:formula="of:=2*([.H30]*[.I30])/([.H30]+[.I30])" office:value-type="percentage" office:value="0.14836085187844" calcext:value-type="percentage">
            <text:p>14.84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1165" calcext:value-type="float">
            <text:p>1165</text:p>
          </table:table-cell>
          <table:table-cell table:formula="of:=[.C8]" office:value-type="float" office:value="1094" calcext:value-type="float">
            <text:p>1094</text:p>
          </table:table-cell>
          <table:table-cell table:formula="of:=[.D8]"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[.F31]/[.E31]" office:value-type="percentage" office:value="0.936507936507936" calcext:value-type="percentage">
            <text:p>93.65%</text:p>
          </table:table-cell>
          <table:table-cell table:style-name="ce11" table:formula="of:=[.G31]/[.F31]" office:value-type="percentage" office:value="0.0677966101694915" calcext:value-type="percentage">
            <text:p>6.78%</text:p>
          </table:table-cell>
          <table:table-cell table:formula="of:=2*([.H31]*[.I31])/([.H31]+[.I31])" office:value-type="percentage" office:value="0.126439860701848" calcext:value-type="percentage">
            <text:p>12.64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958" calcext:value-type="float">
            <text:p>958</text:p>
          </table:table-cell>
          <table:table-cell table:formula="of:=[.C9]" office:value-type="float" office:value="902" calcext:value-type="float">
            <text:p>902</text:p>
          </table:table-cell>
          <table:table-cell table:formula="of:=[.D9]"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formula="of:=[.F32]/[.E32]" office:value-type="percentage" office:value="0.928571428571429" calcext:value-type="percentage">
            <text:p>92.86%</text:p>
          </table:table-cell>
          <table:table-cell table:style-name="ce11" table:formula="of:=[.G32]/[.F32]" office:value-type="percentage" office:value="0.0769230769230769" calcext:value-type="percentage">
            <text:p>7.69%</text:p>
          </table:table-cell>
          <table:table-cell table:formula="of:=2*([.H32]*[.I32])/([.H32]+[.I32])" office:value-type="percentage" office:value="0.14207650273224" calcext:value-type="percentage">
            <text:p>14.21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826" calcext:value-type="float">
            <text:p>826</text:p>
          </table:table-cell>
          <table:table-cell table:formula="of:=[.C10]" office:value-type="float" office:value="778" calcext:value-type="float">
            <text:p>778</text:p>
          </table:table-cell>
          <table:table-cell table:formula="of:=[.D10]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[.F33]/[.E33]" office:value-type="percentage" office:value="0.92156862745098" calcext:value-type="percentage">
            <text:p>92.16%</text:p>
          </table:table-cell>
          <table:table-cell table:style-name="ce11" table:formula="of:=[.G33]/[.F33]" office:value-type="percentage" office:value="0.0851063829787234" calcext:value-type="percentage">
            <text:p>8.51%</text:p>
          </table:table-cell>
          <table:table-cell table:formula="of:=2*([.H33]*[.I33])/([.H33]+[.I33])" office:value-type="percentage" office:value="0.155822627434729" calcext:value-type="percentage">
            <text:p>15.58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727" calcext:value-type="float">
            <text:p>727</text:p>
          </table:table-cell>
          <table:table-cell table:formula="of:=[.C11]" office:value-type="float" office:value="687" calcext:value-type="float">
            <text:p>687</text:p>
          </table:table-cell>
          <table:table-cell table:formula="of:=[.D11]"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formula="of:=[.F34]/[.E34]" office:value-type="percentage" office:value="0.936170212765957" calcext:value-type="percentage">
            <text:p>93.62%</text:p>
          </table:table-cell>
          <table:table-cell table:style-name="ce11" table:formula="of:=[.G34]/[.F34]" office:value-type="percentage" office:value="0.0681818181818182" calcext:value-type="percentage">
            <text:p>6.82%</text:p>
          </table:table-cell>
          <table:table-cell table:formula="of:=2*([.H34]*[.I34])/([.H34]+[.I34])" office:value-type="percentage" office:value="0.127106403466538" calcext:value-type="percentage">
            <text:p>12.71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647" calcext:value-type="float">
            <text:p>647</text:p>
          </table:table-cell>
          <table:table-cell table:formula="of:=[.C12]" office:value-type="float" office:value="613" calcext:value-type="float">
            <text:p>613</text:p>
          </table:table-cell>
          <table:table-cell table:formula="of:=[.D12]"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[.F35]/[.E35]" office:value-type="percentage" office:value="0.934782608695652" calcext:value-type="percentage">
            <text:p>93.48%</text:p>
          </table:table-cell>
          <table:table-cell table:style-name="ce11" table:formula="of:=[.G35]/[.F35]" office:value-type="percentage" office:value="0.0697674418604651" calcext:value-type="percentage">
            <text:p>6.98%</text:p>
          </table:table-cell>
          <table:table-cell table:formula="of:=2*([.H35]*[.I35])/([.H35]+[.I35])" office:value-type="percentage" office:value="0.129843985908405" calcext:value-type="percentage">
            <text:p>12.98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570" calcext:value-type="float">
            <text:p>570</text:p>
          </table:table-cell>
          <table:table-cell table:formula="of:=[.C13]" office:value-type="float" office:value="539" calcext:value-type="float">
            <text:p>539</text:p>
          </table:table-cell>
          <table:table-cell table:formula="of:=[.D13]"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F36]/[.E36]" office:value-type="percentage" office:value="0.928571428571429" calcext:value-type="percentage">
            <text:p>92.86%</text:p>
          </table:table-cell>
          <table:table-cell table:style-name="ce11" table:formula="of:=[.G36]/[.F36]" office:value-type="percentage" office:value="0.0769230769230769" calcext:value-type="percentage">
            <text:p>7.69%</text:p>
          </table:table-cell>
          <table:table-cell table:formula="of:=2*([.H36]*[.I36])/([.H36]+[.I36])" office:value-type="percentage" office:value="0.14207650273224" calcext:value-type="percentage">
            <text:p>14.21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514" calcext:value-type="float">
            <text:p>514</text:p>
          </table:table-cell>
          <table:table-cell table:formula="of:=[.C14]" office:value-type="float" office:value="488" calcext:value-type="float">
            <text:p>488</text:p>
          </table:table-cell>
          <table:table-cell table:formula="of:=[.D14]"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F37]/[.E37]" office:value-type="percentage" office:value="0.928571428571429" calcext:value-type="percentage">
            <text:p>92.86%</text:p>
          </table:table-cell>
          <table:table-cell table:style-name="ce11" table:formula="of:=[.G37]/[.F37]" office:value-type="percentage" office:value="0.0769230769230769" calcext:value-type="percentage">
            <text:p>7.69%</text:p>
          </table:table-cell>
          <table:table-cell table:formula="of:=2*([.H37]*[.I37])/([.H37]+[.I37])" office:value-type="percentage" office:value="0.14207650273224" calcext:value-type="percentage">
            <text:p>14.21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469" calcext:value-type="float">
            <text:p>469</text:p>
          </table:table-cell>
          <table:table-cell table:formula="of:=[.C15]" office:value-type="float" office:value="444" calcext:value-type="float">
            <text:p>444</text:p>
          </table:table-cell>
          <table:table-cell table:formula="of:=[.D15]"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F38]/[.E38]" office:value-type="percentage" office:value="0.923076923076923" calcext:value-type="percentage">
            <text:p>92.31%</text:p>
          </table:table-cell>
          <table:table-cell table:style-name="ce11" table:formula="of:=[.G38]/[.F38]" office:value-type="percentage" office:value="0.0833333333333333" calcext:value-type="percentage">
            <text:p>8.33%</text:p>
          </table:table-cell>
          <table:table-cell table:formula="of:=2*([.H38]*[.I38])/([.H38]+[.I38])" office:value-type="percentage" office:value="0.152866242038217" calcext:value-type="percentage">
            <text:p>15.29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421" calcext:value-type="float">
            <text:p>421</text:p>
          </table:table-cell>
          <table:table-cell table:formula="of:=[.C16]" office:value-type="float" office:value="398" calcext:value-type="float">
            <text:p>398</text:p>
          </table:table-cell>
          <table:table-cell table:formula="of:=[.D16]"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F39]/[.E39]" office:value-type="percentage" office:value="0.918918918918919" calcext:value-type="percentage">
            <text:p>91.89%</text:p>
          </table:table-cell>
          <table:table-cell table:style-name="ce11" table:formula="of:=[.G39]/[.F39]" office:value-type="percentage" office:value="0.0882352941176471" calcext:value-type="percentage">
            <text:p>8.82%</text:p>
          </table:table-cell>
          <table:table-cell table:formula="of:=2*([.H39]*[.I39])/([.H39]+[.I39])" office:value-type="percentage" office:value="0.161010260457774" calcext:value-type="percentage">
            <text:p>16.10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385" calcext:value-type="float">
            <text:p>385</text:p>
          </table:table-cell>
          <table:table-cell table:formula="of:=[.C17]" office:value-type="float" office:value="365" calcext:value-type="float">
            <text:p>365</text:p>
          </table:table-cell>
          <table:table-cell table:formula="of:=[.D17]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[.F40]/[.E40]" office:value-type="percentage" office:value="0.942857142857143" calcext:value-type="percentage">
            <text:p>94.29%</text:p>
          </table:table-cell>
          <table:table-cell table:style-name="ce11" table:formula="of:=[.G40]/[.F40]" office:value-type="percentage" office:value="0.0606060606060606" calcext:value-type="percentage">
            <text:p>6.06%</text:p>
          </table:table-cell>
          <table:table-cell table:formula="of:=2*([.H40]*[.I40])/([.H40]+[.I40])" office:value-type="percentage" office:value="0.113891285591027" calcext:value-type="percentage">
            <text:p>11.39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349" calcext:value-type="float">
            <text:p>349</text:p>
          </table:table-cell>
          <table:table-cell table:formula="of:=[.C18]" office:value-type="float" office:value="330" calcext:value-type="float">
            <text:p>330</text:p>
          </table:table-cell>
          <table:table-cell table:formula="of:=[.D18]"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[.F41]/[.E41]" office:value-type="percentage" office:value="0.942857142857143" calcext:value-type="percentage">
            <text:p>94.29%</text:p>
          </table:table-cell>
          <table:table-cell table:style-name="ce11" table:formula="of:=[.G41]/[.F41]" office:value-type="percentage" office:value="0.0606060606060606" calcext:value-type="percentage">
            <text:p>6.06%</text:p>
          </table:table-cell>
          <table:table-cell table:formula="of:=2*([.H41]*[.I41])/([.H41]+[.I41])" office:value-type="percentage" office:value="0.113891285591027" calcext:value-type="percentage">
            <text:p>11.39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321" calcext:value-type="float">
            <text:p>321</text:p>
          </table:table-cell>
          <table:table-cell table:formula="of:=[.C19]" office:value-type="float" office:value="302" calcext:value-type="float">
            <text:p>302</text:p>
          </table:table-cell>
          <table:table-cell table:formula="of:=[.D19]"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.F42]/[.E42]" office:value-type="percentage" office:value="0.939393939393939" calcext:value-type="percentage">
            <text:p>93.94%</text:p>
          </table:table-cell>
          <table:table-cell table:style-name="ce11" table:formula="of:=[.G42]/[.F42]" office:value-type="percentage" office:value="0.0645161290322581" calcext:value-type="percentage">
            <text:p>6.45%</text:p>
          </table:table-cell>
          <table:table-cell table:formula="of:=2*([.H42]*[.I42])/([.H42]+[.I42])" office:value-type="percentage" office:value="0.120740019474197" calcext:value-type="percentage">
            <text:p>12.07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296" calcext:value-type="float">
            <text:p>296</text:p>
          </table:table-cell>
          <table:table-cell table:formula="of:=[.C20]" office:value-type="float" office:value="278" calcext:value-type="float">
            <text:p>278</text:p>
          </table:table-cell>
          <table:table-cell table:formula="of:=[.D20]"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F43]/[.E43]" office:value-type="percentage" office:value="0.967741935483871" calcext:value-type="percentage">
            <text:p>96.77%</text:p>
          </table:table-cell>
          <table:table-cell table:style-name="ce11" table:formula="of:=[.G43]/[.F43]" office:value-type="percentage" office:value="0.0333333333333333" calcext:value-type="percentage">
            <text:p>3.33%</text:p>
          </table:table-cell>
          <table:table-cell table:formula="of:=2*([.H43]*[.I43])/([.H43]+[.I43])" office:value-type="percentage" office:value="0.0644468313641246" calcext:value-type="percentage">
            <text:p>6.44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269" calcext:value-type="float">
            <text:p>269</text:p>
          </table:table-cell>
          <table:table-cell table:formula="of:=[.C21]" office:value-type="float" office:value="254" calcext:value-type="float">
            <text:p>254</text:p>
          </table:table-cell>
          <table:table-cell table:formula="of:=[.D21]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F44]/[.E44]" office:value-type="percentage" office:value="0.966666666666667" calcext:value-type="percentage">
            <text:p>96.67%</text:p>
          </table:table-cell>
          <table:table-cell table:style-name="ce11" table:formula="of:=[.G44]/[.F44]" office:value-type="percentage" office:value="0.0344827586206897" calcext:value-type="percentage">
            <text:p>3.45%</text:p>
          </table:table-cell>
          <table:table-cell table:formula="of:=2*([.H44]*[.I44])/([.H44]+[.I44])" office:value-type="percentage" office:value="0.0665901262916188" calcext:value-type="percentage">
            <text:p>6.66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1-DIRDEP" table:style-name="ta1">
        <table:shapes>
          <draw:frame draw:z-index="0" draw:style-name="gr1" draw:text-style-name="P1" svg:width="16.01cm" svg:height="8.999cm" svg:x="-39.061cm" svg:y="0.6cm">
            <draw:object draw:notify-on-update-of-ranges="'INFER-1-DIRDEP'.A2:'INFER-1-DIRDEP'.A2 'INFER-1-DIRDEP'.A3:'INFER-1-DIRDEP'.A3 'INFER-1-DIRDEP'.A4:'INFER-1-DIRDEP'.A4 'INFER-1-DIRDEP'.A5:'INFER-1-DIRDEP'.A5 'INFER-1-DIRDEP'.A6:'INFER-1-DIRDEP'.A6 'INFER-1-DIRDEP'.A7:'INFER-1-DIRDEP'.A7 'INFER-1-DIRDEP'.A8:'INFER-1-DIRDEP'.A8 'INFER-1-DIRDEP'.A9:'INFER-1-DIRDEP'.A9 'INFER-1-DIRDEP'.A10:'INFER-1-DIRDEP'.A10 'INFER-1-DIRDEP'.A11:'INFER-1-DIRDEP'.A11 'INFER-1-DIRDEP'.A12:'INFER-1-DIRDEP'.A12 'INFER-1-DIRDEP'.A13:'INFER-1-DIRDEP'.A13 'INFER-1-DIRDEP'.A14:'INFER-1-DIRDEP'.A14 'INFER-1-DIRDEP'.A15:'INFER-1-DIRDEP'.A15 'INFER-1-DIRDEP'.A16:'INFER-1-DIRDEP'.A16 'INFER-1-DIRDEP'.A17:'INFER-1-DIRDEP'.A17 'INFER-1-DIRDEP'.A18:'INFER-1-DIRDEP'.A18 'INFER-1-DIRDEP'.A19:'INFER-1-DIRDEP'.A19 'INFER-1-DIRDEP'.A20:'INFER-1-DIRDEP'.A20 'INFER-1-DIRDEP'.A21:'INFER-1-DIRDEP'.A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INFER-1-DIRDEP'.I3:'INFER-1-DIRDEP'.I21 'INFER-1-DIRDEP'.A1:'INFER-1-DIRDEP'.A1 'INFER-1-DIRDEP'.H3:'INFER-1-DIRDEP'.H21 'INFER-1-DIRDEP'.I26:'INFER-1-DIRDEP'.I44 'INFER-1-DIRDEP'.A1:'INFER-1-DIRDEP'.A1 'INFER-1-DIRDEP'.H26:'INFER-1-DIRDEP'.H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INFER-1-DIRDEP'.J2:'INFER-1-DIRDEP'.J21 'INFER-1-BASE'.A1:'INFER-1-BASE'.A1 'INFER-1-DIRDEP'.J25:'INFER-1-DIRDEP'.J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INFER-1-DIRDEP'.I3:'INFER-1-DIRDEP'.I21 'INFER-1-BASE'.A1:'INFER-1-BASE'.A1 'INFER-1-DIRDEP'.H3:'INFER-1-DIRDEP'.H21 'INFER-1-DIRDEP'.I26:'INFER-1-DIRDEP'.I44 'INFER-1-BASE'.A1:'INFER-1-BASE'.A1 'INFER-1-DIRDEP'.H26:'INFER-1-DIRDEP'.H4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24" office:value-type="string" calcext:value-type="string">
            <text:p>Deniers</text:p>
          </table:table-cell>
          <table:table-cell table:style-name="ce24" office:value-type="string" calcext:value-type="string">
            <text:p>WIGA1</text:p>
          </table:table-cell>
          <table:table-cell table:style-name="ce25" office:value-type="string" calcext:value-type="string">
            <text:p>GWIGA1</text:p>
          </table:table-cell>
          <table:table-cell table:style-name="ce24" office:value-type="string" calcext:value-type="string">
            <text:p>DWIGA1</text:p>
          </table:table-cell>
          <table:table-cell table:style-name="ce10" office:value-type="string" calcext:value-type="string">
            <text:p>Precision</text:p>
          </table:table-cell>
          <table:table-cell table:style-name="ce24" office:value-type="string" calcext:value-type="string">
            <text:p>Recall</text:p>
          </table:table-cell>
          <table:table-cell table:style-name="ce24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1</text:p>
          </table:table-cell>
          <table:covered-table-cell table:number-columns-repeated="5" table:style-name="ce17"/>
          <table:covered-table-cell table:style-name="ce24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760</text:p>
          </table:table-cell>
          <table:table-cell office:value-type="float" office:value="5337" calcext:value-type="float">
            <text:p>5337</text:p>
          </table:table-cell>
          <table:table-cell office:value-type="float" office:value="423" calcext:value-type="float">
            <text:p>423</text:p>
          </table:table-cell>
          <table:table-cell office:value-type="float" office:value="419" calcext:value-type="float">
            <text:p>419</text:p>
          </table:table-cell>
          <table:table-cell office:value-type="float" office:value="375" calcext:value-type="float">
            <text:p>375</text:p>
          </table:table-cell>
          <table:table-cell office:value-type="float" office:value="44" calcext:value-type="float">
            <text:p>44</text:p>
          </table:table-cell>
          <table:table-cell table:formula="of:=[.F3]/[.E3]" office:value-type="percentage" office:value="0.894988066825776" calcext:value-type="percentage">
            <text:p>89.50%</text:p>
          </table:table-cell>
          <table:table-cell table:formula="of:=[.F3]/[.C3]" office:value-type="percentage" office:value="0.0702641933670602" calcext:value-type="percentage">
            <text:p>7.03%</text:p>
          </table:table-cell>
          <table:table-cell table:formula="of:=2*([.H3]*[.I3])/([.H3]+[.I3])" office:value-type="percentage" office:value="0.130298818624044" calcext:value-type="percentage">
            <text:p>13.03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343</text:p>
          </table:table-cell>
          <table:table-cell office:value-type="float" office:value="3124" calcext:value-type="float">
            <text:p>3124</text:p>
          </table:table-cell>
          <table:table-cell office:value-type="float" office:value="219" calcext:value-type="float">
            <text:p>219</text:p>
          </table:table-cell>
          <table:table-cell office:value-type="float" office:value="331" calcext:value-type="float">
            <text:p>331</text:p>
          </table:table-cell>
          <table:table-cell office:value-type="float" office:value="298" calcext:value-type="float">
            <text:p>298</text:p>
          </table:table-cell>
          <table:table-cell office:value-type="float" office:value="33" calcext:value-type="float">
            <text:p>33</text:p>
          </table:table-cell>
          <table:table-cell table:formula="of:=[.F4]/[.E4]" office:value-type="percentage" office:value="0.900302114803625" calcext:value-type="percentage">
            <text:p>90.03%</text:p>
          </table:table-cell>
          <table:table-cell table:formula="of:=[.F4]/[.C4]" office:value-type="percentage" office:value="0.0953905249679898" calcext:value-type="percentage">
            <text:p>9.54%</text:p>
          </table:table-cell>
          <table:table-cell table:formula="of:=2*([.H4]*[.I4])/([.H4]+[.I4])" office:value-type="percentage" office:value="0.172503617945007" calcext:value-type="percentage">
            <text:p>17.25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411</text:p>
          </table:table-cell>
          <table:table-cell office:value-type="float" office:value="2254" calcext:value-type="float">
            <text:p>2254</text:p>
          </table:table-cell>
          <table:table-cell office:value-type="float" office:value="157" calcext:value-type="float">
            <text:p>157</text:p>
          </table:table-cell>
          <table:table-cell office:value-type="float" office:value="283" calcext:value-type="float">
            <text:p>283</text:p>
          </table:table-cell>
          <table:table-cell office:value-type="float" office:value="257" calcext:value-type="float">
            <text:p>257</text:p>
          </table:table-cell>
          <table:table-cell office:value-type="float" office:value="26" calcext:value-type="float">
            <text:p>26</text:p>
          </table:table-cell>
          <table:table-cell table:formula="of:=[.F5]/[.E5]" office:value-type="percentage" office:value="0.908127208480565" calcext:value-type="percentage">
            <text:p>90.81%</text:p>
          </table:table-cell>
          <table:table-cell table:formula="of:=[.F5]/[.C5]" office:value-type="percentage" office:value="0.114019520851819" calcext:value-type="percentage">
            <text:p>11.40%</text:p>
          </table:table-cell>
          <table:table-cell table:formula="of:=2*([.H5]*[.I5])/([.H5]+[.I5])" office:value-type="percentage" office:value="0.202601497832085" calcext:value-type="percentage">
            <text:p>20.26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819</text:p>
          </table:table-cell>
          <table:table-cell office:value-type="float" office:value="1706" calcext:value-type="float">
            <text:p>1706</text:p>
          </table:table-cell>
          <table:table-cell office:value-type="float" office:value="113" calcext:value-type="float">
            <text:p>113</text:p>
          </table:table-cell>
          <table:table-cell office:value-type="float" office:value="253" calcext:value-type="float">
            <text:p>253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[.F6]/[.E6]" office:value-type="percentage" office:value="0.901185770750988" calcext:value-type="percentage">
            <text:p>90.12%</text:p>
          </table:table-cell>
          <table:table-cell table:formula="of:=[.F6]/[.C6]" office:value-type="percentage" office:value="0.133645955451348" calcext:value-type="percentage">
            <text:p>13.36%</text:p>
          </table:table-cell>
          <table:table-cell table:formula="of:=2*([.H6]*[.I6])/([.H6]+[.I6])" office:value-type="percentage" office:value="0.232771822358346" calcext:value-type="percentage">
            <text:p>23.2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429</text:p>
          </table:table-cell>
          <table:table-cell office:value-type="float" office:value="1342" calcext:value-type="float">
            <text:p>1342</text:p>
          </table:table-cell>
          <table:table-cell office:value-type="float" office:value="87" calcext:value-type="float">
            <text:p>87</text:p>
          </table:table-cell>
          <table:table-cell office:value-type="float" office:value="228" calcext:value-type="float">
            <text:p>228</text:p>
          </table:table-cell>
          <table:table-cell office:value-type="float" office:value="205" calcext:value-type="float">
            <text:p>205</text:p>
          </table:table-cell>
          <table:table-cell office:value-type="float" office:value="23" calcext:value-type="float">
            <text:p>23</text:p>
          </table:table-cell>
          <table:table-cell table:formula="of:=[.F7]/[.E7]" office:value-type="percentage" office:value="0.899122807017544" calcext:value-type="percentage">
            <text:p>89.91%</text:p>
          </table:table-cell>
          <table:table-cell table:formula="of:=[.F7]/[.C7]" office:value-type="percentage" office:value="0.152757078986587" calcext:value-type="percentage">
            <text:p>15.28%</text:p>
          </table:table-cell>
          <table:table-cell table:formula="of:=2*([.H7]*[.I7])/([.H7]+[.I7])" office:value-type="percentage" office:value="0.261146496815287" calcext:value-type="percentage">
            <text:p>26.11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165</text:p>
          </table:table-cell>
          <table:table-cell office:value-type="float" office:value="1094" calcext:value-type="float">
            <text:p>1094</text:p>
          </table:table-cell>
          <table:table-cell office:value-type="float" office:value="71" calcext:value-type="float">
            <text:p>71</text:p>
          </table:table-cell>
          <table:table-cell office:value-type="float" office:value="206" calcext:value-type="float">
            <text:p>206</text:p>
          </table:table-cell>
          <table:table-cell office:value-type="float" office:value="184" calcext:value-type="float">
            <text:p>184</text:p>
          </table:table-cell>
          <table:table-cell office:value-type="float" office:value="22" calcext:value-type="float">
            <text:p>22</text:p>
          </table:table-cell>
          <table:table-cell table:formula="of:=[.F8]/[.E8]" office:value-type="percentage" office:value="0.893203883495146" calcext:value-type="percentage">
            <text:p>89.32%</text:p>
          </table:table-cell>
          <table:table-cell table:formula="of:=[.F8]/[.C8]" office:value-type="percentage" office:value="0.16819012797075" calcext:value-type="percentage">
            <text:p>16.82%</text:p>
          </table:table-cell>
          <table:table-cell table:formula="of:=2*([.H8]*[.I8])/([.H8]+[.I8])" office:value-type="percentage" office:value="0.283076923076923" calcext:value-type="percentage">
            <text:p>28.31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float" office:value="902" calcext:value-type="float">
            <text:p>902</text:p>
          </table:table-cell>
          <table:table-cell office:value-type="float" office:value="56" calcext:value-type="float">
            <text:p>56</text:p>
          </table:table-cell>
          <table:table-cell office:value-type="float" office:value="178" calcext:value-type="float">
            <text:p>178</text:p>
          </table:table-cell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table:formula="of:=[.F9]/[.E9]" office:value-type="percentage" office:value="0.887640449438202" calcext:value-type="percentage">
            <text:p>88.76%</text:p>
          </table:table-cell>
          <table:table-cell table:formula="of:=[.F9]/[.C9]" office:value-type="percentage" office:value="0.175166297117517" calcext:value-type="percentage">
            <text:p>17.52%</text:p>
          </table:table-cell>
          <table:table-cell table:formula="of:=2*([.H9]*[.I9])/([.H9]+[.I9])" office:value-type="percentage" office:value="0.292592592592593" calcext:value-type="percentage">
            <text:p>29.26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float" office:value="778" calcext:value-type="float">
            <text:p>778</text:p>
          </table:table-cell>
          <table:table-cell office:value-type="float" office:value="48" calcext:value-type="float">
            <text:p>48</text:p>
          </table:table-cell>
          <table:table-cell office:value-type="float" office:value="162" calcext:value-type="float">
            <text:p>162</text:p>
          </table:table-cell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table:formula="of:=[.F10]/[.E10]" office:value-type="percentage" office:value="0.901234567901235" calcext:value-type="percentage">
            <text:p>90.12%</text:p>
          </table:table-cell>
          <table:table-cell table:formula="of:=[.F10]/[.C10]" office:value-type="percentage" office:value="0.187660668380463" calcext:value-type="percentage">
            <text:p>18.77%</text:p>
          </table:table-cell>
          <table:table-cell table:formula="of:=2*([.H10]*[.I10])/([.H10]+[.I10])" office:value-type="percentage" office:value="0.31063829787234" calcext:value-type="percentage">
            <text:p>31.06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float" office:value="687" calcext:value-type="float">
            <text:p>68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table:formula="of:=[.F11]/[.E11]" office:value-type="percentage" office:value="0.904109589041096" calcext:value-type="percentage">
            <text:p>90.41%</text:p>
          </table:table-cell>
          <table:table-cell table:formula="of:=[.F11]/[.C11]" office:value-type="percentage" office:value="0.192139737991266" calcext:value-type="percentage">
            <text:p>19.21%</text:p>
          </table:table-cell>
          <table:table-cell table:formula="of:=2*([.H11]*[.I11])/([.H11]+[.I11])" office:value-type="percentage" office:value="0.316926770708283" calcext:value-type="percentage">
            <text:p>31.69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float" office:value="613" calcext:value-type="float">
            <text:p>613</text:p>
          </table:table-cell>
          <table:table-cell office:value-type="float" office:value="34" calcext:value-type="float">
            <text:p>34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  <table:table-cell table:formula="of:=[.F12]/[.E12]" office:value-type="percentage" office:value="0.897058823529412" calcext:value-type="percentage">
            <text:p>89.71%</text:p>
          </table:table-cell>
          <table:table-cell table:formula="of:=[.F12]/[.C12]" office:value-type="percentage" office:value="0.199021207177814" calcext:value-type="percentage">
            <text:p>19.90%</text:p>
          </table:table-cell>
          <table:table-cell table:formula="of:=2*([.H12]*[.I12])/([.H12]+[.I12])" office:value-type="percentage" office:value="0.325767690253672" calcext:value-type="percentage">
            <text:p>32.58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float" office:value="539" calcext:value-type="float">
            <text:p>539</text:p>
          </table:table-cell>
          <table:table-cell office:value-type="float" office:value="31" calcext:value-type="float">
            <text:p>31</text:p>
          </table:table-cell>
          <table:table-cell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[.F13]/[.E13]" office:value-type="percentage" office:value="0.889763779527559" calcext:value-type="percentage">
            <text:p>88.98%</text:p>
          </table:table-cell>
          <table:table-cell table:formula="of:=[.F13]/[.C13]" office:value-type="percentage" office:value="0.209647495361781" calcext:value-type="percentage">
            <text:p>20.96%</text:p>
          </table:table-cell>
          <table:table-cell table:formula="of:=2*([.H13]*[.I13])/([.H13]+[.I13])" office:value-type="percentage" office:value="0.339339339339339" calcext:value-type="percentage">
            <text:p>33.93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table:formula="of:=[.F14]/[.E14]" office:value-type="percentage" office:value="0.889830508474576" calcext:value-type="percentage">
            <text:p>88.98%</text:p>
          </table:table-cell>
          <table:table-cell table:formula="of:=[.F14]/[.C14]" office:value-type="percentage" office:value="0.215163934426229" calcext:value-type="percentage">
            <text:p>21.52%</text:p>
          </table:table-cell>
          <table:table-cell table:formula="of:=2*([.H14]*[.I14])/([.H14]+[.I14])" office:value-type="percentage" office:value="0.346534653465346" calcext:value-type="percentage">
            <text:p>34.65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table:formula="of:=[.F15]/[.E15]" office:value-type="percentage" office:value="0.889908256880734" calcext:value-type="percentage">
            <text:p>88.99%</text:p>
          </table:table-cell>
          <table:table-cell table:formula="of:=[.F15]/[.C15]" office:value-type="percentage" office:value="0.218468468468468" calcext:value-type="percentage">
            <text:p>21.85%</text:p>
          </table:table-cell>
          <table:table-cell table:formula="of:=2*([.H15]*[.I15])/([.H15]+[.I15])" office:value-type="percentage" office:value="0.350813743218807" calcext:value-type="percentage">
            <text:p>35.08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float" office:value="398" calcext:value-type="float">
            <text:p>398</text:p>
          </table:table-cell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table:formula="of:=[.F16]/[.E16]" office:value-type="percentage" office:value="0.903846153846154" calcext:value-type="percentage">
            <text:p>90.38%</text:p>
          </table:table-cell>
          <table:table-cell table:formula="of:=[.F16]/[.C16]" office:value-type="percentage" office:value="0.236180904522613" calcext:value-type="percentage">
            <text:p>23.62%</text:p>
          </table:table-cell>
          <table:table-cell table:formula="of:=2*([.H16]*[.I16])/([.H16]+[.I16])" office:value-type="percentage" office:value="0.374501992031872" calcext:value-type="percentage">
            <text:p>37.45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float" office:value="365" calcext:value-type="float">
            <text:p>365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formula="of:=[.F17]/[.E17]" office:value-type="percentage" office:value="0.917525773195876" calcext:value-type="percentage">
            <text:p>91.75%</text:p>
          </table:table-cell>
          <table:table-cell table:formula="of:=[.F17]/[.C17]" office:value-type="percentage" office:value="0.243835616438356" calcext:value-type="percentage">
            <text:p>24.38%</text:p>
          </table:table-cell>
          <table:table-cell table:formula="of:=2*([.H17]*[.I17])/([.H17]+[.I17])" office:value-type="percentage" office:value="0.385281385281385" calcext:value-type="percentage">
            <text:p>38.53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formula="of:=[.F18]/[.E18]" office:value-type="percentage" office:value="0.913978494623656" calcext:value-type="percentage">
            <text:p>91.40%</text:p>
          </table:table-cell>
          <table:table-cell table:formula="of:=[.F18]/[.C18]" office:value-type="percentage" office:value="0.257575757575758" calcext:value-type="percentage">
            <text:p>25.76%</text:p>
          </table:table-cell>
          <table:table-cell table:formula="of:=2*([.H18]*[.I18])/([.H18]+[.I18])" office:value-type="percentage" office:value="0.401891252955083" calcext:value-type="percentage">
            <text:p>40.19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float" office:value="302" calcext:value-type="float">
            <text:p>302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[.F19]/[.E19]" office:value-type="percentage" office:value="0.906976744186046" calcext:value-type="percentage">
            <text:p>90.70%</text:p>
          </table:table-cell>
          <table:table-cell table:formula="of:=[.F19]/[.C19]" office:value-type="percentage" office:value="0.258278145695364" calcext:value-type="percentage">
            <text:p>25.83%</text:p>
          </table:table-cell>
          <table:table-cell table:formula="of:=2*([.H19]*[.I19])/([.H19]+[.I19])" office:value-type="percentage" office:value="0.402061855670103" calcext:value-type="percentage">
            <text:p>40.21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[.F20]/[.E20]" office:value-type="percentage" office:value="0.914634146341463" calcext:value-type="percentage">
            <text:p>91.46%</text:p>
          </table:table-cell>
          <table:table-cell table:formula="of:=[.F20]/[.C20]" office:value-type="percentage" office:value="0.26978417266187" calcext:value-type="percentage">
            <text:p>26.98%</text:p>
          </table:table-cell>
          <table:table-cell table:formula="of:=2*([.H20]*[.I20])/([.H20]+[.I20])" office:value-type="percentage" office:value="0.416666666666667" calcext:value-type="percentage">
            <text:p>41.67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formula="of:=[.F21]/[.E21]" office:value-type="percentage" office:value="0.916666666666667" calcext:value-type="percentage">
            <text:p>91.67%</text:p>
          </table:table-cell>
          <table:table-cell table:formula="of:=[.F21]/[.C21]" office:value-type="percentage" office:value="0.259842519685039" calcext:value-type="percentage">
            <text:p>25.98%</text:p>
          </table:table-cell>
          <table:table-cell table:formula="of:=2*([.H21]*[.I21])/([.H21]+[.I21])" office:value-type="percentage" office:value="0.404907975460123" calcext:value-type="percentage">
            <text:p>40.49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24" office:value-type="string" calcext:value-type="string">
            <text:p>Deniers</text:p>
          </table:table-cell>
          <table:table-cell table:style-name="ce24" office:value-type="string" calcext:value-type="string">
            <text:p>SIGA1</text:p>
          </table:table-cell>
          <table:table-cell table:style-name="ce25" office:value-type="string" calcext:value-type="string">
            <text:p>GSIGA1</text:p>
          </table:table-cell>
          <table:table-cell table:style-name="ce24" office:value-type="string" calcext:value-type="string">
            <text:p>DSIGA1</text:p>
          </table:table-cell>
          <table:table-cell table:style-name="ce10" office:value-type="string" calcext:value-type="string">
            <text:p>Precision</text:p>
          </table:table-cell>
          <table:table-cell table:style-name="ce24" office:value-type="string" calcext:value-type="string">
            <text:p>Recall</text:p>
          </table:table-cell>
          <table:table-cell table:style-name="ce24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24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5760" calcext:value-type="float">
            <text:p>5760</text:p>
          </table:table-cell>
          <table:table-cell table:formula="of:=[.C3]" office:value-type="float" office:value="5337" calcext:value-type="float">
            <text:p>5337</text:p>
          </table:table-cell>
          <table:table-cell table:formula="of:=[.D3]" office:value-type="float" office:value="423" calcext:value-type="float">
            <text:p>42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[.F26]/[.E26]" office:value-type="percentage" office:value="0.911764705882353" calcext:value-type="percentage">
            <text:p>91.18%</text:p>
          </table:table-cell>
          <table:table-cell table:style-name="ce11" table:formula="of:=[.G26]/[.F26]" office:value-type="percentage" office:value="0.0967741935483871" calcext:value-type="percentage">
            <text:p>9.68%</text:p>
          </table:table-cell>
          <table:table-cell table:formula="of:=2*([.H26]*[.I26])/([.H26]+[.I26])" office:value-type="percentage" office:value="0.174976481655691" calcext:value-type="percentage">
            <text:p>17.50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3343" calcext:value-type="float">
            <text:p>3343</text:p>
          </table:table-cell>
          <table:table-cell table:formula="of:=[.C4]" office:value-type="float" office:value="3124" calcext:value-type="float">
            <text:p>3124</text:p>
          </table:table-cell>
          <table:table-cell table:formula="of:=[.D4]" office:value-type="float" office:value="219" calcext:value-type="float">
            <text:p>21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F27]/[.E27]" office:value-type="percentage" office:value="0.964285714285714" calcext:value-type="percentage">
            <text:p>96.43%</text:p>
          </table:table-cell>
          <table:table-cell table:style-name="ce11" table:formula="of:=[.G27]/[.F27]" office:value-type="percentage" office:value="0.037037037037037" calcext:value-type="percentage">
            <text:p>3.70%</text:p>
          </table:table-cell>
          <table:table-cell table:formula="of:=2*([.H27]*[.I27])/([.H27]+[.I27])" office:value-type="percentage" office:value="0.071334214002642" calcext:value-type="percentage">
            <text:p>7.13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2411" calcext:value-type="float">
            <text:p>2411</text:p>
          </table:table-cell>
          <table:table-cell table:formula="of:=[.C5]" office:value-type="float" office:value="2254" calcext:value-type="float">
            <text:p>2254</text:p>
          </table:table-cell>
          <table:table-cell table:formula="of:=[.D5]" office:value-type="float" office:value="157" calcext:value-type="float">
            <text:p>15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F28]/[.E28]" office:value-type="percentage" office:value="0.961538461538462" calcext:value-type="percentage">
            <text:p>96.15%</text:p>
          </table:table-cell>
          <table:table-cell table:style-name="ce11" table:formula="of:=[.G28]/[.F28]" office:value-type="percentage" office:value="0.04" calcext:value-type="percentage">
            <text:p>4.00%</text:p>
          </table:table-cell>
          <table:table-cell table:formula="of:=2*([.H28]*[.I28])/([.H28]+[.I28])" office:value-type="percentage" office:value="0.0768049155145929" calcext:value-type="percentage">
            <text:p>7.68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1819" calcext:value-type="float">
            <text:p>1819</text:p>
          </table:table-cell>
          <table:table-cell table:formula="of:=[.C6]" office:value-type="float" office:value="1706" calcext:value-type="float">
            <text:p>1706</text:p>
          </table:table-cell>
          <table:table-cell table:formula="of:=[.D6]" office:value-type="float" office:value="113" calcext:value-type="float">
            <text:p>11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F29]/[.E29]" office:value-type="percentage" office:value="0.958333333333333" calcext:value-type="percentage">
            <text:p>95.83%</text:p>
          </table:table-cell>
          <table:table-cell table:style-name="ce11" table:formula="of:=[.G29]/[.F29]" office:value-type="percentage" office:value="0.0434782608695652" calcext:value-type="percentage">
            <text:p>4.35%</text:p>
          </table:table-cell>
          <table:table-cell table:formula="of:=2*([.H29]*[.I29])/([.H29]+[.I29])" office:value-type="percentage" office:value="0.0831826401446654" calcext:value-type="percentage">
            <text:p>8.32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1429" calcext:value-type="float">
            <text:p>1429</text:p>
          </table:table-cell>
          <table:table-cell table:formula="of:=[.C7]" office:value-type="float" office:value="1342" calcext:value-type="float">
            <text:p>1342</text:p>
          </table:table-cell>
          <table:table-cell table:formula="of:=[.D7]"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F30]/[.E30]" office:value-type="percentage" office:value="0.956521739130435" calcext:value-type="percentage">
            <text:p>95.65%</text:p>
          </table:table-cell>
          <table:table-cell table:style-name="ce11" table:formula="of:=[.G30]/[.F30]" office:value-type="percentage" office:value="0.0454545454545455" calcext:value-type="percentage">
            <text:p>4.55%</text:p>
          </table:table-cell>
          <table:table-cell table:formula="of:=2*([.H30]*[.I30])/([.H30]+[.I30])" office:value-type="percentage" office:value="0.086785009861933" calcext:value-type="percentage">
            <text:p>8.68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1165" calcext:value-type="float">
            <text:p>1165</text:p>
          </table:table-cell>
          <table:table-cell table:formula="of:=[.C8]" office:value-type="float" office:value="1094" calcext:value-type="float">
            <text:p>1094</text:p>
          </table:table-cell>
          <table:table-cell table:formula="of:=[.D8]"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F31]/[.E31]" office:value-type="percentage" office:value="0.954545454545455" calcext:value-type="percentage">
            <text:p>95.45%</text:p>
          </table:table-cell>
          <table:table-cell table:style-name="ce11" table:formula="of:=[.G31]/[.F31]" office:value-type="percentage" office:value="0.0476190476190476" calcext:value-type="percentage">
            <text:p>4.76%</text:p>
          </table:table-cell>
          <table:table-cell table:formula="of:=2*([.H31]*[.I31])/([.H31]+[.I31])" office:value-type="percentage" office:value="0.0907127429805616" calcext:value-type="percentage">
            <text:p>9.07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958" calcext:value-type="float">
            <text:p>958</text:p>
          </table:table-cell>
          <table:table-cell table:formula="of:=[.C9]" office:value-type="float" office:value="902" calcext:value-type="float">
            <text:p>902</text:p>
          </table:table-cell>
          <table:table-cell table:formula="of:=[.D9]"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F32]/[.E32]" office:value-type="percentage" office:value="0.941176470588235" calcext:value-type="percentage">
            <text:p>94.12%</text:p>
          </table:table-cell>
          <table:table-cell table:style-name="ce11" table:formula="of:=[.G32]/[.F32]" office:value-type="percentage" office:value="0.0625" calcext:value-type="percentage">
            <text:p>6.25%</text:p>
          </table:table-cell>
          <table:table-cell table:formula="of:=2*([.H32]*[.I32])/([.H32]+[.I32])" office:value-type="percentage" office:value="0.117216117216117" calcext:value-type="percentage">
            <text:p>11.72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826" calcext:value-type="float">
            <text:p>826</text:p>
          </table:table-cell>
          <table:table-cell table:formula="of:=[.C10]" office:value-type="float" office:value="778" calcext:value-type="float">
            <text:p>778</text:p>
          </table:table-cell>
          <table:table-cell table:formula="of:=[.D10]"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F33]/[.E33]" office:value-type="percentage" office:value="0.933333333333333" calcext:value-type="percentage">
            <text:p>93.33%</text:p>
          </table:table-cell>
          <table:table-cell table:style-name="ce11" table:formula="of:=[.G33]/[.F33]" office:value-type="percentage" office:value="0.0714285714285714" calcext:value-type="percentage">
            <text:p>7.14%</text:p>
          </table:table-cell>
          <table:table-cell table:formula="of:=2*([.H33]*[.I33])/([.H33]+[.I33])" office:value-type="percentage" office:value="0.132701421800948" calcext:value-type="percentage">
            <text:p>13.27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727" calcext:value-type="float">
            <text:p>727</text:p>
          </table:table-cell>
          <table:table-cell table:formula="of:=[.C11]" office:value-type="float" office:value="687" calcext:value-type="float">
            <text:p>687</text:p>
          </table:table-cell>
          <table:table-cell table:formula="of:=[.D11]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F34]/[.E34]" office:value-type="percentage" office:value="0.933333333333333" calcext:value-type="percentage">
            <text:p>93.33%</text:p>
          </table:table-cell>
          <table:table-cell table:style-name="ce11" table:formula="of:=[.G34]/[.F34]" office:value-type="percentage" office:value="0.0714285714285714" calcext:value-type="percentage">
            <text:p>7.14%</text:p>
          </table:table-cell>
          <table:table-cell table:formula="of:=2*([.H34]*[.I34])/([.H34]+[.I34])" office:value-type="percentage" office:value="0.132701421800948" calcext:value-type="percentage">
            <text:p>13.27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647" calcext:value-type="float">
            <text:p>647</text:p>
          </table:table-cell>
          <table:table-cell table:formula="of:=[.C12]" office:value-type="float" office:value="613" calcext:value-type="float">
            <text:p>613</text:p>
          </table:table-cell>
          <table:table-cell table:formula="of:=[.D12]"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F35]/[.E35]" office:value-type="percentage" office:value="0.928571428571429" calcext:value-type="percentage">
            <text:p>92.86%</text:p>
          </table:table-cell>
          <table:table-cell table:style-name="ce11" table:formula="of:=[.G35]/[.F35]" office:value-type="percentage" office:value="0.0769230769230769" calcext:value-type="percentage">
            <text:p>7.69%</text:p>
          </table:table-cell>
          <table:table-cell table:formula="of:=2*([.H35]*[.I35])/([.H35]+[.I35])" office:value-type="percentage" office:value="0.14207650273224" calcext:value-type="percentage">
            <text:p>14.21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570" calcext:value-type="float">
            <text:p>570</text:p>
          </table:table-cell>
          <table:table-cell table:formula="of:=[.C13]" office:value-type="float" office:value="539" calcext:value-type="float">
            <text:p>539</text:p>
          </table:table-cell>
          <table:table-cell table:formula="of:=[.D13]"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F36]/[.E36]" office:value-type="percentage" office:value="0.909090909090909" calcext:value-type="percentage">
            <text:p>90.91%</text:p>
          </table:table-cell>
          <table:table-cell table:style-name="ce11" table:formula="of:=[.G36]/[.F36]" office:value-type="percentage" office:value="0.1" calcext:value-type="percentage">
            <text:p>10.00%</text:p>
          </table:table-cell>
          <table:table-cell table:formula="of:=2*([.H36]*[.I36])/([.H36]+[.I36])" office:value-type="percentage" office:value="0.18018018018018" calcext:value-type="percentage">
            <text:p>18.02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514" calcext:value-type="float">
            <text:p>514</text:p>
          </table:table-cell>
          <table:table-cell table:formula="of:=[.C14]" office:value-type="float" office:value="488" calcext:value-type="float">
            <text:p>488</text:p>
          </table:table-cell>
          <table:table-cell table:formula="of:=[.D14]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F37]/[.E37]" office:value-type="percentage" office:value="0.9" calcext:value-type="percentage">
            <text:p>90.00%</text:p>
          </table:table-cell>
          <table:table-cell table:style-name="ce11" table:formula="of:=[.G37]/[.F37]" office:value-type="percentage" office:value="0.111111111111111" calcext:value-type="percentage">
            <text:p>11.11%</text:p>
          </table:table-cell>
          <table:table-cell table:formula="of:=2*([.H37]*[.I37])/([.H37]+[.I37])" office:value-type="percentage" office:value="0.197802197802198" calcext:value-type="percentage">
            <text:p>19.78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469" calcext:value-type="float">
            <text:p>469</text:p>
          </table:table-cell>
          <table:table-cell table:formula="of:=[.C15]" office:value-type="float" office:value="444" calcext:value-type="float">
            <text:p>444</text:p>
          </table:table-cell>
          <table:table-cell table:formula="of:=[.D15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F38]/[.E38]" office:value-type="percentage" office:value="0.9" calcext:value-type="percentage">
            <text:p>90.00%</text:p>
          </table:table-cell>
          <table:table-cell table:style-name="ce11" table:formula="of:=[.G38]/[.F38]" office:value-type="percentage" office:value="0.111111111111111" calcext:value-type="percentage">
            <text:p>11.11%</text:p>
          </table:table-cell>
          <table:table-cell table:formula="of:=2*([.H38]*[.I38])/([.H38]+[.I38])" office:value-type="percentage" office:value="0.197802197802198" calcext:value-type="percentage">
            <text:p>19.78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421" calcext:value-type="float">
            <text:p>421</text:p>
          </table:table-cell>
          <table:table-cell table:formula="of:=[.C16]" office:value-type="float" office:value="398" calcext:value-type="float">
            <text:p>398</text:p>
          </table:table-cell>
          <table:table-cell table:formula="of:=[.D16]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F39]/[.E39]" office:value-type="percentage" office:value="0.9" calcext:value-type="percentage">
            <text:p>90.00%</text:p>
          </table:table-cell>
          <table:table-cell table:style-name="ce11" table:formula="of:=[.G39]/[.F39]" office:value-type="percentage" office:value="0.111111111111111" calcext:value-type="percentage">
            <text:p>11.11%</text:p>
          </table:table-cell>
          <table:table-cell table:formula="of:=2*([.H39]*[.I39])/([.H39]+[.I39])" office:value-type="percentage" office:value="0.197802197802198" calcext:value-type="percentage">
            <text:p>19.78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385" calcext:value-type="float">
            <text:p>385</text:p>
          </table:table-cell>
          <table:table-cell table:formula="of:=[.C17]" office:value-type="float" office:value="365" calcext:value-type="float">
            <text:p>365</text:p>
          </table:table-cell>
          <table:table-cell table:formula="of:=[.D17]"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F40]/[.E40]" office:value-type="percentage" office:value="1" calcext:value-type="percentage">
            <text:p>100.00%</text:p>
          </table:table-cell>
          <table:table-cell table:style-name="ce11" table:formula="of:=[.G40]/[.F40]" office:value-type="percentage" office:value="0" calcext:value-type="percentage">
            <text:p>0.00%</text:p>
          </table:table-cell>
          <table:table-cell table:formula="of:=2*([.H40]*[.I40])/([.H40]+[.I40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349" calcext:value-type="float">
            <text:p>349</text:p>
          </table:table-cell>
          <table:table-cell table:formula="of:=[.C18]" office:value-type="float" office:value="330" calcext:value-type="float">
            <text:p>330</text:p>
          </table:table-cell>
          <table:table-cell table:formula="of:=[.D18]" office:value-type="float" office:value="19" calcext:value-type="float">
            <text:p>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F41]/[.E41]" office:value-type="percentage" office:value="1" calcext:value-type="percentage">
            <text:p>100.00%</text:p>
          </table:table-cell>
          <table:table-cell table:style-name="ce11" table:formula="of:=[.G41]/[.F41]" office:value-type="percentage" office:value="0" calcext:value-type="percentage">
            <text:p>0.00%</text:p>
          </table:table-cell>
          <table:table-cell table:formula="of:=2*([.H41]*[.I41])/([.H41]+[.I41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321" calcext:value-type="float">
            <text:p>321</text:p>
          </table:table-cell>
          <table:table-cell table:formula="of:=[.C19]" office:value-type="float" office:value="302" calcext:value-type="float">
            <text:p>302</text:p>
          </table:table-cell>
          <table:table-cell table:formula="of:=[.D19]"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42]/[.E42]" office:value-type="percentage" office:value="1" calcext:value-type="percentage">
            <text:p>100.00%</text:p>
          </table:table-cell>
          <table:table-cell table:style-name="ce11" table:formula="of:=[.G42]/[.F42]" office:value-type="percentage" office:value="0" calcext:value-type="percentage">
            <text:p>0.00%</text:p>
          </table:table-cell>
          <table:table-cell table:formula="of:=2*([.H42]*[.I42])/([.H42]+[.I42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296" calcext:value-type="float">
            <text:p>296</text:p>
          </table:table-cell>
          <table:table-cell table:formula="of:=[.C20]" office:value-type="float" office:value="278" calcext:value-type="float">
            <text:p>278</text:p>
          </table:table-cell>
          <table:table-cell table:formula="of:=[.D20]"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F43]/[.E43]" office:value-type="percentage" office:value="1" calcext:value-type="percentage">
            <text:p>100.00%</text:p>
          </table:table-cell>
          <table:table-cell table:style-name="ce11" table:formula="of:=[.G43]/[.F43]" office:value-type="percentage" office:value="0" calcext:value-type="percentage">
            <text:p>0.00%</text:p>
          </table:table-cell>
          <table:table-cell table:formula="of:=2*([.H43]*[.I43])/([.H43]+[.I43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269" calcext:value-type="float">
            <text:p>269</text:p>
          </table:table-cell>
          <table:table-cell table:formula="of:=[.C21]" office:value-type="float" office:value="254" calcext:value-type="float">
            <text:p>254</text:p>
          </table:table-cell>
          <table:table-cell table:formula="of:=[.D21]"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44]/[.E44]" office:value-type="percentage" office:value="1" calcext:value-type="percentage">
            <text:p>100.00%</text:p>
          </table:table-cell>
          <table:table-cell table:style-name="ce11" table:formula="of:=[.G44]/[.F44]" office:value-type="percentage" office:value="0" calcext:value-type="percentage">
            <text:p>0.00%</text:p>
          </table:table-cell>
          <table:table-cell table:formula="of:=2*([.H44]*[.I44])/([.H44]+[.I44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2-DIRDEP" table:style-name="ta1">
        <table:shapes>
          <draw:frame draw:z-index="0" draw:style-name="gr1" draw:text-style-name="P1" svg:width="16.01cm" svg:height="8.999cm" svg:x="-39.061cm" svg:y="0.6cm">
            <draw:object draw:notify-on-update-of-ranges="'INFER-2-DIRDEP'.A2:'INFER-2-DIRDEP'.A2 'INFER-2-DIRDEP'.A3:'INFER-2-DIRDEP'.A3 'INFER-2-DIRDEP'.A4:'INFER-2-DIRDEP'.A4 'INFER-2-DIRDEP'.A5:'INFER-2-DIRDEP'.A5 'INFER-2-DIRDEP'.A6:'INFER-2-DIRDEP'.A6 'INFER-2-DIRDEP'.A7:'INFER-2-DIRDEP'.A7 'INFER-2-DIRDEP'.A8:'INFER-2-DIRDEP'.A8 'INFER-2-DIRDEP'.A9:'INFER-2-DIRDEP'.A9 'INFER-2-DIRDEP'.A10:'INFER-2-DIRDEP'.A10 'INFER-2-DIRDEP'.A11:'INFER-2-DIRDEP'.A11 'INFER-2-DIRDEP'.A12:'INFER-2-DIRDEP'.A12 'INFER-2-DIRDEP'.A13:'INFER-2-DIRDEP'.A13 'INFER-2-DIRDEP'.A14:'INFER-2-DIRDEP'.A14 'INFER-2-DIRDEP'.A15:'INFER-2-DIRDEP'.A15 'INFER-2-DIRDEP'.A16:'INFER-2-DIRDEP'.A16 'INFER-2-DIRDEP'.A17:'INFER-2-DIRDEP'.A17 'INFER-2-DIRDEP'.A18:'INFER-2-DIRDEP'.A18 'INFER-2-DIRDEP'.A19:'INFER-2-DIRDEP'.A19 'INFER-2-DIRDEP'.A20:'INFER-2-DIRDEP'.A20 'INFER-2-DIRDEP'.A21:'INFER-2-DIRDEP'.A2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INFER-2-DIRDEP'.I3:'INFER-2-DIRDEP'.I21 'INFER-2-DIRDEP'.A1:'INFER-2-DIRDEP'.A1 'INFER-2-DIRDEP'.H3:'INFER-2-DIRDEP'.H21 'INFER-2-DIRDEP'.I26:'INFER-2-DIRDEP'.I44 'INFER-2-DIRDEP'.A1:'INFER-2-DIRDEP'.A1 'INFER-2-DIRDEP'.H26:'INFER-2-DIRDEP'.H4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INFER-2-DIRDEP'.J2:'INFER-2-DIRDEP'.J21 'INFER-1-BASE'.A1:'INFER-1-BASE'.A1 'INFER-2-DIRDEP'.J25:'INFER-2-DIRDEP'.J44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INFER-2-DIRDEP'.I3:'INFER-2-DIRDEP'.I21 'INFER-1-BASE'.A1:'INFER-1-BASE'.A1 'INFER-2-DIRDEP'.H3:'INFER-2-DIRDEP'.H21 'INFER-2-DIRDEP'.I26:'INFER-2-DIRDEP'.I44 'INFER-1-BASE'.A1:'INFER-1-BASE'.A1 'INFER-2-DIRDEP'.H26:'INFER-2-DIRDEP'.H44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24" office:value-type="string" calcext:value-type="string">
            <text:p>Deniers</text:p>
          </table:table-cell>
          <table:table-cell table:style-name="ce24" office:value-type="string" calcext:value-type="string">
            <text:p>WIGA2</text:p>
          </table:table-cell>
          <table:table-cell table:style-name="ce25" office:value-type="string" calcext:value-type="string">
            <text:p>GWIGA2</text:p>
          </table:table-cell>
          <table:table-cell table:style-name="ce24" office:value-type="string" calcext:value-type="string">
            <text:p>DWIGA2</text:p>
          </table:table-cell>
          <table:table-cell table:style-name="ce10" office:value-type="string" calcext:value-type="string">
            <text:p>Precision</text:p>
          </table:table-cell>
          <table:table-cell table:style-name="ce24" office:value-type="string" calcext:value-type="string">
            <text:p>Recall</text:p>
          </table:table-cell>
          <table:table-cell table:style-name="ce24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1</text:p>
          </table:table-cell>
          <table:covered-table-cell table:number-columns-repeated="5" table:style-name="ce17"/>
          <table:covered-table-cell table:style-name="ce24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760</text:p>
          </table:table-cell>
          <table:table-cell office:value-type="float" office:value="5337" calcext:value-type="float">
            <text:p>5337</text:p>
          </table:table-cell>
          <table:table-cell office:value-type="float" office:value="423" calcext:value-type="float">
            <text:p>423</text:p>
          </table:table-cell>
          <table:table-cell office:value-type="float" office:value="758" calcext:value-type="float">
            <text:p>758</text:p>
          </table:table-cell>
          <table:table-cell office:value-type="float" office:value="704" calcext:value-type="float">
            <text:p>704</text:p>
          </table:table-cell>
          <table:table-cell office:value-type="float" office:value="54" calcext:value-type="float">
            <text:p>54</text:p>
          </table:table-cell>
          <table:table-cell table:formula="of:=[.F3]/[.E3]" office:value-type="percentage" office:value="0.928759894459103" calcext:value-type="percentage">
            <text:p>92.88%</text:p>
          </table:table-cell>
          <table:table-cell table:formula="of:=[.F3]/[.C3]" office:value-type="percentage" office:value="0.131909312347761" calcext:value-type="percentage">
            <text:p>13.19%</text:p>
          </table:table-cell>
          <table:table-cell table:formula="of:=2*([.H3]*[.I3])/([.H3]+[.I3])" office:value-type="percentage" office:value="0.231009023789992" calcext:value-type="percentage">
            <text:p>23.10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343</text:p>
          </table:table-cell>
          <table:table-cell office:value-type="float" office:value="3124" calcext:value-type="float">
            <text:p>3124</text:p>
          </table:table-cell>
          <table:table-cell office:value-type="float" office:value="219" calcext:value-type="float">
            <text:p>219</text:p>
          </table:table-cell>
          <table:table-cell office:value-type="float" office:value="586" calcext:value-type="float">
            <text:p>586</text:p>
          </table:table-cell>
          <table:table-cell office:value-type="float" office:value="546" calcext:value-type="float">
            <text:p>546</text:p>
          </table:table-cell>
          <table:table-cell office:value-type="float" office:value="40" calcext:value-type="float">
            <text:p>40</text:p>
          </table:table-cell>
          <table:table-cell table:formula="of:=[.F4]/[.E4]" office:value-type="percentage" office:value="0.931740614334471" calcext:value-type="percentage">
            <text:p>93.17%</text:p>
          </table:table-cell>
          <table:table-cell table:formula="of:=[.F4]/[.C4]" office:value-type="percentage" office:value="0.174775928297055" calcext:value-type="percentage">
            <text:p>17.48%</text:p>
          </table:table-cell>
          <table:table-cell table:formula="of:=2*([.H4]*[.I4])/([.H4]+[.I4])" office:value-type="percentage" office:value="0.294339622641509" calcext:value-type="percentage">
            <text:p>29.43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411</text:p>
          </table:table-cell>
          <table:table-cell office:value-type="float" office:value="2254" calcext:value-type="float">
            <text:p>2254</text:p>
          </table:table-cell>
          <table:table-cell office:value-type="float" office:value="157" calcext:value-type="float">
            <text:p>157</text:p>
          </table:table-cell>
          <table:table-cell office:value-type="float" office:value="497" calcext:value-type="float">
            <text:p>497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formula="of:=[.F5]/[.E5]" office:value-type="percentage" office:value="0.933601609657948" calcext:value-type="percentage">
            <text:p>93.36%</text:p>
          </table:table-cell>
          <table:table-cell table:formula="of:=[.F5]/[.C5]" office:value-type="percentage" office:value="0.205856255545696" calcext:value-type="percentage">
            <text:p>20.59%</text:p>
          </table:table-cell>
          <table:table-cell table:formula="of:=2*([.H5]*[.I5])/([.H5]+[.I5])" office:value-type="percentage" office:value="0.337331879316612" calcext:value-type="percentage">
            <text:p>33.73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819</text:p>
          </table:table-cell>
          <table:table-cell office:value-type="float" office:value="1706" calcext:value-type="float">
            <text:p>1706</text:p>
          </table:table-cell>
          <table:table-cell office:value-type="float" office:value="113" calcext:value-type="float">
            <text:p>113</text:p>
          </table:table-cell>
          <table:table-cell office:value-type="float" office:value="427" calcext:value-type="float">
            <text:p>427</text:p>
          </table:table-cell>
          <table:table-cell office:value-type="float" office:value="398" calcext:value-type="float">
            <text:p>398</text:p>
          </table:table-cell>
          <table:table-cell office:value-type="float" office:value="29" calcext:value-type="float">
            <text:p>29</text:p>
          </table:table-cell>
          <table:table-cell table:formula="of:=[.F6]/[.E6]" office:value-type="percentage" office:value="0.93208430913349" calcext:value-type="percentage">
            <text:p>93.21%</text:p>
          </table:table-cell>
          <table:table-cell table:formula="of:=[.F6]/[.C6]" office:value-type="percentage" office:value="0.233294255568581" calcext:value-type="percentage">
            <text:p>23.33%</text:p>
          </table:table-cell>
          <table:table-cell table:formula="of:=2*([.H6]*[.I6])/([.H6]+[.I6])" office:value-type="percentage" office:value="0.373183309892171" calcext:value-type="percentage">
            <text:p>37.32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429</text:p>
          </table:table-cell>
          <table:table-cell office:value-type="float" office:value="1342" calcext:value-type="float">
            <text:p>1342</text:p>
          </table:table-cell>
          <table:table-cell office:value-type="float" office:value="87" calcext:value-type="float">
            <text:p>87</text:p>
          </table:table-cell>
          <table:table-cell office:value-type="float" office:value="373" calcext:value-type="float">
            <text:p>373</text:p>
          </table:table-cell>
          <table:table-cell office:value-type="float" office:value="347" calcext:value-type="float">
            <text:p>347</text:p>
          </table:table-cell>
          <table:table-cell office:value-type="float" office:value="26" calcext:value-type="float">
            <text:p>26</text:p>
          </table:table-cell>
          <table:table-cell table:formula="of:=[.F7]/[.E7]" office:value-type="percentage" office:value="0.93029490616622" calcext:value-type="percentage">
            <text:p>93.03%</text:p>
          </table:table-cell>
          <table:table-cell table:formula="of:=[.F7]/[.C7]" office:value-type="percentage" office:value="0.258569299552906" calcext:value-type="percentage">
            <text:p>25.86%</text:p>
          </table:table-cell>
          <table:table-cell table:formula="of:=2*([.H7]*[.I7])/([.H7]+[.I7])" office:value-type="percentage" office:value="0.40466472303207" calcext:value-type="percentage">
            <text:p>40.47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165</text:p>
          </table:table-cell>
          <table:table-cell office:value-type="float" office:value="1094" calcext:value-type="float">
            <text:p>1094</text:p>
          </table:table-cell>
          <table:table-cell office:value-type="float" office:value="71" calcext:value-type="float">
            <text:p>71</text:p>
          </table:table-cell>
          <table:table-cell office:value-type="float" office:value="338" calcext:value-type="float">
            <text:p>338</text:p>
          </table:table-cell>
          <table:table-cell office:value-type="float" office:value="314" calcext:value-type="float">
            <text:p>314</text:p>
          </table:table-cell>
          <table:table-cell office:value-type="float" office:value="24" calcext:value-type="float">
            <text:p>24</text:p>
          </table:table-cell>
          <table:table-cell table:formula="of:=[.F8]/[.E8]" office:value-type="percentage" office:value="0.928994082840237" calcext:value-type="percentage">
            <text:p>92.90%</text:p>
          </table:table-cell>
          <table:table-cell table:formula="of:=[.F8]/[.C8]" office:value-type="percentage" office:value="0.287020109689214" calcext:value-type="percentage">
            <text:p>28.70%</text:p>
          </table:table-cell>
          <table:table-cell table:formula="of:=2*([.H8]*[.I8])/([.H8]+[.I8])" office:value-type="percentage" office:value="0.438547486033519" calcext:value-type="percentage">
            <text:p>43.85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float" office:value="902" calcext:value-type="float">
            <text:p>902</text:p>
          </table:table-cell>
          <table:table-cell office:value-type="float" office:value="56" calcext:value-type="float">
            <text:p>56</text:p>
          </table:table-cell>
          <table:table-cell office:value-type="float" office:value="297" calcext:value-type="float">
            <text:p>297</text:p>
          </table:table-cell>
          <table:table-cell office:value-type="float" office:value="275" calcext:value-type="float">
            <text:p>275</text:p>
          </table:table-cell>
          <table:table-cell office:value-type="float" office:value="22" calcext:value-type="float">
            <text:p>22</text:p>
          </table:table-cell>
          <table:table-cell table:formula="of:=[.F9]/[.E9]" office:value-type="percentage" office:value="0.925925925925926" calcext:value-type="percentage">
            <text:p>92.59%</text:p>
          </table:table-cell>
          <table:table-cell table:formula="of:=[.F9]/[.C9]" office:value-type="percentage" office:value="0.304878048780488" calcext:value-type="percentage">
            <text:p>30.49%</text:p>
          </table:table-cell>
          <table:table-cell table:formula="of:=2*([.H9]*[.I9])/([.H9]+[.I9])" office:value-type="percentage" office:value="0.458715596330275" calcext:value-type="percentage">
            <text:p>45.87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float" office:value="778" calcext:value-type="float">
            <text:p>778</text:p>
          </table:table-cell>
          <table:table-cell office:value-type="float" office:value="48" calcext:value-type="float">
            <text:p>48</text:p>
          </table:table-cell>
          <table:table-cell office:value-type="float" office:value="266" calcext:value-type="float">
            <text:p>266</text:p>
          </table:table-cell>
          <table:table-cell office:value-type="float" office:value="248" calcext:value-type="float">
            <text:p>248</text:p>
          </table:table-cell>
          <table:table-cell office:value-type="float" office:value="18" calcext:value-type="float">
            <text:p>18</text:p>
          </table:table-cell>
          <table:table-cell table:formula="of:=[.F10]/[.E10]" office:value-type="percentage" office:value="0.932330827067669" calcext:value-type="percentage">
            <text:p>93.23%</text:p>
          </table:table-cell>
          <table:table-cell table:formula="of:=[.F10]/[.C10]" office:value-type="percentage" office:value="0.318766066838046" calcext:value-type="percentage">
            <text:p>31.88%</text:p>
          </table:table-cell>
          <table:table-cell table:formula="of:=2*([.H10]*[.I10])/([.H10]+[.I10])" office:value-type="percentage" office:value="0.475095785440613" calcext:value-type="percentage">
            <text:p>47.51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float" office:value="687" calcext:value-type="float">
            <text:p>687</text:p>
          </table:table-cell>
          <table:table-cell office:value-type="float" office:value="40" calcext:value-type="float">
            <text:p>40</text:p>
          </table:table-cell>
          <table:table-cell office:value-type="float" office:value="244" calcext:value-type="float">
            <text:p>244</text:p>
          </table:table-cell>
          <table:table-cell office:value-type="float" office:value="228" calcext:value-type="float">
            <text:p>228</text:p>
          </table:table-cell>
          <table:table-cell office:value-type="float" office:value="16" calcext:value-type="float">
            <text:p>16</text:p>
          </table:table-cell>
          <table:table-cell table:formula="of:=[.F11]/[.E11]" office:value-type="percentage" office:value="0.934426229508197" calcext:value-type="percentage">
            <text:p>93.44%</text:p>
          </table:table-cell>
          <table:table-cell table:formula="of:=[.F11]/[.C11]" office:value-type="percentage" office:value="0.331877729257642" calcext:value-type="percentage">
            <text:p>33.19%</text:p>
          </table:table-cell>
          <table:table-cell table:formula="of:=2*([.H11]*[.I11])/([.H11]+[.I11])" office:value-type="percentage" office:value="0.489795918367347" calcext:value-type="percentage">
            <text:p>48.98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float" office:value="613" calcext:value-type="float">
            <text:p>613</text:p>
          </table:table-cell>
          <table:table-cell office:value-type="float" office:value="34" calcext:value-type="float">
            <text:p>34</text:p>
          </table:table-cell>
          <table:table-cell office:value-type="float" office:value="226" calcext:value-type="float">
            <text:p>226</text:p>
          </table:table-cell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table:formula="of:=[.F12]/[.E12]" office:value-type="percentage" office:value="0.929203539823009" calcext:value-type="percentage">
            <text:p>92.92%</text:p>
          </table:table-cell>
          <table:table-cell table:formula="of:=[.F12]/[.C12]" office:value-type="percentage" office:value="0.34257748776509" calcext:value-type="percentage">
            <text:p>34.26%</text:p>
          </table:table-cell>
          <table:table-cell table:formula="of:=2*([.H12]*[.I12])/([.H12]+[.I12])" office:value-type="percentage" office:value="0.500595947556615" calcext:value-type="percentage">
            <text:p>50.06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float" office:value="539" calcext:value-type="float">
            <text:p>539</text:p>
          </table:table-cell>
          <table:table-cell office:value-type="float" office:value="31" calcext:value-type="float">
            <text:p>31</text:p>
          </table:table-cell>
          <table:table-cell office:value-type="float" office:value="207" calcext:value-type="float">
            <text:p>207</text:p>
          </table:table-cell>
          <table:table-cell office:value-type="float" office:value="191" calcext:value-type="float">
            <text:p>191</text:p>
          </table:table-cell>
          <table:table-cell office:value-type="float" office:value="16" calcext:value-type="float">
            <text:p>16</text:p>
          </table:table-cell>
          <table:table-cell table:formula="of:=[.F13]/[.E13]" office:value-type="percentage" office:value="0.922705314009662" calcext:value-type="percentage">
            <text:p>92.27%</text:p>
          </table:table-cell>
          <table:table-cell table:formula="of:=[.F13]/[.C13]" office:value-type="percentage" office:value="0.354359925788497" calcext:value-type="percentage">
            <text:p>35.44%</text:p>
          </table:table-cell>
          <table:table-cell table:formula="of:=2*([.H13]*[.I13])/([.H13]+[.I13])" office:value-type="percentage" office:value="0.512064343163539" calcext:value-type="percentage">
            <text:p>51.21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194" calcext:value-type="float">
            <text:p>194</text:p>
          </table:table-cell>
          <table:table-cell office:value-type="float" office:value="179" calcext:value-type="float">
            <text:p>179</text:p>
          </table:table-cell>
          <table:table-cell office:value-type="float" office:value="15" calcext:value-type="float">
            <text:p>15</text:p>
          </table:table-cell>
          <table:table-cell table:formula="of:=[.F14]/[.E14]" office:value-type="percentage" office:value="0.922680412371134" calcext:value-type="percentage">
            <text:p>92.27%</text:p>
          </table:table-cell>
          <table:table-cell table:formula="of:=[.F14]/[.C14]" office:value-type="percentage" office:value="0.366803278688525" calcext:value-type="percentage">
            <text:p>36.68%</text:p>
          </table:table-cell>
          <table:table-cell table:formula="of:=2*([.H14]*[.I14])/([.H14]+[.I14])" office:value-type="percentage" office:value="0.524926686217009" calcext:value-type="percentage">
            <text:p>52.49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  <table:table-cell office:value-type="float" office:value="178" calcext:value-type="float">
            <text:p>178</text:p>
          </table:table-cell>
          <table:table-cell office:value-type="float" office:value="164" calcext:value-type="float">
            <text:p>164</text:p>
          </table:table-cell>
          <table:table-cell office:value-type="float" office:value="14" calcext:value-type="float">
            <text:p>14</text:p>
          </table:table-cell>
          <table:table-cell table:formula="of:=[.F15]/[.E15]" office:value-type="percentage" office:value="0.921348314606742" calcext:value-type="percentage">
            <text:p>92.13%</text:p>
          </table:table-cell>
          <table:table-cell table:formula="of:=[.F15]/[.C15]" office:value-type="percentage" office:value="0.369369369369369" calcext:value-type="percentage">
            <text:p>36.94%</text:p>
          </table:table-cell>
          <table:table-cell table:formula="of:=2*([.H15]*[.I15])/([.H15]+[.I15])" office:value-type="percentage" office:value="0.527331189710611" calcext:value-type="percentage">
            <text:p>52.73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float" office:value="398" calcext:value-type="float">
            <text:p>398</text:p>
          </table:table-cell>
          <table:table-cell office:value-type="float" office:value="23" calcext:value-type="float">
            <text:p>23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12" calcext:value-type="float">
            <text:p>12</text:p>
          </table:table-cell>
          <table:table-cell table:formula="of:=[.F16]/[.E16]" office:value-type="percentage" office:value="0.927272727272727" calcext:value-type="percentage">
            <text:p>92.73%</text:p>
          </table:table-cell>
          <table:table-cell table:formula="of:=[.F16]/[.C16]" office:value-type="percentage" office:value="0.384422110552764" calcext:value-type="percentage">
            <text:p>38.44%</text:p>
          </table:table-cell>
          <table:table-cell table:formula="of:=2*([.H16]*[.I16])/([.H16]+[.I16])" office:value-type="percentage" office:value="0.543516873889876" calcext:value-type="percentage">
            <text:p>54.35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float" office:value="365" calcext:value-type="float">
            <text:p>365</text:p>
          </table:table-cell>
          <table:table-cell office:value-type="float" office:value="20" calcext:value-type="float">
            <text:p>20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table:formula="of:=[.F17]/[.E17]" office:value-type="percentage" office:value="0.935064935064935" calcext:value-type="percentage">
            <text:p>93.51%</text:p>
          </table:table-cell>
          <table:table-cell table:formula="of:=[.F17]/[.C17]" office:value-type="percentage" office:value="0.394520547945205" calcext:value-type="percentage">
            <text:p>39.45%</text:p>
          </table:table-cell>
          <table:table-cell table:formula="of:=2*([.H17]*[.I17])/([.H17]+[.I17])" office:value-type="percentage" office:value="0.554913294797688" calcext:value-type="percentage">
            <text:p>55.49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table:formula="of:=[.F18]/[.E18]" office:value-type="percentage" office:value="0.930555555555556" calcext:value-type="percentage">
            <text:p>93.06%</text:p>
          </table:table-cell>
          <table:table-cell table:formula="of:=[.F18]/[.C18]" office:value-type="percentage" office:value="0.406060606060606" calcext:value-type="percentage">
            <text:p>40.61%</text:p>
          </table:table-cell>
          <table:table-cell table:formula="of:=2*([.H18]*[.I18])/([.H18]+[.I18])" office:value-type="percentage" office:value="0.565400843881857" calcext:value-type="percentage">
            <text:p>56.54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float" office:value="302" calcext:value-type="float">
            <text:p>302</text:p>
          </table:table-cell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table:formula="of:=[.F19]/[.E19]" office:value-type="percentage" office:value="0.924812030075188" calcext:value-type="percentage">
            <text:p>92.48%</text:p>
          </table:table-cell>
          <table:table-cell table:formula="of:=[.F19]/[.C19]" office:value-type="percentage" office:value="0.407284768211921" calcext:value-type="percentage">
            <text:p>40.73%</text:p>
          </table:table-cell>
          <table:table-cell table:formula="of:=2*([.H19]*[.I19])/([.H19]+[.I19])" office:value-type="percentage" office:value="0.56551724137931" calcext:value-type="percentage">
            <text:p>56.55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table:formula="of:=[.F20]/[.E20]" office:value-type="percentage" office:value="0.928571428571429" calcext:value-type="percentage">
            <text:p>92.86%</text:p>
          </table:table-cell>
          <table:table-cell table:formula="of:=[.F20]/[.C20]" office:value-type="percentage" office:value="0.420863309352518" calcext:value-type="percentage">
            <text:p>42.09%</text:p>
          </table:table-cell>
          <table:table-cell table:formula="of:=2*([.H20]*[.I20])/([.H20]+[.I20])" office:value-type="percentage" office:value="0.579207920792079" calcext:value-type="percentage">
            <text:p>57.92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table:formula="of:=[.F21]/[.E21]" office:value-type="percentage" office:value="0.929824561403509" calcext:value-type="percentage">
            <text:p>92.98%</text:p>
          </table:table-cell>
          <table:table-cell table:formula="of:=[.F21]/[.C21]" office:value-type="percentage" office:value="0.417322834645669" calcext:value-type="percentage">
            <text:p>41.73%</text:p>
          </table:table-cell>
          <table:table-cell table:formula="of:=2*([.H21]*[.I21])/([.H21]+[.I21])" office:value-type="percentage" office:value="0.576086956521739" calcext:value-type="percentage">
            <text:p>57.61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24" office:value-type="string" calcext:value-type="string">
            <text:p>Deniers</text:p>
          </table:table-cell>
          <table:table-cell table:style-name="ce24" office:value-type="string" calcext:value-type="string">
            <text:p>SIGA2</text:p>
          </table:table-cell>
          <table:table-cell table:style-name="ce25" office:value-type="string" calcext:value-type="string">
            <text:p>GSIGA2</text:p>
          </table:table-cell>
          <table:table-cell table:style-name="ce24" office:value-type="string" calcext:value-type="string">
            <text:p>DSIGA2</text:p>
          </table:table-cell>
          <table:table-cell table:style-name="ce10" office:value-type="string" calcext:value-type="string">
            <text:p>Precision</text:p>
          </table:table-cell>
          <table:table-cell table:style-name="ce24" office:value-type="string" calcext:value-type="string">
            <text:p>Recall</text:p>
          </table:table-cell>
          <table:table-cell table:style-name="ce24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24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5760" calcext:value-type="float">
            <text:p>5760</text:p>
          </table:table-cell>
          <table:table-cell table:formula="of:=[.C3]" office:value-type="float" office:value="5337" calcext:value-type="float">
            <text:p>5337</text:p>
          </table:table-cell>
          <table:table-cell table:formula="of:=[.D3]" office:value-type="float" office:value="423" calcext:value-type="float">
            <text:p>423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formula="of:=[.F26]/[.E26]" office:value-type="percentage" office:value="0.962962962962963" calcext:value-type="percentage">
            <text:p>96.30%</text:p>
          </table:table-cell>
          <table:table-cell table:style-name="ce11" table:formula="of:=[.G26]/[.F26]" office:value-type="percentage" office:value="0.0384615384615385" calcext:value-type="percentage">
            <text:p>3.85%</text:p>
          </table:table-cell>
          <table:table-cell table:formula="of:=2*([.H26]*[.I26])/([.H26]+[.I26])" office:value-type="percentage" office:value="0.0739687055476529" calcext:value-type="percentage">
            <text:p>7.40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3343" calcext:value-type="float">
            <text:p>3343</text:p>
          </table:table-cell>
          <table:table-cell table:formula="of:=[.C4]" office:value-type="float" office:value="3124" calcext:value-type="float">
            <text:p>3124</text:p>
          </table:table-cell>
          <table:table-cell table:formula="of:=[.D4]" office:value-type="float" office:value="219" calcext:value-type="float">
            <text:p>21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[.F27]/[.E27]" office:value-type="percentage" office:value="0.984375" calcext:value-type="percentage">
            <text:p>98.44%</text:p>
          </table:table-cell>
          <table:table-cell table:style-name="ce11" table:formula="of:=[.G27]/[.F27]" office:value-type="percentage" office:value="0.0158730158730159" calcext:value-type="percentage">
            <text:p>1.59%</text:p>
          </table:table-cell>
          <table:table-cell table:formula="of:=2*([.H27]*[.I27])/([.H27]+[.I27])" office:value-type="percentage" office:value="0.0312422514257377" calcext:value-type="percentage">
            <text:p>3.12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2411" calcext:value-type="float">
            <text:p>2411</text:p>
          </table:table-cell>
          <table:table-cell table:formula="of:=[.C5]" office:value-type="float" office:value="2254" calcext:value-type="float">
            <text:p>2254</text:p>
          </table:table-cell>
          <table:table-cell table:formula="of:=[.D5]" office:value-type="float" office:value="157" calcext:value-type="float">
            <text:p>15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[.F28]/[.E28]" office:value-type="percentage" office:value="0.983050847457627" calcext:value-type="percentage">
            <text:p>98.31%</text:p>
          </table:table-cell>
          <table:table-cell table:style-name="ce11" table:formula="of:=[.G28]/[.F28]" office:value-type="percentage" office:value="0.0172413793103448" calcext:value-type="percentage">
            <text:p>1.72%</text:p>
          </table:table-cell>
          <table:table-cell table:formula="of:=2*([.H28]*[.I28])/([.H28]+[.I28])" office:value-type="percentage" office:value="0.0338884019865615" calcext:value-type="percentage">
            <text:p>3.39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1819" calcext:value-type="float">
            <text:p>1819</text:p>
          </table:table-cell>
          <table:table-cell table:formula="of:=[.C6]" office:value-type="float" office:value="1706" calcext:value-type="float">
            <text:p>1706</text:p>
          </table:table-cell>
          <table:table-cell table:formula="of:=[.D6]" office:value-type="float" office:value="113" calcext:value-type="float">
            <text:p>113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F29]/[.E29]" office:value-type="percentage" office:value="0.981818181818182" calcext:value-type="percentage">
            <text:p>98.18%</text:p>
          </table:table-cell>
          <table:table-cell table:style-name="ce11" table:formula="of:=[.G29]/[.F29]" office:value-type="percentage" office:value="0.0185185185185185" calcext:value-type="percentage">
            <text:p>1.85%</text:p>
          </table:table-cell>
          <table:table-cell table:formula="of:=2*([.H29]*[.I29])/([.H29]+[.I29])" office:value-type="percentage" office:value="0.0363513968360821" calcext:value-type="percentage">
            <text:p>3.64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1429" calcext:value-type="float">
            <text:p>1429</text:p>
          </table:table-cell>
          <table:table-cell table:formula="of:=[.C7]" office:value-type="float" office:value="1342" calcext:value-type="float">
            <text:p>1342</text:p>
          </table:table-cell>
          <table:table-cell table:formula="of:=[.D7]"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F30]/[.E30]" office:value-type="percentage" office:value="0.979591836734694" calcext:value-type="percentage">
            <text:p>97.96%</text:p>
          </table:table-cell>
          <table:table-cell table:style-name="ce11" table:formula="of:=[.G30]/[.F30]" office:value-type="percentage" office:value="0.0208333333333333" calcext:value-type="percentage">
            <text:p>2.08%</text:p>
          </table:table-cell>
          <table:table-cell table:formula="of:=2*([.H30]*[.I30])/([.H30]+[.I30])" office:value-type="percentage" office:value="0.0407989800254994" calcext:value-type="percentage">
            <text:p>4.08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1165" calcext:value-type="float">
            <text:p>1165</text:p>
          </table:table-cell>
          <table:table-cell table:formula="of:=[.C8]" office:value-type="float" office:value="1094" calcext:value-type="float">
            <text:p>1094</text:p>
          </table:table-cell>
          <table:table-cell table:formula="of:=[.D8]"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F31]/[.E31]" office:value-type="percentage" office:value="0.978260869565217" calcext:value-type="percentage">
            <text:p>97.83%</text:p>
          </table:table-cell>
          <table:table-cell table:style-name="ce11" table:formula="of:=[.G31]/[.F31]" office:value-type="percentage" office:value="0.0222222222222222" calcext:value-type="percentage">
            <text:p>2.22%</text:p>
          </table:table-cell>
          <table:table-cell table:formula="of:=2*([.H31]*[.I31])/([.H31]+[.I31])" office:value-type="percentage" office:value="0.0434572670207629" calcext:value-type="percentage">
            <text:p>4.35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958" calcext:value-type="float">
            <text:p>958</text:p>
          </table:table-cell>
          <table:table-cell table:formula="of:=[.C9]" office:value-type="float" office:value="902" calcext:value-type="float">
            <text:p>902</text:p>
          </table:table-cell>
          <table:table-cell table:formula="of:=[.D9]"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F32]/[.E32]" office:value-type="percentage" office:value="0.972972972972973" calcext:value-type="percentage">
            <text:p>97.30%</text:p>
          </table:table-cell>
          <table:table-cell table:style-name="ce11" table:formula="of:=[.G32]/[.F32]" office:value-type="percentage" office:value="0.0277777777777778" calcext:value-type="percentage">
            <text:p>2.78%</text:p>
          </table:table-cell>
          <table:table-cell table:formula="of:=2*([.H32]*[.I32])/([.H32]+[.I32])" office:value-type="percentage" office:value="0.054013503375844" calcext:value-type="percentage">
            <text:p>5.40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826" calcext:value-type="float">
            <text:p>826</text:p>
          </table:table-cell>
          <table:table-cell table:formula="of:=[.C10]" office:value-type="float" office:value="778" calcext:value-type="float">
            <text:p>778</text:p>
          </table:table-cell>
          <table:table-cell table:formula="of:=[.D10]"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F33]/[.E33]" office:value-type="percentage" office:value="0.96969696969697" calcext:value-type="percentage">
            <text:p>96.97%</text:p>
          </table:table-cell>
          <table:table-cell table:style-name="ce11" table:formula="of:=[.G33]/[.F33]" office:value-type="percentage" office:value="0.03125" calcext:value-type="percentage">
            <text:p>3.13%</text:p>
          </table:table-cell>
          <table:table-cell table:formula="of:=2*([.H33]*[.I33])/([.H33]+[.I33])" office:value-type="percentage" office:value="0.0605487228003784" calcext:value-type="percentage">
            <text:p>6.05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727" calcext:value-type="float">
            <text:p>727</text:p>
          </table:table-cell>
          <table:table-cell table:formula="of:=[.C11]" office:value-type="float" office:value="687" calcext:value-type="float">
            <text:p>687</text:p>
          </table:table-cell>
          <table:table-cell table:formula="of:=[.D11]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F34]/[.E34]" office:value-type="percentage" office:value="0.96875" calcext:value-type="percentage">
            <text:p>96.88%</text:p>
          </table:table-cell>
          <table:table-cell table:style-name="ce11" table:formula="of:=[.G34]/[.F34]" office:value-type="percentage" office:value="0.032258064516129" calcext:value-type="percentage">
            <text:p>3.23%</text:p>
          </table:table-cell>
          <table:table-cell table:formula="of:=2*([.H34]*[.I34])/([.H34]+[.I34])" office:value-type="percentage" office:value="0.0624370594159114" calcext:value-type="percentage">
            <text:p>6.24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647" calcext:value-type="float">
            <text:p>647</text:p>
          </table:table-cell>
          <table:table-cell table:formula="of:=[.C12]" office:value-type="float" office:value="613" calcext:value-type="float">
            <text:p>613</text:p>
          </table:table-cell>
          <table:table-cell table:formula="of:=[.D12]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F35]/[.E35]" office:value-type="percentage" office:value="0.967741935483871" calcext:value-type="percentage">
            <text:p>96.77%</text:p>
          </table:table-cell>
          <table:table-cell table:style-name="ce11" table:formula="of:=[.G35]/[.F35]" office:value-type="percentage" office:value="0.0333333333333333" calcext:value-type="percentage">
            <text:p>3.33%</text:p>
          </table:table-cell>
          <table:table-cell table:formula="of:=2*([.H35]*[.I35])/([.H35]+[.I35])" office:value-type="percentage" office:value="0.0644468313641246" calcext:value-type="percentage">
            <text:p>6.44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570" calcext:value-type="float">
            <text:p>570</text:p>
          </table:table-cell>
          <table:table-cell table:formula="of:=[.C13]" office:value-type="float" office:value="539" calcext:value-type="float">
            <text:p>539</text:p>
          </table:table-cell>
          <table:table-cell table:formula="of:=[.D13]"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F36]/[.E36]" office:value-type="percentage" office:value="0.962962962962963" calcext:value-type="percentage">
            <text:p>96.30%</text:p>
          </table:table-cell>
          <table:table-cell table:style-name="ce11" table:formula="of:=[.G36]/[.F36]" office:value-type="percentage" office:value="0.0384615384615385" calcext:value-type="percentage">
            <text:p>3.85%</text:p>
          </table:table-cell>
          <table:table-cell table:formula="of:=2*([.H36]*[.I36])/([.H36]+[.I36])" office:value-type="percentage" office:value="0.0739687055476529" calcext:value-type="percentage">
            <text:p>7.40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514" calcext:value-type="float">
            <text:p>514</text:p>
          </table:table-cell>
          <table:table-cell table:formula="of:=[.C14]" office:value-type="float" office:value="488" calcext:value-type="float">
            <text:p>488</text:p>
          </table:table-cell>
          <table:table-cell table:formula="of:=[.D14]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F37]/[.E37]" office:value-type="percentage" office:value="0.961538461538462" calcext:value-type="percentage">
            <text:p>96.15%</text:p>
          </table:table-cell>
          <table:table-cell table:style-name="ce11" table:formula="of:=[.G37]/[.F37]" office:value-type="percentage" office:value="0.04" calcext:value-type="percentage">
            <text:p>4.00%</text:p>
          </table:table-cell>
          <table:table-cell table:formula="of:=2*([.H37]*[.I37])/([.H37]+[.I37])" office:value-type="percentage" office:value="0.0768049155145929" calcext:value-type="percentage">
            <text:p>7.68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469" calcext:value-type="float">
            <text:p>469</text:p>
          </table:table-cell>
          <table:table-cell table:formula="of:=[.C15]" office:value-type="float" office:value="444" calcext:value-type="float">
            <text:p>444</text:p>
          </table:table-cell>
          <table:table-cell table:formula="of:=[.D15]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F38]/[.E38]" office:value-type="percentage" office:value="0.958333333333333" calcext:value-type="percentage">
            <text:p>95.83%</text:p>
          </table:table-cell>
          <table:table-cell table:style-name="ce11" table:formula="of:=[.G38]/[.F38]" office:value-type="percentage" office:value="0.0434782608695652" calcext:value-type="percentage">
            <text:p>4.35%</text:p>
          </table:table-cell>
          <table:table-cell table:formula="of:=2*([.H38]*[.I38])/([.H38]+[.I38])" office:value-type="percentage" office:value="0.0831826401446654" calcext:value-type="percentage">
            <text:p>8.32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421" calcext:value-type="float">
            <text:p>421</text:p>
          </table:table-cell>
          <table:table-cell table:formula="of:=[.C16]" office:value-type="float" office:value="398" calcext:value-type="float">
            <text:p>398</text:p>
          </table:table-cell>
          <table:table-cell table:formula="of:=[.D16]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F39]/[.E39]" office:value-type="percentage" office:value="0.956521739130435" calcext:value-type="percentage">
            <text:p>95.65%</text:p>
          </table:table-cell>
          <table:table-cell table:style-name="ce11" table:formula="of:=[.G39]/[.F39]" office:value-type="percentage" office:value="0.0454545454545455" calcext:value-type="percentage">
            <text:p>4.55%</text:p>
          </table:table-cell>
          <table:table-cell table:formula="of:=2*([.H39]*[.I39])/([.H39]+[.I39])" office:value-type="percentage" office:value="0.086785009861933" calcext:value-type="percentage">
            <text:p>8.68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385" calcext:value-type="float">
            <text:p>385</text:p>
          </table:table-cell>
          <table:table-cell table:formula="of:=[.C17]" office:value-type="float" office:value="365" calcext:value-type="float">
            <text:p>365</text:p>
          </table:table-cell>
          <table:table-cell table:formula="of:=[.D17]"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F40]/[.E40]" office:value-type="percentage" office:value="1" calcext:value-type="percentage">
            <text:p>100.00%</text:p>
          </table:table-cell>
          <table:table-cell table:style-name="ce11" table:formula="of:=[.G40]/[.F40]" office:value-type="percentage" office:value="0" calcext:value-type="percentage">
            <text:p>0.00%</text:p>
          </table:table-cell>
          <table:table-cell table:formula="of:=2*([.H40]*[.I40])/([.H40]+[.I40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349" calcext:value-type="float">
            <text:p>349</text:p>
          </table:table-cell>
          <table:table-cell table:formula="of:=[.C18]" office:value-type="float" office:value="330" calcext:value-type="float">
            <text:p>330</text:p>
          </table:table-cell>
          <table:table-cell table:formula="of:=[.D18]"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F41]/[.E41]" office:value-type="percentage" office:value="1" calcext:value-type="percentage">
            <text:p>100.00%</text:p>
          </table:table-cell>
          <table:table-cell table:style-name="ce11" table:formula="of:=[.G41]/[.F41]" office:value-type="percentage" office:value="0" calcext:value-type="percentage">
            <text:p>0.00%</text:p>
          </table:table-cell>
          <table:table-cell table:formula="of:=2*([.H41]*[.I41])/([.H41]+[.I41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321" calcext:value-type="float">
            <text:p>321</text:p>
          </table:table-cell>
          <table:table-cell table:formula="of:=[.C19]" office:value-type="float" office:value="302" calcext:value-type="float">
            <text:p>302</text:p>
          </table:table-cell>
          <table:table-cell table:formula="of:=[.D19]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F42]/[.E42]" office:value-type="percentage" office:value="1" calcext:value-type="percentage">
            <text:p>100.00%</text:p>
          </table:table-cell>
          <table:table-cell table:style-name="ce11" table:formula="of:=[.G42]/[.F42]" office:value-type="percentage" office:value="0" calcext:value-type="percentage">
            <text:p>0.00%</text:p>
          </table:table-cell>
          <table:table-cell table:formula="of:=2*([.H42]*[.I42])/([.H42]+[.I42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296" calcext:value-type="float">
            <text:p>296</text:p>
          </table:table-cell>
          <table:table-cell table:formula="of:=[.C20]" office:value-type="float" office:value="278" calcext:value-type="float">
            <text:p>278</text:p>
          </table:table-cell>
          <table:table-cell table:formula="of:=[.D20]"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F43]/[.E43]" office:value-type="percentage" office:value="1" calcext:value-type="percentage">
            <text:p>100.00%</text:p>
          </table:table-cell>
          <table:table-cell table:style-name="ce11" table:formula="of:=[.G43]/[.F43]" office:value-type="percentage" office:value="0" calcext:value-type="percentage">
            <text:p>0.00%</text:p>
          </table:table-cell>
          <table:table-cell table:formula="of:=2*([.H43]*[.I43])/([.H43]+[.I43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269" calcext:value-type="float">
            <text:p>269</text:p>
          </table:table-cell>
          <table:table-cell table:formula="of:=[.C21]" office:value-type="float" office:value="254" calcext:value-type="float">
            <text:p>254</text:p>
          </table:table-cell>
          <table:table-cell table:formula="of:=[.D21]"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F44]/[.E44]" office:value-type="percentage" office:value="1" calcext:value-type="percentage">
            <text:p>100.00%</text:p>
          </table:table-cell>
          <table:table-cell table:style-name="ce11" table:formula="of:=[.G44]/[.F44]" office:value-type="percentage" office:value="0" calcext:value-type="percentage">
            <text:p>0.00%</text:p>
          </table:table-cell>
          <table:table-cell table:formula="of:=2*([.H44]*[.I44])/([.H44]+[.I44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00-00-00</text:date>, <text:time style:data-style-name="N2" text:time-value="07:51:08.432587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2T11:34:12.039945955</meta:creation-date>
    <dc:date>2021-03-15T09:00:18.289565152</dc:date>
    <meta:editing-duration>P3DT10H21M53S</meta:editing-duration>
    <meta:editing-cycles>273</meta:editing-cycles>
    <meta:generator>LibreOffice/6.4.7.2$Linux_X86_64 LibreOffice_project/40$Build-2</meta:generator>
    <meta:document-statistic meta:table-count="6" meta:cell-count="2412" meta:object-count="20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INFER-1-DIRDEP'.A2:'INFER-1-DIRDEP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1-DIRDEP'.A2:'INFER-1-DIRDEP'.A2" chart:class="chart:line">
            <chart:data-point/>
          </chart:series>
          <chart:series chart:attached-axis="primary-y" chart:style-name="ch11" chart:values-cell-range-address="'INFER-1-DIRDEP'.A3:'INFER-1-DIRDEP'.A3" chart:class="chart:line">
            <chart:data-point/>
          </chart:series>
          <chart:series chart:attached-axis="primary-y" chart:style-name="ch12" chart:values-cell-range-address="'INFER-1-DIRDEP'.A4:'INFER-1-DIRDEP'.A4" chart:class="chart:line">
            <chart:data-point/>
          </chart:series>
          <chart:series chart:attached-axis="primary-y" chart:style-name="ch13" chart:values-cell-range-address="'INFER-1-DIRDEP'.A5:'INFER-1-DIRDEP'.A5" chart:class="chart:line">
            <chart:data-point/>
          </chart:series>
          <chart:series chart:attached-axis="primary-y" chart:style-name="ch14" chart:values-cell-range-address="'INFER-1-DIRDEP'.A6:'INFER-1-DIRDEP'.A6" chart:class="chart:line">
            <chart:data-point/>
          </chart:series>
          <chart:series chart:attached-axis="primary-y" chart:style-name="ch15" chart:values-cell-range-address="'INFER-1-DIRDEP'.A7:'INFER-1-DIRDEP'.A7" chart:class="chart:line">
            <chart:data-point/>
          </chart:series>
          <chart:series chart:attached-axis="primary-y" chart:style-name="ch16" chart:values-cell-range-address="'INFER-1-DIRDEP'.A8:'INFER-1-DIRDEP'.A8" chart:class="chart:line">
            <chart:data-point/>
          </chart:series>
          <chart:series chart:attached-axis="primary-y" chart:style-name="ch17" chart:values-cell-range-address="'INFER-1-DIRDEP'.A9:'INFER-1-DIRDEP'.A9" chart:class="chart:line">
            <chart:data-point/>
          </chart:series>
          <chart:series chart:attached-axis="primary-y" chart:style-name="ch18" chart:values-cell-range-address="'INFER-1-DIRDEP'.A10:'INFER-1-DIRDEP'.A10" chart:class="chart:line">
            <chart:data-point/>
          </chart:series>
          <chart:series chart:attached-axis="primary-y" chart:style-name="ch19" chart:values-cell-range-address="'INFER-1-DIRDEP'.A11:'INFER-1-DIRDEP'.A11" chart:class="chart:line">
            <chart:data-point/>
          </chart:series>
          <chart:series chart:attached-axis="primary-y" chart:style-name="ch20" chart:values-cell-range-address="'INFER-1-DIRDEP'.A12:'INFER-1-DIRDEP'.A12" chart:class="chart:line">
            <chart:data-point/>
          </chart:series>
          <chart:series chart:attached-axis="primary-y" chart:style-name="ch21" chart:values-cell-range-address="'INFER-1-DIRDEP'.A13:'INFER-1-DIRDEP'.A13" chart:class="chart:line">
            <chart:data-point/>
          </chart:series>
          <chart:series chart:attached-axis="primary-y" chart:style-name="ch10" chart:values-cell-range-address="'INFER-1-DIRDEP'.A14:'INFER-1-DIRDEP'.A14" chart:class="chart:line">
            <chart:data-point/>
          </chart:series>
          <chart:series chart:attached-axis="primary-y" chart:style-name="ch11" chart:values-cell-range-address="'INFER-1-DIRDEP'.A15:'INFER-1-DIRDEP'.A15" chart:class="chart:line">
            <chart:data-point/>
          </chart:series>
          <chart:series chart:attached-axis="primary-y" chart:style-name="ch12" chart:values-cell-range-address="'INFER-1-DIRDEP'.A16:'INFER-1-DIRDEP'.A16" chart:class="chart:line">
            <chart:data-point/>
          </chart:series>
          <chart:series chart:attached-axis="primary-y" chart:style-name="ch13" chart:values-cell-range-address="'INFER-1-DIRDEP'.A17:'INFER-1-DIRDEP'.A17" chart:class="chart:line">
            <chart:data-point/>
          </chart:series>
          <chart:series chart:attached-axis="primary-y" chart:style-name="ch14" chart:values-cell-range-address="'INFER-1-DIRDEP'.A18:'INFER-1-DIRDEP'.A18" chart:class="chart:line">
            <chart:data-point/>
          </chart:series>
          <chart:series chart:attached-axis="primary-y" chart:style-name="ch15" chart:values-cell-range-address="'INFER-1-DIRDEP'.A19:'INFER-1-DIRDEP'.A19" chart:class="chart:line">
            <chart:data-point/>
          </chart:series>
          <chart:series chart:attached-axis="primary-y" chart:style-name="ch16" chart:values-cell-range-address="'INFER-1-DIRDEP'.A20:'INFER-1-DIRDEP'.A20" chart:class="chart:line">
            <chart:data-point/>
          </chart:series>
          <chart:series chart:attached-axis="primary-y" chart:style-name="ch17" chart:values-cell-range-address="'INFER-1-DIRDEP'.A21:'INFER-1-DIRDEP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INFER-1-DIRDEP'.A2:'INFER-1-DIRDEP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INFER-1-DIRDEP'.A3:'INFER-1-DIRDEP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INFER-1-DIRDEP'.A4:'INFER-1-DIRDEP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INFER-1-DIRDEP'.A5:'INFER-1-DIRDEP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INFER-1-DIRDEP'.A6:'INFER-1-DIRDEP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INFER-1-DIRDEP'.A7:'INFER-1-DIRDEP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INFER-1-DIRDEP'.A8:'INFER-1-DIRDEP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INFER-1-DIRDEP'.A9:'INFER-1-DIRDEP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INFER-1-DIRDEP'.A10:'INFER-1-DIRDEP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FER-1-DIRDEP'.A11:'INFER-1-DIRDEP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INFER-1-DIRDEP'.A12:'INFER-1-DIRDEP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INFER-1-DIRDEP'.A13:'INFER-1-DIRDEP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INFER-1-DIRDEP'.A14:'INFER-1-DIRDEP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INFER-1-DIRDEP'.A15:'INFER-1-DIRDEP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INFER-1-DIRDEP'.A16:'INFER-1-DIRDEP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INFER-1-DIRDEP'.A17:'INFER-1-DIRDEP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INFER-1-DIRDEP'.A18:'INFER-1-DIRDEP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INFER-1-DIRDEP'.A19:'INFER-1-DIRDEP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INFER-1-DIRDEP'.A20:'INFER-1-DIRDEP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INFER-1-DIRDEP'.A21:'INFER-1-DIRDEP'.A21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4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.85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83cm" svg:y="3.952cm" style:legend-expansion="high" chart:style-name="ch2"/>
        <chart:plot-area chart:style-name="ch3" table:cell-range-address="'INFER-1-DIRDEP'.H3:'INFER-1-DIRDEP'.I21 'INFER-1-BASE'.A1:'INFER-1-BASE'.A1 'INFER-1-DIRDEP'.H26:'INFER-1-DIRDEP'.H44" chart:data-source-has-labels="row" svg:x="1.331cm" svg:y="0.18cm" svg:width="11.232cm" svg:height="7.659cm">
          <chartooo:coordinate-region svg:x="2.746cm" svg:y="0.18cm" svg:width="9.817cm" svg:height="7.012cm"/>
          <chart:axis chart:dimension="x" chart:name="primary-x" chart:style-name="ch4">
            <chart:title svg:x="6.42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INFER-1-DIRDEP'.H3:'INFER-1-DIRDEP'.H21" chart:label-cell-address="'INFER-1-BASE'.A1:'INFER-1-BASE'.A1" chart:class="chart:scatter">
            <chart:domain table:cell-range-address="'INFER-1-DIRDEP'.I3:'INFER-1-DIRDEP'.I21"/>
            <chart:data-point chart:repeated="19"/>
          </chart:series>
          <chart:series chart:style-name="ch10" chart:values-cell-range-address="'INFER-1-DIRDEP'.H26:'INFER-1-DIRDEP'.H44" chart:label-cell-address="'INFER-1-BASE'.A1:'INFER-1-BASE'.A1" chart:class="chart:scatter">
            <chart:domain table:cell-range-address="'INFER-1-DIRDEP'.I26:'INFER-1-DIRDEP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02641933670602">
                <text:p>0.0702641933670602</text:p>
                <draw:g>
                  <svg:desc>'INFER-1-DIRDEP'.I3:'INFER-1-DIRDEP'.I21</svg:desc>
                </draw:g>
              </table:table-cell>
              <table:table-cell office:value-type="float" office:value="0.894988066825776">
                <text:p>0.894988066825776</text:p>
                <draw:g>
                  <svg:desc>'INFER-1-DIRDEP'.H3:'INFER-1-DIRDEP'.H21</svg:desc>
                </draw:g>
              </table:table-cell>
              <table:table-cell office:value-type="float" office:value="0.0967741935483871">
                <text:p>0.0967741935483871</text:p>
                <draw:g>
                  <svg:desc>'INFER-1-DIRDEP'.I26:'INFER-1-DIRDEP'.I44</svg:desc>
                </draw:g>
              </table:table-cell>
              <table:table-cell office:value-type="float" office:value="0.911764705882353">
                <text:p>0.911764705882353</text:p>
                <draw:g>
                  <svg:desc>'INFER-1-DIRDEP'.H26:'INFER-1-DIRDEP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53905249679898">
                <text:p>0.0953905249679898</text:p>
              </table:table-cell>
              <table:table-cell office:value-type="float" office:value="0.900302114803625">
                <text:p>0.900302114803625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964285714285714">
                <text:p>0.964285714285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4019520851819">
                <text:p>0.114019520851819</text:p>
              </table:table-cell>
              <table:table-cell office:value-type="float" office:value="0.908127208480565">
                <text:p>0.908127208480565</text:p>
              </table:table-cell>
              <table:table-cell office:value-type="float" office:value="0.04">
                <text:p>0.04</text:p>
              </table:table-cell>
              <table:table-cell office:value-type="float" office:value="0.961538461538462">
                <text:p>0.961538461538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3645955451348">
                <text:p>0.133645955451348</text:p>
              </table:table-cell>
              <table:table-cell office:value-type="float" office:value="0.901185770750988">
                <text:p>0.901185770750988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2757078986587">
                <text:p>0.152757078986587</text:p>
              </table:table-cell>
              <table:table-cell office:value-type="float" office:value="0.899122807017544">
                <text:p>0.899122807017544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819012797075">
                <text:p>0.16819012797075</text:p>
              </table:table-cell>
              <table:table-cell office:value-type="float" office:value="0.893203883495146">
                <text:p>0.893203883495146</text:p>
              </table:table-cell>
              <table:table-cell office:value-type="float" office:value="0.0476190476190476">
                <text:p>0.0476190476190476</text:p>
              </table:table-cell>
              <table:table-cell office:value-type="float" office:value="0.954545454545455">
                <text:p>0.954545454545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5166297117517">
                <text:p>0.175166297117517</text:p>
              </table:table-cell>
              <table:table-cell office:value-type="float" office:value="0.887640449438202">
                <text:p>0.887640449438202</text:p>
              </table:table-cell>
              <table:table-cell office:value-type="float" office:value="0.0625">
                <text:p>0.0625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7660668380463">
                <text:p>0.187660668380463</text:p>
              </table:table-cell>
              <table:table-cell office:value-type="float" office:value="0.901234567901235">
                <text:p>0.901234567901235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2139737991266">
                <text:p>0.192139737991266</text:p>
              </table:table-cell>
              <table:table-cell office:value-type="float" office:value="0.904109589041096">
                <text:p>0.904109589041096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9021207177814">
                <text:p>0.199021207177814</text:p>
              </table:table-cell>
              <table:table-cell office:value-type="float" office:value="0.897058823529412">
                <text:p>0.897058823529412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928571428571429">
                <text:p>0.928571428571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9647495361781">
                <text:p>0.209647495361781</text:p>
              </table:table-cell>
              <table:table-cell office:value-type="float" office:value="0.889763779527559">
                <text:p>0.889763779527559</text:p>
              </table:table-cell>
              <table:table-cell office:value-type="float" office:value="0.1">
                <text:p>0.1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5163934426229">
                <text:p>0.215163934426229</text:p>
              </table:table-cell>
              <table:table-cell office:value-type="float" office:value="0.889830508474576">
                <text:p>0.889830508474576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8468468468468">
                <text:p>0.218468468468468</text:p>
              </table:table-cell>
              <table:table-cell office:value-type="float" office:value="0.889908256880734">
                <text:p>0.889908256880734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36180904522613">
                <text:p>0.236180904522613</text:p>
              </table:table-cell>
              <table:table-cell office:value-type="float" office:value="0.903846153846154">
                <text:p>0.903846153846154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3835616438356">
                <text:p>0.243835616438356</text:p>
              </table:table-cell>
              <table:table-cell office:value-type="float" office:value="0.917525773195876">
                <text:p>0.91752577319587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7575757575758">
                <text:p>0.257575757575758</text:p>
              </table:table-cell>
              <table:table-cell office:value-type="float" office:value="0.913978494623656">
                <text:p>0.91397849462365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8278145695364">
                <text:p>0.258278145695364</text:p>
              </table:table-cell>
              <table:table-cell office:value-type="float" office:value="0.906976744186046">
                <text:p>0.90697674418604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978417266187">
                <text:p>0.26978417266187</text:p>
              </table:table-cell>
              <table:table-cell office:value-type="float" office:value="0.914634146341463">
                <text:p>0.91463414634146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9842519685039">
                <text:p>0.25984251968503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894cm" svg:y="3.952cm" style:legend-expansion="high" chart:style-name="ch2"/>
        <chart:plot-area chart:style-name="ch3" table:cell-range-address="'INFER-2-BASE'.A1:'INFER-2-BASE'.A21 'INFER-2-BASE'.J2:'INFER-2-BASE'.J21 'INFER-2-BASE'.J25:'INFER-2-BASE'.J44" chart:data-source-has-labels="both" svg:x="1.331cm" svg:y="0.18cm" svg:width="11.243cm" svg:height="7.659cm">
          <chartooo:coordinate-region svg:x="2.746cm" svg:y="0.38cm" svg:width="9.642cm" svg:height="6.812cm"/>
          <chart:axis chart:dimension="x" chart:name="primary-x" chart:style-name="ch4" chartooo:axis-type="auto">
            <chartooo:date-scale/>
            <chart:title svg:x="5.678cm" svg:y="8.019cm" chart:style-name="ch5">
              <text:p>Minimum Tweets</text:p>
            </chart:title>
            <chart:categories table:cell-range-address="'INFER-2-BASE'.A2:'INFER-2-BASE'.A21"/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2-BASE'.J2:'INFER-2-BASE'.J21" chart:label-cell-address="'INFER-2-BASE'.A1:'INFER-2-BASE'.A1" chart:class="chart:line">
            <chart:data-point chart:repeated="20"/>
          </chart:series>
          <chart:series chart:attached-axis="primary-y" chart:style-name="ch11" chart:values-cell-range-address="'INFER-2-BASE'.J25:'INFER-2-BASE'.J44" chart:label-cell-address="'INFER-2-BASE'.A1:'INFER-2-BASE'.A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Tweets</text:p>
                <draw:g>
                  <svg:desc>'INFER-2-BASE'.A1:'INFER-2-BASE'.A1</svg:desc>
                </draw:g>
              </table:table-cell>
              <table:table-cell office:value-type="string">
                <text:p>Min Tweets</text:p>
                <draw:g>
                  <svg:desc>'INFER-2-BASE'.A1:'INFER-2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-2-BASE'.A2:'INFER-2-BASE'.A21</svg:desc>
                </draw:g>
              </table:table-cell>
              <table:table-cell office:value-type="float" office:value="NaN">
                <text:p>NaN</text:p>
                <draw:g>
                  <svg:desc>'INFER-2-BASE'.J2:'INFER-2-BASE'.J21</svg:desc>
                </draw:g>
              </table:table-cell>
              <table:table-cell office:value-type="float" office:value="NaN">
                <text:p>NaN</text:p>
                <draw:g>
                  <svg:desc>'INFER-2-BASE'.J25:'INFER-2-BASE'.J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31009023789992">
                <text:p>0.231009023789992</text:p>
              </table:table-cell>
              <table:table-cell office:value-type="float" office:value="0.132156164534425">
                <text:p>0.1321561645344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94339622641509">
                <text:p>0.294339622641509</text:p>
              </table:table-cell>
              <table:table-cell office:value-type="float" office:value="0.113598320424433">
                <text:p>0.1135983204244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37331879316612">
                <text:p>0.337331879316612</text:p>
              </table:table-cell>
              <table:table-cell office:value-type="float" office:value="0.0950118764845606">
                <text:p>0.09501187648456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73183309892171">
                <text:p>0.373183309892171</text:p>
              </table:table-cell>
              <table:table-cell office:value-type="float" office:value="0.10564713487556">
                <text:p>0.1056471348755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0466472303207">
                <text:p>0.40466472303207</text:p>
              </table:table-cell>
              <table:table-cell office:value-type="float" office:value="0.106548824648622">
                <text:p>0.10654882464862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38547486033519">
                <text:p>0.438547486033519</text:p>
              </table:table-cell>
              <table:table-cell office:value-type="float" office:value="0.0997375328083989">
                <text:p>0.099737532808398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58715596330275">
                <text:p>0.458715596330275</text:p>
              </table:table-cell>
              <table:table-cell office:value-type="float" office:value="0.112824370063934">
                <text:p>0.11282437006393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75095785440613">
                <text:p>0.475095785440613</text:p>
              </table:table-cell>
              <table:table-cell office:value-type="float" office:value="0.127106403466538">
                <text:p>0.1271064034665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89795918367347">
                <text:p>0.489795918367347</text:p>
              </table:table-cell>
              <table:table-cell office:value-type="float" office:value="0.113248737890572">
                <text:p>0.11324873789057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0595947556615">
                <text:p>0.500595947556615</text:p>
              </table:table-cell>
              <table:table-cell office:value-type="float" office:value="0.121470263448493">
                <text:p>0.12147026344849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12064343163539">
                <text:p>0.512064343163539</text:p>
              </table:table-cell>
              <table:table-cell office:value-type="float" office:value="0.130972145360635">
                <text:p>0.13097214536063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24926686217009">
                <text:p>0.524926686217009</text:p>
              </table:table-cell>
              <table:table-cell office:value-type="float" office:value="0.109242034434989">
                <text:p>0.10924203443498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27331189710611">
                <text:p>0.527331189710611</text:p>
              </table:table-cell>
              <table:table-cell office:value-type="float" office:value="0.118952088742034">
                <text:p>0.11895208874203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43516873889876">
                <text:p>0.543516873889876</text:p>
              </table:table-cell>
              <table:table-cell office:value-type="float" office:value="0.0950118764845606">
                <text:p>0.095011876484560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54913294797688">
                <text:p>0.554913294797688</text:p>
              </table:table-cell>
              <table:table-cell office:value-type="float" office:value="0.0665901262916188">
                <text:p>0.066590126291618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65400843881857">
                <text:p>0.565400843881857</text:p>
              </table:table-cell>
              <table:table-cell office:value-type="float" office:value="0.0688806888068881">
                <text:p>0.068880688806888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6551724137931">
                <text:p>0.56551724137931</text:p>
              </table:table-cell>
              <table:table-cell office:value-type="float" office:value="0.0726276121959575">
                <text:p>0.072627612195957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79207920792079">
                <text:p>0.579207920792079</text:p>
              </table:table-cell>
              <table:table-cell office:value-type="float" office:value="0.0399836801305589">
                <text:p>0.039983680130558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76086956521739">
                <text:p>0.576086956521739</text:p>
              </table:table-cell>
              <table:table-cell office:value-type="float" office:value="0.0416482055826318">
                <text:p>0.041648205582631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4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.85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INFER-2-BASE'.H3:'INFER-2-BASE'.I21 'INFER-2-BASE'.A1:'INFER-2-BASE'.A1 'INFER-2-BASE'.H26:'INFER-2-BASE'.H44" chart:data-source-has-labels="row" svg:x="1.33cm" svg:y="0.179cm" svg:width="11.232cm" svg:height="7.659cm">
          <chartooo:coordinate-region svg:x="2.745cm" svg:y="0.179cm" svg:width="9.817cm" svg:height="7.012cm"/>
          <chart:axis chart:dimension="x" chart:name="primary-x" chart:style-name="ch4">
            <chart:title svg:x="6.426cm" svg:y="8.017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cm" chart:style-name="ch8">
              <text:p>Precision</text:p>
            </chart:title>
            <chart:grid chart:style-name="ch6" chart:class="major"/>
          </chart:axis>
          <chart:series chart:style-name="ch9" chart:values-cell-range-address="'INFER-2-BASE'.H3:'INFER-2-BASE'.H21" chart:label-cell-address="'INFER-2-BASE'.A1:'INFER-2-BASE'.A1" chart:class="chart:scatter">
            <chart:domain table:cell-range-address="'INFER-2-BASE'.I3:'INFER-2-BASE'.I21"/>
            <chart:data-point chart:repeated="14"/>
            <chart:data-point chart:style-name="ch10"/>
            <chart:data-point chart:repeated="4"/>
          </chart:series>
          <chart:series chart:style-name="ch11" chart:values-cell-range-address="'INFER-2-BASE'.H26:'INFER-2-BASE'.H44" chart:label-cell-address="'INFER-2-BASE'.A1:'INFER-2-BASE'.A1" chart:class="chart:scatter">
            <chart:domain table:cell-range-address="'INFER-2-BASE'.I26:'INFER-2-BASE'.I44"/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2-BASE'.A1:'INFER-2-BA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2-BASE'.A1:'INFER-2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1909312347761">
                <text:p>0.131909312347761</text:p>
                <draw:g>
                  <svg:desc>'INFER-2-BASE'.I3:'INFER-2-BASE'.I21</svg:desc>
                </draw:g>
              </table:table-cell>
              <table:table-cell office:value-type="float" office:value="0.928759894459103">
                <text:p>0.928759894459103</text:p>
                <draw:g>
                  <svg:desc>'INFER-2-BASE'.H3:'INFER-2-BASE'.H21</svg:desc>
                </draw:g>
              </table:table-cell>
              <table:table-cell office:value-type="float" office:value="0.0711111111111111">
                <text:p>0.0711111111111111</text:p>
                <draw:g>
                  <svg:desc>'INFER-2-BASE'.I26:'INFER-2-BASE'.I44</svg:desc>
                </draw:g>
              </table:table-cell>
              <table:table-cell office:value-type="float" office:value="0.933609958506224">
                <text:p>0.933609958506224</text:p>
                <draw:g>
                  <svg:desc>'INFER-2-BASE'.H26:'INFER-2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4775928297055">
                <text:p>0.174775928297055</text:p>
              </table:table-cell>
              <table:table-cell office:value-type="float" office:value="0.931740614334471">
                <text:p>0.931740614334471</text:p>
              </table:table-cell>
              <table:table-cell office:value-type="float" office:value="0.0604395604395604">
                <text:p>0.0604395604395604</text:p>
              </table:table-cell>
              <table:table-cell office:value-type="float" office:value="0.94300518134715">
                <text:p>0.94300518134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5856255545696">
                <text:p>0.205856255545696</text:p>
              </table:table-cell>
              <table:table-cell office:value-type="float" office:value="0.933601609657948">
                <text:p>0.933601609657948</text:p>
              </table:table-cell>
              <table:table-cell office:value-type="float" office:value="0.05">
                <text:p>0.05</text:p>
              </table:table-cell>
              <table:table-cell office:value-type="float" office:value="0.952380952380952">
                <text:p>0.952380952380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3294255568581">
                <text:p>0.233294255568581</text:p>
              </table:table-cell>
              <table:table-cell office:value-type="float" office:value="0.93208430913349">
                <text:p>0.93208430913349</text:p>
              </table:table-cell>
              <table:table-cell office:value-type="float" office:value="0.0559440559440559">
                <text:p>0.0559440559440559</text:p>
              </table:table-cell>
              <table:table-cell office:value-type="float" office:value="0.947019867549669">
                <text:p>0.9470198675496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569299552906">
                <text:p>0.258569299552906</text:p>
              </table:table-cell>
              <table:table-cell office:value-type="float" office:value="0.93029490616622">
                <text:p>0.93029490616622</text:p>
              </table:table-cell>
              <table:table-cell office:value-type="float" office:value="0.0564516129032258">
                <text:p>0.0564516129032258</text:p>
              </table:table-cell>
              <table:table-cell office:value-type="float" office:value="0.946564885496183">
                <text:p>0.946564885496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7020109689214">
                <text:p>0.287020109689214</text:p>
              </table:table-cell>
              <table:table-cell office:value-type="float" office:value="0.928994082840237">
                <text:p>0.928994082840237</text:p>
              </table:table-cell>
              <table:table-cell office:value-type="float" office:value="0.0526315789473684">
                <text:p>0.052631578947368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4878048780488">
                <text:p>0.304878048780488</text:p>
              </table:table-cell>
              <table:table-cell office:value-type="float" office:value="0.925925925925926">
                <text:p>0.925925925925926</text:p>
              </table:table-cell>
              <table:table-cell office:value-type="float" office:value="0.06">
                <text:p>0.06</text:p>
              </table:table-cell>
              <table:table-cell office:value-type="float" office:value="0.943396226415094">
                <text:p>0.943396226415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8766066838046">
                <text:p>0.318766066838046</text:p>
              </table:table-cell>
              <table:table-cell office:value-type="float" office:value="0.932330827067669">
                <text:p>0.932330827067669</text:p>
              </table:table-cell>
              <table:table-cell office:value-type="float" office:value="0.0681818181818182">
                <text:p>0.0681818181818182</text:p>
              </table:table-cell>
              <table:table-cell office:value-type="float" office:value="0.936170212765957">
                <text:p>0.9361702127659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1877729257642">
                <text:p>0.331877729257642</text:p>
              </table:table-cell>
              <table:table-cell office:value-type="float" office:value="0.934426229508197">
                <text:p>0.934426229508197</text:p>
              </table:table-cell>
              <table:table-cell office:value-type="float" office:value="0.0602409638554217">
                <text:p>0.0602409638554217</text:p>
              </table:table-cell>
              <table:table-cell office:value-type="float" office:value="0.943181818181818">
                <text:p>0.943181818181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257748776509">
                <text:p>0.34257748776509</text:p>
              </table:table-cell>
              <table:table-cell office:value-type="float" office:value="0.929203539823009">
                <text:p>0.929203539823009</text:p>
              </table:table-cell>
              <table:table-cell office:value-type="float" office:value="0.0649350649350649">
                <text:p>0.0649350649350649</text:p>
              </table:table-cell>
              <table:table-cell office:value-type="float" office:value="0.939024390243902">
                <text:p>0.9390243902439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4359925788497">
                <text:p>0.354359925788497</text:p>
              </table:table-cell>
              <table:table-cell office:value-type="float" office:value="0.922705314009662">
                <text:p>0.922705314009662</text:p>
              </table:table-cell>
              <table:table-cell office:value-type="float" office:value="0.0704225352112676">
                <text:p>0.0704225352112676</text:p>
              </table:table-cell>
              <table:table-cell office:value-type="float" office:value="0.934210526315789">
                <text:p>0.934210526315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6803278688525">
                <text:p>0.366803278688525</text:p>
              </table:table-cell>
              <table:table-cell office:value-type="float" office:value="0.922680412371134">
                <text:p>0.922680412371134</text:p>
              </table:table-cell>
              <table:table-cell office:value-type="float" office:value="0.0579710144927536">
                <text:p>0.0579710144927536</text:p>
              </table:table-cell>
              <table:table-cell office:value-type="float" office:value="0.945205479452055">
                <text:p>0.9452054794520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9369369369369">
                <text:p>0.369369369369369</text:p>
              </table:table-cell>
              <table:table-cell office:value-type="float" office:value="0.921348314606742">
                <text:p>0.921348314606742</text:p>
              </table:table-cell>
              <table:table-cell office:value-type="float" office:value="0.0634920634920635">
                <text:p>0.0634920634920635</text:p>
              </table:table-cell>
              <table:table-cell office:value-type="float" office:value="0.940298507462687">
                <text:p>0.9402985074626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4422110552764">
                <text:p>0.384422110552764</text:p>
              </table:table-cell>
              <table:table-cell office:value-type="float" office:value="0.927272727272727">
                <text:p>0.927272727272727</text:p>
              </table:table-cell>
              <table:table-cell office:value-type="float" office:value="0.05">
                <text:p>0.05</text:p>
              </table:table-cell>
              <table:table-cell office:value-type="float" office:value="0.952380952380952">
                <text:p>0.9523809523809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4520547945205">
                <text:p>0.394520547945205</text:p>
              </table:table-cell>
              <table:table-cell office:value-type="float" office:value="0.935064935064935">
                <text:p>0.935064935064935</text:p>
              </table:table-cell>
              <table:table-cell office:value-type="float" office:value="0.0344827586206897">
                <text:p>0.034482758620689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06060606060606">
                <text:p>0.406060606060606</text:p>
              </table:table-cell>
              <table:table-cell office:value-type="float" office:value="0.930555555555556">
                <text:p>0.930555555555556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7284768211921">
                <text:p>0.407284768211921</text:p>
              </table:table-cell>
              <table:table-cell office:value-type="float" office:value="0.924812030075188">
                <text:p>0.924812030075188</text:p>
              </table:table-cell>
              <table:table-cell office:value-type="float" office:value="0.0377358490566038">
                <text:p>0.0377358490566038</text:p>
              </table:table-cell>
              <table:table-cell office:value-type="float" office:value="0.963636363636364">
                <text:p>0.9636363636363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0863309352518">
                <text:p>0.420863309352518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0204081632653061">
                <text:p>0.020408163265306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7322834645669">
                <text:p>0.417322834645669</text:p>
              </table:table-cell>
              <table:table-cell office:value-type="float" office:value="0.929824561403509">
                <text:p>0.929824561403509</text:p>
              </table:table-cell>
              <table:table-cell office:value-type="float" office:value="0.0212765957446808">
                <text:p>0.0212765957446808</text:p>
              </table:table-cell>
              <table:table-cell office:value-type="float" office:value="0.979166666666667">
                <text:p>0.97916666666666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INFER-2-SYNS'.A2:'INFER-2-SYNS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2-SYNS'.A2:'INFER-2-SYNS'.A2" chart:class="chart:line">
            <chart:data-point/>
          </chart:series>
          <chart:series chart:attached-axis="primary-y" chart:style-name="ch11" chart:values-cell-range-address="'INFER-2-SYNS'.A3:'INFER-2-SYNS'.A3" chart:class="chart:line">
            <chart:data-point/>
          </chart:series>
          <chart:series chart:attached-axis="primary-y" chart:style-name="ch12" chart:values-cell-range-address="'INFER-2-SYNS'.A4:'INFER-2-SYNS'.A4" chart:class="chart:line">
            <chart:data-point/>
          </chart:series>
          <chart:series chart:attached-axis="primary-y" chart:style-name="ch13" chart:values-cell-range-address="'INFER-2-SYNS'.A5:'INFER-2-SYNS'.A5" chart:class="chart:line">
            <chart:data-point/>
          </chart:series>
          <chart:series chart:attached-axis="primary-y" chart:style-name="ch14" chart:values-cell-range-address="'INFER-2-SYNS'.A6:'INFER-2-SYNS'.A6" chart:class="chart:line">
            <chart:data-point/>
          </chart:series>
          <chart:series chart:attached-axis="primary-y" chart:style-name="ch15" chart:values-cell-range-address="'INFER-2-SYNS'.A7:'INFER-2-SYNS'.A7" chart:class="chart:line">
            <chart:data-point/>
          </chart:series>
          <chart:series chart:attached-axis="primary-y" chart:style-name="ch16" chart:values-cell-range-address="'INFER-2-SYNS'.A8:'INFER-2-SYNS'.A8" chart:class="chart:line">
            <chart:data-point/>
          </chart:series>
          <chart:series chart:attached-axis="primary-y" chart:style-name="ch17" chart:values-cell-range-address="'INFER-2-SYNS'.A9:'INFER-2-SYNS'.A9" chart:class="chart:line">
            <chart:data-point/>
          </chart:series>
          <chart:series chart:attached-axis="primary-y" chart:style-name="ch18" chart:values-cell-range-address="'INFER-2-SYNS'.A10:'INFER-2-SYNS'.A10" chart:class="chart:line">
            <chart:data-point/>
          </chart:series>
          <chart:series chart:attached-axis="primary-y" chart:style-name="ch19" chart:values-cell-range-address="'INFER-2-SYNS'.A11:'INFER-2-SYNS'.A11" chart:class="chart:line">
            <chart:data-point/>
          </chart:series>
          <chart:series chart:attached-axis="primary-y" chart:style-name="ch20" chart:values-cell-range-address="'INFER-2-SYNS'.A12:'INFER-2-SYNS'.A12" chart:class="chart:line">
            <chart:data-point/>
          </chart:series>
          <chart:series chart:attached-axis="primary-y" chart:style-name="ch21" chart:values-cell-range-address="'INFER-2-SYNS'.A13:'INFER-2-SYNS'.A13" chart:class="chart:line">
            <chart:data-point/>
          </chart:series>
          <chart:series chart:attached-axis="primary-y" chart:style-name="ch10" chart:values-cell-range-address="'INFER-2-SYNS'.A14:'INFER-2-SYNS'.A14" chart:class="chart:line">
            <chart:data-point/>
          </chart:series>
          <chart:series chart:attached-axis="primary-y" chart:style-name="ch11" chart:values-cell-range-address="'INFER-2-SYNS'.A15:'INFER-2-SYNS'.A15" chart:class="chart:line">
            <chart:data-point/>
          </chart:series>
          <chart:series chart:attached-axis="primary-y" chart:style-name="ch12" chart:values-cell-range-address="'INFER-2-SYNS'.A16:'INFER-2-SYNS'.A16" chart:class="chart:line">
            <chart:data-point/>
          </chart:series>
          <chart:series chart:attached-axis="primary-y" chart:style-name="ch13" chart:values-cell-range-address="'INFER-2-SYNS'.A17:'INFER-2-SYNS'.A17" chart:class="chart:line">
            <chart:data-point/>
          </chart:series>
          <chart:series chart:attached-axis="primary-y" chart:style-name="ch14" chart:values-cell-range-address="'INFER-2-SYNS'.A18:'INFER-2-SYNS'.A18" chart:class="chart:line">
            <chart:data-point/>
          </chart:series>
          <chart:series chart:attached-axis="primary-y" chart:style-name="ch15" chart:values-cell-range-address="'INFER-2-SYNS'.A19:'INFER-2-SYNS'.A19" chart:class="chart:line">
            <chart:data-point/>
          </chart:series>
          <chart:series chart:attached-axis="primary-y" chart:style-name="ch16" chart:values-cell-range-address="'INFER-2-SYNS'.A20:'INFER-2-SYNS'.A20" chart:class="chart:line">
            <chart:data-point/>
          </chart:series>
          <chart:series chart:attached-axis="primary-y" chart:style-name="ch17" chart:values-cell-range-address="'INFER-2-SYNS'.A21:'INFER-2-SYNS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INFER-2-SYNS'.A2:'INFER-2-SYNS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INFER-2-SYNS'.A3:'INFER-2-SYNS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INFER-2-SYNS'.A4:'INFER-2-SYNS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INFER-2-SYNS'.A5:'INFER-2-SYNS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INFER-2-SYNS'.A6:'INFER-2-SYNS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INFER-2-SYNS'.A7:'INFER-2-SYNS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INFER-2-SYNS'.A8:'INFER-2-SYNS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INFER-2-SYNS'.A9:'INFER-2-SYNS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INFER-2-SYNS'.A10:'INFER-2-SYNS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FER-2-SYNS'.A11:'INFER-2-SYNS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INFER-2-SYNS'.A12:'INFER-2-SYNS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INFER-2-SYNS'.A13:'INFER-2-SYNS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INFER-2-SYNS'.A14:'INFER-2-SYNS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INFER-2-SYNS'.A15:'INFER-2-SYNS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INFER-2-SYNS'.A16:'INFER-2-SYNS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INFER-2-SYNS'.A17:'INFER-2-SYNS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INFER-2-SYNS'.A18:'INFER-2-SYNS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INFER-2-SYNS'.A19:'INFER-2-SYNS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INFER-2-SYNS'.A20:'INFER-2-SYNS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INFER-2-SYNS'.A21:'INFER-2-SYNS'.A21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INFER-2-SYNS'.H3:'INFER-2-SYNS'.I21 'INFER-2-SYNS'.A1:'INFER-2-SYNS'.A1 'INFER-2-SYNS'.H26:'INFER-2-SYNS'.H44" chart:data-source-has-labels="row" svg:x="1.33cm" svg:y="0.179cm" svg:width="11.232cm" svg:height="7.659cm">
          <chartooo:coordinate-region svg:x="2.745cm" svg:y="0.378cm" svg:width="9.048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INFER-2-SYNS'.H3:'INFER-2-SYNS'.H21" chart:label-cell-address="'INFER-2-SYNS'.A1:'INFER-2-SYNS'.A1" chart:class="chart:scatter">
            <chart:domain table:cell-range-address="'INFER-2-SYNS'.I3:'INFER-2-SYNS'.I21"/>
            <chart:data-point chart:repeated="19"/>
          </chart:series>
          <chart:series chart:style-name="ch9" chart:values-cell-range-address="'INFER-2-SYNS'.H26:'INFER-2-SYNS'.H44" chart:label-cell-address="'INFER-2-SYNS'.A1:'INFER-2-SYNS'.A1" chart:class="chart:scatter">
            <chart:domain table:cell-range-address="'INFER-2-SYNS'.I26:'INFER-2-SYNS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2-SYNS'.A1:'INFER-2-SYNS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2-SYNS'.A1:'INFER-2-SYN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72175379426644">
                <text:p>0.0472175379426644</text:p>
                <draw:g>
                  <svg:desc>'INFER-2-SYNS'.I3:'INFER-2-SYNS'.I21</svg:desc>
                </draw:g>
              </table:table-cell>
              <table:table-cell office:value-type="float" office:value="0.906474820143885">
                <text:p>0.906474820143885</text:p>
                <draw:g>
                  <svg:desc>'INFER-2-SYNS'.H3:'INFER-2-SYNS'.H21</svg:desc>
                </draw:g>
              </table:table-cell>
              <table:table-cell office:value-type="float" office:value="0.0882352941176471">
                <text:p>0.0882352941176471</text:p>
                <draw:g>
                  <svg:desc>'INFER-2-SYNS'.I26:'INFER-2-SYNS'.I44</svg:desc>
                </draw:g>
              </table:table-cell>
              <table:table-cell office:value-type="float" office:value="0.918918918918919">
                <text:p>0.918918918918919</text:p>
                <draw:g>
                  <svg:desc>'INFER-2-SYNS'.H26:'INFER-2-SYNS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2612035851472">
                <text:p>0.0662612035851472</text:p>
              </table:table-cell>
              <table:table-cell office:value-type="float" office:value="0.915929203539823">
                <text:p>0.915929203539823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11889973380657">
                <text:p>0.0811889973380657</text:p>
              </table:table-cell>
              <table:table-cell office:value-type="float" office:value="0.924242424242424">
                <text:p>0.924242424242424</text:p>
              </table:table-cell>
              <table:table-cell office:value-type="float" office:value="0.0649350649350649">
                <text:p>0.0649350649350649</text:p>
              </table:table-cell>
              <table:table-cell office:value-type="float" office:value="0.939024390243902">
                <text:p>0.939024390243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49589683470106">
                <text:p>0.0949589683470106</text:p>
              </table:table-cell>
              <table:table-cell office:value-type="float" office:value="0.925714285714286">
                <text:p>0.925714285714286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9538002980626">
                <text:p>0.109538002980626</text:p>
              </table:table-cell>
              <table:table-cell office:value-type="float" office:value="0.930379746835443">
                <text:p>0.930379746835443</text:p>
              </table:table-cell>
              <table:table-cell office:value-type="float" office:value="0.0806451612903226">
                <text:p>0.0806451612903226</text:p>
              </table:table-cell>
              <table:table-cell office:value-type="float" office:value="0.925373134328358">
                <text:p>0.925373134328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6142595978062">
                <text:p>0.126142595978062</text:p>
              </table:table-cell>
              <table:table-cell office:value-type="float" office:value="0.932432432432432">
                <text:p>0.932432432432432</text:p>
              </table:table-cell>
              <table:table-cell office:value-type="float" office:value="0.0677966101694915">
                <text:p>0.0677966101694915</text:p>
              </table:table-cell>
              <table:table-cell office:value-type="float" office:value="0.936507936507936">
                <text:p>0.936507936507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4146341463415">
                <text:p>0.134146341463415</text:p>
              </table:table-cell>
              <table:table-cell office:value-type="float" office:value="0.930769230769231">
                <text:p>0.930769230769231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928571428571429">
                <text:p>0.9285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6529562982005">
                <text:p>0.146529562982005</text:p>
              </table:table-cell>
              <table:table-cell office:value-type="float" office:value="0.95">
                <text:p>0.95</text:p>
              </table:table-cell>
              <table:table-cell office:value-type="float" office:value="0.0851063829787234">
                <text:p>0.0851063829787234</text:p>
              </table:table-cell>
              <table:table-cell office:value-type="float" office:value="0.92156862745098">
                <text:p>0.921568627450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2838427947598">
                <text:p>0.152838427947598</text:p>
              </table:table-cell>
              <table:table-cell office:value-type="float" office:value="0.963302752293578">
                <text:p>0.963302752293578</text:p>
              </table:table-cell>
              <table:table-cell office:value-type="float" office:value="0.0681818181818182">
                <text:p>0.0681818181818182</text:p>
              </table:table-cell>
              <table:table-cell office:value-type="float" office:value="0.936170212765957">
                <text:p>0.9361702127659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9869494290375">
                <text:p>0.159869494290375</text:p>
              </table:table-cell>
              <table:table-cell office:value-type="float" office:value="0.96078431372549">
                <text:p>0.96078431372549</text:p>
              </table:table-cell>
              <table:table-cell office:value-type="float" office:value="0.0697674418604651">
                <text:p>0.0697674418604651</text:p>
              </table:table-cell>
              <table:table-cell office:value-type="float" office:value="0.934782608695652">
                <text:p>0.9347826086956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3265306122449">
                <text:p>0.163265306122449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928571428571429">
                <text:p>0.9285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6229508196721">
                <text:p>0.176229508196721</text:p>
              </table:table-cell>
              <table:table-cell office:value-type="float" office:value="0.955555555555556">
                <text:p>0.955555555555556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928571428571429">
                <text:p>0.9285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7927927927928">
                <text:p>0.177927927927928</text:p>
              </table:table-cell>
              <table:table-cell office:value-type="float" office:value="0.951807228915663">
                <text:p>0.95180722891566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8442211055276">
                <text:p>0.188442211055276</text:p>
              </table:table-cell>
              <table:table-cell office:value-type="float" office:value="0.961538461538462">
                <text:p>0.961538461538462</text:p>
              </table:table-cell>
              <table:table-cell office:value-type="float" office:value="0.0882352941176471">
                <text:p>0.0882352941176471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4520547945205">
                <text:p>0.194520547945205</text:p>
              </table:table-cell>
              <table:table-cell office:value-type="float" office:value="0.972602739726027">
                <text:p>0.972602739726027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3030303030303">
                <text:p>0.203030303030303</text:p>
              </table:table-cell>
              <table:table-cell office:value-type="float" office:value="0.971014492753623">
                <text:p>0.971014492753623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01986754966887">
                <text:p>0.201986754966887</text:p>
              </table:table-cell>
              <table:table-cell office:value-type="float" office:value="0.968253968253968">
                <text:p>0.968253968253968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939393939393939">
                <text:p>0.9393939393939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15827338129496">
                <text:p>0.215827338129496</text:p>
              </table:table-cell>
              <table:table-cell office:value-type="float" office:value="0.983606557377049">
                <text:p>0.98360655737704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0472440944882">
                <text:p>0.220472440944882</text:p>
              </table:table-cell>
              <table:table-cell office:value-type="float" office:value="0.982456140350877">
                <text:p>0.982456140350877</text:p>
              </table:table-cell>
              <table:table-cell office:value-type="float" office:value="0.0344827586206897">
                <text:p>0.0344827586206897</text:p>
              </table:table-cell>
              <table:table-cell office:value-type="float" office:value="0.966666666666667">
                <text:p>0.96666666666666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3.952cm" style:legend-expansion="high" chart:style-name="ch2"/>
        <chart:plot-area chart:style-name="ch3" table:cell-range-address="'INFER-1-BASE'.A1:'INFER-1-BASE'.A1 'INFER-2-SYNS'.J2:'INFER-2-SYNS'.J21 'INFER-2-SYNS'.J25:'INFER-2-SYNS'.J44" chart:data-source-has-labels="row" svg:x="1.331cm" svg:y="0.18cm" svg:width="11.232cm" svg:height="7.659cm">
          <chartooo:coordinate-region svg:x="2.746cm" svg:y="0.379cm" svg:width="9.63cm" svg:height="6.813cm"/>
          <chart:axis chart:dimension="x" chart:name="primary-x" chart:style-name="ch4">
            <chart:title svg:x="5.67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INFER-2-SYNS'.J2:'INFER-2-SYNS'.J21" chart:label-cell-address="'INFER-1-BASE'.A1:'INFER-1-BASE'.A1" chart:class="chart:line">
            <chart:data-point chart:repeated="20"/>
          </chart:series>
          <chart:series chart:style-name="ch10" chart:values-cell-range-address="'INFER-2-SYNS'.J25:'INFER-2-SYNS'.J44" chart:label-cell-address="'INFER-1-BASE'.A1:'INFER-1-BASE'.A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INFER-2-SYNS'.J2:'INFER-2-SYNS'.J21</svg:desc>
                </draw:g>
              </table:table-cell>
              <table:table-cell office:value-type="float" office:value="NaN">
                <text:p>NaN</text:p>
                <draw:g>
                  <svg:desc>'INFER-2-SYNS'.J25:'INFER-2-SYNS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97595725734639">
                <text:p>0.0897595725734639</text:p>
              </table:table-cell>
              <table:table-cell office:value-type="float" office:value="0.161010260457774">
                <text:p>0.1610102604577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3582089552239">
                <text:p>0.123582089552239</text:p>
              </table:table-cell>
              <table:table-cell office:value-type="float" office:value="0.132701421800948">
                <text:p>0.1327014218009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9265905383361">
                <text:p>0.149265905383361</text:p>
              </table:table-cell>
              <table:table-cell office:value-type="float" office:value="0.121470263448493">
                <text:p>0.1214702634484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2248803827751">
                <text:p>0.172248803827751</text:p>
              </table:table-cell>
              <table:table-cell office:value-type="float" office:value="0.132701421800948">
                <text:p>0.1327014218009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6">
                <text:p>0.196</text:p>
              </table:table-cell>
              <table:table-cell office:value-type="float" office:value="0.14836085187844">
                <text:p>0.148360851878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126439860701848">
                <text:p>0.1264398607018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4496124031008">
                <text:p>0.234496124031008</text:p>
              </table:table-cell>
              <table:table-cell office:value-type="float" office:value="0.14207650273224">
                <text:p>0.14207650273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3897550111359">
                <text:p>0.253897550111359</text:p>
              </table:table-cell>
              <table:table-cell office:value-type="float" office:value="0.155822627434729">
                <text:p>0.1558226274347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3819095477387">
                <text:p>0.263819095477387</text:p>
              </table:table-cell>
              <table:table-cell office:value-type="float" office:value="0.127106403466538">
                <text:p>0.1271064034665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4125874125874">
                <text:p>0.274125874125874</text:p>
              </table:table-cell>
              <table:table-cell office:value-type="float" office:value="0.129843985908405">
                <text:p>0.1298439859084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892234548336">
                <text:p>0.27892234548336</text:p>
              </table:table-cell>
              <table:table-cell office:value-type="float" office:value="0.14207650273224">
                <text:p>0.142076502732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757785467128">
                <text:p>0.29757785467128</text:p>
              </table:table-cell>
              <table:table-cell office:value-type="float" office:value="0.14207650273224">
                <text:p>0.142076502732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9810246679317">
                <text:p>0.299810246679317</text:p>
              </table:table-cell>
              <table:table-cell office:value-type="float" office:value="0.152866242038217">
                <text:p>0.1528662420382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5126050420168">
                <text:p>0.315126050420168</text:p>
              </table:table-cell>
              <table:table-cell office:value-type="float" office:value="0.161010260457774">
                <text:p>0.1610102604577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4200913242009">
                <text:p>0.324200913242009</text:p>
              </table:table-cell>
              <table:table-cell office:value-type="float" office:value="0.113891285591027">
                <text:p>0.1138912855910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5839598997494">
                <text:p>0.335839598997494</text:p>
              </table:table-cell>
              <table:table-cell office:value-type="float" office:value="0.113891285591027">
                <text:p>0.1138912855910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4246575342466">
                <text:p>0.334246575342466</text:p>
              </table:table-cell>
              <table:table-cell office:value-type="float" office:value="0.120740019474197">
                <text:p>0.1207400194741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53982300884956">
                <text:p>0.353982300884956</text:p>
              </table:table-cell>
              <table:table-cell office:value-type="float" office:value="0.0644468313641246">
                <text:p>0.06444683136412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0128617363344">
                <text:p>0.360128617363344</text:p>
              </table:table-cell>
              <table:table-cell office:value-type="float" office:value="0.0665901262916188">
                <text:p>0.06659012629161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4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.85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83cm" svg:y="3.952cm" style:legend-expansion="high" chart:style-name="ch2"/>
        <chart:plot-area chart:style-name="ch3" table:cell-range-address="'INFER-2-SYNS'.H3:'INFER-2-SYNS'.I21 'INFER-1-BASE'.A1:'INFER-1-BASE'.A1 'INFER-2-SYNS'.H26:'INFER-2-SYNS'.H44" chart:data-source-has-labels="row" svg:x="1.331cm" svg:y="0.18cm" svg:width="11.232cm" svg:height="7.659cm">
          <chartooo:coordinate-region svg:x="2.746cm" svg:y="0.18cm" svg:width="9.817cm" svg:height="7.012cm"/>
          <chart:axis chart:dimension="x" chart:name="primary-x" chart:style-name="ch4">
            <chart:title svg:x="6.42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INFER-2-SYNS'.H3:'INFER-2-SYNS'.H21" chart:label-cell-address="'INFER-1-BASE'.A1:'INFER-1-BASE'.A1" chart:class="chart:scatter">
            <chart:domain table:cell-range-address="'INFER-2-SYNS'.I3:'INFER-2-SYNS'.I21"/>
            <chart:data-point chart:repeated="19"/>
          </chart:series>
          <chart:series chart:style-name="ch10" chart:values-cell-range-address="'INFER-2-SYNS'.H26:'INFER-2-SYNS'.H44" chart:label-cell-address="'INFER-1-BASE'.A1:'INFER-1-BASE'.A1" chart:class="chart:scatter">
            <chart:domain table:cell-range-address="'INFER-2-SYNS'.I26:'INFER-2-SYNS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72175379426644">
                <text:p>0.0472175379426644</text:p>
                <draw:g>
                  <svg:desc>'INFER-2-SYNS'.I3:'INFER-2-SYNS'.I21</svg:desc>
                </draw:g>
              </table:table-cell>
              <table:table-cell office:value-type="float" office:value="0.906474820143885">
                <text:p>0.906474820143885</text:p>
                <draw:g>
                  <svg:desc>'INFER-2-SYNS'.H3:'INFER-2-SYNS'.H21</svg:desc>
                </draw:g>
              </table:table-cell>
              <table:table-cell office:value-type="float" office:value="0.0882352941176471">
                <text:p>0.0882352941176471</text:p>
                <draw:g>
                  <svg:desc>'INFER-2-SYNS'.I26:'INFER-2-SYNS'.I44</svg:desc>
                </draw:g>
              </table:table-cell>
              <table:table-cell office:value-type="float" office:value="0.918918918918919">
                <text:p>0.918918918918919</text:p>
                <draw:g>
                  <svg:desc>'INFER-2-SYNS'.H26:'INFER-2-SYNS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2612035851472">
                <text:p>0.0662612035851472</text:p>
              </table:table-cell>
              <table:table-cell office:value-type="float" office:value="0.915929203539823">
                <text:p>0.915929203539823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11889973380657">
                <text:p>0.0811889973380657</text:p>
              </table:table-cell>
              <table:table-cell office:value-type="float" office:value="0.924242424242424">
                <text:p>0.924242424242424</text:p>
              </table:table-cell>
              <table:table-cell office:value-type="float" office:value="0.0649350649350649">
                <text:p>0.0649350649350649</text:p>
              </table:table-cell>
              <table:table-cell office:value-type="float" office:value="0.939024390243902">
                <text:p>0.939024390243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49589683470106">
                <text:p>0.0949589683470106</text:p>
              </table:table-cell>
              <table:table-cell office:value-type="float" office:value="0.925714285714286">
                <text:p>0.925714285714286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9538002980626">
                <text:p>0.109538002980626</text:p>
              </table:table-cell>
              <table:table-cell office:value-type="float" office:value="0.930379746835443">
                <text:p>0.930379746835443</text:p>
              </table:table-cell>
              <table:table-cell office:value-type="float" office:value="0.0806451612903226">
                <text:p>0.0806451612903226</text:p>
              </table:table-cell>
              <table:table-cell office:value-type="float" office:value="0.925373134328358">
                <text:p>0.925373134328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6142595978062">
                <text:p>0.126142595978062</text:p>
              </table:table-cell>
              <table:table-cell office:value-type="float" office:value="0.932432432432432">
                <text:p>0.932432432432432</text:p>
              </table:table-cell>
              <table:table-cell office:value-type="float" office:value="0.0677966101694915">
                <text:p>0.0677966101694915</text:p>
              </table:table-cell>
              <table:table-cell office:value-type="float" office:value="0.936507936507936">
                <text:p>0.936507936507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4146341463415">
                <text:p>0.134146341463415</text:p>
              </table:table-cell>
              <table:table-cell office:value-type="float" office:value="0.930769230769231">
                <text:p>0.930769230769231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928571428571429">
                <text:p>0.9285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6529562982005">
                <text:p>0.146529562982005</text:p>
              </table:table-cell>
              <table:table-cell office:value-type="float" office:value="0.95">
                <text:p>0.95</text:p>
              </table:table-cell>
              <table:table-cell office:value-type="float" office:value="0.0851063829787234">
                <text:p>0.0851063829787234</text:p>
              </table:table-cell>
              <table:table-cell office:value-type="float" office:value="0.92156862745098">
                <text:p>0.921568627450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2838427947598">
                <text:p>0.152838427947598</text:p>
              </table:table-cell>
              <table:table-cell office:value-type="float" office:value="0.963302752293578">
                <text:p>0.963302752293578</text:p>
              </table:table-cell>
              <table:table-cell office:value-type="float" office:value="0.0681818181818182">
                <text:p>0.0681818181818182</text:p>
              </table:table-cell>
              <table:table-cell office:value-type="float" office:value="0.936170212765957">
                <text:p>0.9361702127659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9869494290375">
                <text:p>0.159869494290375</text:p>
              </table:table-cell>
              <table:table-cell office:value-type="float" office:value="0.96078431372549">
                <text:p>0.96078431372549</text:p>
              </table:table-cell>
              <table:table-cell office:value-type="float" office:value="0.0697674418604651">
                <text:p>0.0697674418604651</text:p>
              </table:table-cell>
              <table:table-cell office:value-type="float" office:value="0.934782608695652">
                <text:p>0.9347826086956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3265306122449">
                <text:p>0.163265306122449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928571428571429">
                <text:p>0.9285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6229508196721">
                <text:p>0.176229508196721</text:p>
              </table:table-cell>
              <table:table-cell office:value-type="float" office:value="0.955555555555556">
                <text:p>0.955555555555556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928571428571429">
                <text:p>0.9285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7927927927928">
                <text:p>0.177927927927928</text:p>
              </table:table-cell>
              <table:table-cell office:value-type="float" office:value="0.951807228915663">
                <text:p>0.95180722891566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8442211055276">
                <text:p>0.188442211055276</text:p>
              </table:table-cell>
              <table:table-cell office:value-type="float" office:value="0.961538461538462">
                <text:p>0.961538461538462</text:p>
              </table:table-cell>
              <table:table-cell office:value-type="float" office:value="0.0882352941176471">
                <text:p>0.0882352941176471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4520547945205">
                <text:p>0.194520547945205</text:p>
              </table:table-cell>
              <table:table-cell office:value-type="float" office:value="0.972602739726027">
                <text:p>0.972602739726027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3030303030303">
                <text:p>0.203030303030303</text:p>
              </table:table-cell>
              <table:table-cell office:value-type="float" office:value="0.971014492753623">
                <text:p>0.971014492753623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01986754966887">
                <text:p>0.201986754966887</text:p>
              </table:table-cell>
              <table:table-cell office:value-type="float" office:value="0.968253968253968">
                <text:p>0.968253968253968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939393939393939">
                <text:p>0.9393939393939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15827338129496">
                <text:p>0.215827338129496</text:p>
              </table:table-cell>
              <table:table-cell office:value-type="float" office:value="0.983606557377049">
                <text:p>0.98360655737704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0472440944882">
                <text:p>0.220472440944882</text:p>
              </table:table-cell>
              <table:table-cell office:value-type="float" office:value="0.982456140350877">
                <text:p>0.982456140350877</text:p>
              </table:table-cell>
              <table:table-cell office:value-type="float" office:value="0.0344827586206897">
                <text:p>0.0344827586206897</text:p>
              </table:table-cell>
              <table:table-cell office:value-type="float" office:value="0.966666666666667">
                <text:p>0.9666666666666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INFER-2-DIRDEP'.A2:'INFER-2-DIRDEP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2-DIRDEP'.A2:'INFER-2-DIRDEP'.A2" chart:class="chart:line">
            <chart:data-point/>
          </chart:series>
          <chart:series chart:attached-axis="primary-y" chart:style-name="ch11" chart:values-cell-range-address="'INFER-2-DIRDEP'.A3:'INFER-2-DIRDEP'.A3" chart:class="chart:line">
            <chart:data-point/>
          </chart:series>
          <chart:series chart:attached-axis="primary-y" chart:style-name="ch12" chart:values-cell-range-address="'INFER-2-DIRDEP'.A4:'INFER-2-DIRDEP'.A4" chart:class="chart:line">
            <chart:data-point/>
          </chart:series>
          <chart:series chart:attached-axis="primary-y" chart:style-name="ch13" chart:values-cell-range-address="'INFER-2-DIRDEP'.A5:'INFER-2-DIRDEP'.A5" chart:class="chart:line">
            <chart:data-point/>
          </chart:series>
          <chart:series chart:attached-axis="primary-y" chart:style-name="ch14" chart:values-cell-range-address="'INFER-2-DIRDEP'.A6:'INFER-2-DIRDEP'.A6" chart:class="chart:line">
            <chart:data-point/>
          </chart:series>
          <chart:series chart:attached-axis="primary-y" chart:style-name="ch15" chart:values-cell-range-address="'INFER-2-DIRDEP'.A7:'INFER-2-DIRDEP'.A7" chart:class="chart:line">
            <chart:data-point/>
          </chart:series>
          <chart:series chart:attached-axis="primary-y" chart:style-name="ch16" chart:values-cell-range-address="'INFER-2-DIRDEP'.A8:'INFER-2-DIRDEP'.A8" chart:class="chart:line">
            <chart:data-point/>
          </chart:series>
          <chart:series chart:attached-axis="primary-y" chart:style-name="ch17" chart:values-cell-range-address="'INFER-2-DIRDEP'.A9:'INFER-2-DIRDEP'.A9" chart:class="chart:line">
            <chart:data-point/>
          </chart:series>
          <chart:series chart:attached-axis="primary-y" chart:style-name="ch18" chart:values-cell-range-address="'INFER-2-DIRDEP'.A10:'INFER-2-DIRDEP'.A10" chart:class="chart:line">
            <chart:data-point/>
          </chart:series>
          <chart:series chart:attached-axis="primary-y" chart:style-name="ch19" chart:values-cell-range-address="'INFER-2-DIRDEP'.A11:'INFER-2-DIRDEP'.A11" chart:class="chart:line">
            <chart:data-point/>
          </chart:series>
          <chart:series chart:attached-axis="primary-y" chart:style-name="ch20" chart:values-cell-range-address="'INFER-2-DIRDEP'.A12:'INFER-2-DIRDEP'.A12" chart:class="chart:line">
            <chart:data-point/>
          </chart:series>
          <chart:series chart:attached-axis="primary-y" chart:style-name="ch21" chart:values-cell-range-address="'INFER-2-DIRDEP'.A13:'INFER-2-DIRDEP'.A13" chart:class="chart:line">
            <chart:data-point/>
          </chart:series>
          <chart:series chart:attached-axis="primary-y" chart:style-name="ch10" chart:values-cell-range-address="'INFER-2-DIRDEP'.A14:'INFER-2-DIRDEP'.A14" chart:class="chart:line">
            <chart:data-point/>
          </chart:series>
          <chart:series chart:attached-axis="primary-y" chart:style-name="ch11" chart:values-cell-range-address="'INFER-2-DIRDEP'.A15:'INFER-2-DIRDEP'.A15" chart:class="chart:line">
            <chart:data-point/>
          </chart:series>
          <chart:series chart:attached-axis="primary-y" chart:style-name="ch12" chart:values-cell-range-address="'INFER-2-DIRDEP'.A16:'INFER-2-DIRDEP'.A16" chart:class="chart:line">
            <chart:data-point/>
          </chart:series>
          <chart:series chart:attached-axis="primary-y" chart:style-name="ch13" chart:values-cell-range-address="'INFER-2-DIRDEP'.A17:'INFER-2-DIRDEP'.A17" chart:class="chart:line">
            <chart:data-point/>
          </chart:series>
          <chart:series chart:attached-axis="primary-y" chart:style-name="ch14" chart:values-cell-range-address="'INFER-2-DIRDEP'.A18:'INFER-2-DIRDEP'.A18" chart:class="chart:line">
            <chart:data-point/>
          </chart:series>
          <chart:series chart:attached-axis="primary-y" chart:style-name="ch15" chart:values-cell-range-address="'INFER-2-DIRDEP'.A19:'INFER-2-DIRDEP'.A19" chart:class="chart:line">
            <chart:data-point/>
          </chart:series>
          <chart:series chart:attached-axis="primary-y" chart:style-name="ch16" chart:values-cell-range-address="'INFER-2-DIRDEP'.A20:'INFER-2-DIRDEP'.A20" chart:class="chart:line">
            <chart:data-point/>
          </chart:series>
          <chart:series chart:attached-axis="primary-y" chart:style-name="ch17" chart:values-cell-range-address="'INFER-2-DIRDEP'.A21:'INFER-2-DIRDEP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INFER-2-DIRDEP'.A2:'INFER-2-DIRDEP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INFER-2-DIRDEP'.A3:'INFER-2-DIRDEP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INFER-2-DIRDEP'.A4:'INFER-2-DIRDEP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INFER-2-DIRDEP'.A5:'INFER-2-DIRDEP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INFER-2-DIRDEP'.A6:'INFER-2-DIRDEP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INFER-2-DIRDEP'.A7:'INFER-2-DIRDEP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INFER-2-DIRDEP'.A8:'INFER-2-DIRDEP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INFER-2-DIRDEP'.A9:'INFER-2-DIRDEP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INFER-2-DIRDEP'.A10:'INFER-2-DIRDEP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FER-2-DIRDEP'.A11:'INFER-2-DIRDEP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INFER-2-DIRDEP'.A12:'INFER-2-DIRDEP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INFER-2-DIRDEP'.A13:'INFER-2-DIRDEP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INFER-2-DIRDEP'.A14:'INFER-2-DIRDEP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INFER-2-DIRDEP'.A15:'INFER-2-DIRDEP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INFER-2-DIRDEP'.A16:'INFER-2-DIRDEP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INFER-2-DIRDEP'.A17:'INFER-2-DIRDEP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INFER-2-DIRDEP'.A18:'INFER-2-DIRDEP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INFER-2-DIRDEP'.A19:'INFER-2-DIRDEP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INFER-2-DIRDEP'.A20:'INFER-2-DIRDEP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INFER-2-DIRDEP'.A21:'INFER-2-DIRDEP'.A21</svg:desc>
                </draw:g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INFER-2-DIRDEP'.H3:'INFER-2-DIRDEP'.I21 'INFER-2-DIRDEP'.A1:'INFER-2-DIRDEP'.A1 'INFER-2-DIRDEP'.H26:'INFER-2-DIRDEP'.H44" chart:data-source-has-labels="row" svg:x="1.33cm" svg:y="0.179cm" svg:width="11.232cm" svg:height="7.659cm">
          <chartooo:coordinate-region svg:x="2.745cm" svg:y="0.379cm" svg:width="9.048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INFER-2-DIRDEP'.H3:'INFER-2-DIRDEP'.H21" chart:label-cell-address="'INFER-2-DIRDEP'.A1:'INFER-2-DIRDEP'.A1" chart:class="chart:scatter">
            <chart:domain table:cell-range-address="'INFER-2-DIRDEP'.I3:'INFER-2-DIRDEP'.I21"/>
            <chart:data-point chart:repeated="19"/>
          </chart:series>
          <chart:series chart:style-name="ch9" chart:values-cell-range-address="'INFER-2-DIRDEP'.H26:'INFER-2-DIRDEP'.H44" chart:label-cell-address="'INFER-2-DIRDEP'.A1:'INFER-2-DIRDEP'.A1" chart:class="chart:scatter">
            <chart:domain table:cell-range-address="'INFER-2-DIRDEP'.I26:'INFER-2-DIRDEP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2-DIRDEP'.A1:'INFER-2-DIRDEP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2-DIRDEP'.A1:'INFER-2-DIRDEP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1909312347761">
                <text:p>0.131909312347761</text:p>
                <draw:g>
                  <svg:desc>'INFER-2-DIRDEP'.I3:'INFER-2-DIRDEP'.I21</svg:desc>
                </draw:g>
              </table:table-cell>
              <table:table-cell office:value-type="float" office:value="0.928759894459103">
                <text:p>0.928759894459103</text:p>
                <draw:g>
                  <svg:desc>'INFER-2-DIRDEP'.H3:'INFER-2-DIRDEP'.H21</svg:desc>
                </draw:g>
              </table:table-cell>
              <table:table-cell office:value-type="float" office:value="0.0384615384615385">
                <text:p>0.0384615384615385</text:p>
                <draw:g>
                  <svg:desc>'INFER-2-DIRDEP'.I26:'INFER-2-DIRDEP'.I44</svg:desc>
                </draw:g>
              </table:table-cell>
              <table:table-cell office:value-type="float" office:value="0.962962962962963">
                <text:p>0.962962962962963</text:p>
                <draw:g>
                  <svg:desc>'INFER-2-DIRDEP'.H26:'INFER-2-DIRDEP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4775928297055">
                <text:p>0.174775928297055</text:p>
              </table:table-cell>
              <table:table-cell office:value-type="float" office:value="0.931740614334471">
                <text:p>0.931740614334471</text:p>
              </table:table-cell>
              <table:table-cell office:value-type="float" office:value="0.0158730158730159">
                <text:p>0.0158730158730159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5856255545696">
                <text:p>0.205856255545696</text:p>
              </table:table-cell>
              <table:table-cell office:value-type="float" office:value="0.933601609657948">
                <text:p>0.933601609657948</text:p>
              </table:table-cell>
              <table:table-cell office:value-type="float" office:value="0.0172413793103448">
                <text:p>0.0172413793103448</text:p>
              </table:table-cell>
              <table:table-cell office:value-type="float" office:value="0.983050847457627">
                <text:p>0.983050847457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3294255568581">
                <text:p>0.233294255568581</text:p>
              </table:table-cell>
              <table:table-cell office:value-type="float" office:value="0.93208430913349">
                <text:p>0.93208430913349</text:p>
              </table:table-cell>
              <table:table-cell office:value-type="float" office:value="0.0185185185185185">
                <text:p>0.0185185185185185</text:p>
              </table:table-cell>
              <table:table-cell office:value-type="float" office:value="0.981818181818182">
                <text:p>0.981818181818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569299552906">
                <text:p>0.258569299552906</text:p>
              </table:table-cell>
              <table:table-cell office:value-type="float" office:value="0.93029490616622">
                <text:p>0.93029490616622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979591836734694">
                <text:p>0.979591836734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7020109689214">
                <text:p>0.287020109689214</text:p>
              </table:table-cell>
              <table:table-cell office:value-type="float" office:value="0.928994082840237">
                <text:p>0.928994082840237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0.978260869565217">
                <text:p>0.978260869565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4878048780488">
                <text:p>0.304878048780488</text:p>
              </table:table-cell>
              <table:table-cell office:value-type="float" office:value="0.925925925925926">
                <text:p>0.925925925925926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972972972972973">
                <text:p>0.972972972972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8766066838046">
                <text:p>0.318766066838046</text:p>
              </table:table-cell>
              <table:table-cell office:value-type="float" office:value="0.932330827067669">
                <text:p>0.932330827067669</text:p>
              </table:table-cell>
              <table:table-cell office:value-type="float" office:value="0.03125">
                <text:p>0.03125</text:p>
              </table:table-cell>
              <table:table-cell office:value-type="float" office:value="0.96969696969697">
                <text:p>0.96969696969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1877729257642">
                <text:p>0.331877729257642</text:p>
              </table:table-cell>
              <table:table-cell office:value-type="float" office:value="0.934426229508197">
                <text:p>0.934426229508197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257748776509">
                <text:p>0.34257748776509</text:p>
              </table:table-cell>
              <table:table-cell office:value-type="float" office:value="0.929203539823009">
                <text:p>0.92920353982300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4359925788497">
                <text:p>0.354359925788497</text:p>
              </table:table-cell>
              <table:table-cell office:value-type="float" office:value="0.922705314009662">
                <text:p>0.922705314009662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6803278688525">
                <text:p>0.366803278688525</text:p>
              </table:table-cell>
              <table:table-cell office:value-type="float" office:value="0.922680412371134">
                <text:p>0.922680412371134</text:p>
              </table:table-cell>
              <table:table-cell office:value-type="float" office:value="0.04">
                <text:p>0.04</text:p>
              </table:table-cell>
              <table:table-cell office:value-type="float" office:value="0.961538461538462">
                <text:p>0.961538461538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9369369369369">
                <text:p>0.369369369369369</text:p>
              </table:table-cell>
              <table:table-cell office:value-type="float" office:value="0.921348314606742">
                <text:p>0.921348314606742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4422110552764">
                <text:p>0.384422110552764</text:p>
              </table:table-cell>
              <table:table-cell office:value-type="float" office:value="0.927272727272727">
                <text:p>0.927272727272727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4520547945205">
                <text:p>0.394520547945205</text:p>
              </table:table-cell>
              <table:table-cell office:value-type="float" office:value="0.935064935064935">
                <text:p>0.9350649350649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06060606060606">
                <text:p>0.406060606060606</text:p>
              </table:table-cell>
              <table:table-cell office:value-type="float" office:value="0.930555555555556">
                <text:p>0.93055555555555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7284768211921">
                <text:p>0.407284768211921</text:p>
              </table:table-cell>
              <table:table-cell office:value-type="float" office:value="0.924812030075188">
                <text:p>0.92481203007518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0863309352518">
                <text:p>0.420863309352518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7322834645669">
                <text:p>0.417322834645669</text:p>
              </table:table-cell>
              <table:table-cell office:value-type="float" office:value="0.929824561403509">
                <text:p>0.9298245614035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3.952cm" style:legend-expansion="high" chart:style-name="ch2"/>
        <chart:plot-area chart:style-name="ch3" table:cell-range-address="'INFER-1-BASE'.A1:'INFER-1-BASE'.A1 'INFER-2-DIRDEP'.J2:'INFER-2-DIRDEP'.J21 'INFER-2-DIRDEP'.J25:'INFER-2-DIRDEP'.J44" chart:data-source-has-labels="row" svg:x="1.331cm" svg:y="0.18cm" svg:width="11.232cm" svg:height="7.659cm">
          <chartooo:coordinate-region svg:x="2.746cm" svg:y="0.379cm" svg:width="9.63cm" svg:height="6.813cm"/>
          <chart:axis chart:dimension="x" chart:name="primary-x" chart:style-name="ch4">
            <chart:title svg:x="5.67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INFER-2-DIRDEP'.J2:'INFER-2-DIRDEP'.J21" chart:label-cell-address="'INFER-1-BASE'.A1:'INFER-1-BASE'.A1" chart:class="chart:line">
            <chart:data-point chart:repeated="20"/>
          </chart:series>
          <chart:series chart:style-name="ch10" chart:values-cell-range-address="'INFER-2-DIRDEP'.J25:'INFER-2-DIRDEP'.J44" chart:label-cell-address="'INFER-1-BASE'.A1:'INFER-1-BASE'.A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INFER-2-DIRDEP'.J2:'INFER-2-DIRDEP'.J21</svg:desc>
                </draw:g>
              </table:table-cell>
              <table:table-cell office:value-type="float" office:value="NaN">
                <text:p>NaN</text:p>
                <draw:g>
                  <svg:desc>'INFER-2-DIRDEP'.J25:'INFER-2-DIRDEP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1009023789992">
                <text:p>0.231009023789992</text:p>
              </table:table-cell>
              <table:table-cell office:value-type="float" office:value="0.0739687055476529">
                <text:p>0.0739687055476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4339622641509">
                <text:p>0.294339622641509</text:p>
              </table:table-cell>
              <table:table-cell office:value-type="float" office:value="0.0312422514257377">
                <text:p>0.03124225142573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7331879316612">
                <text:p>0.337331879316612</text:p>
              </table:table-cell>
              <table:table-cell office:value-type="float" office:value="0.0338884019865615">
                <text:p>0.03388840198656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73183309892171">
                <text:p>0.373183309892171</text:p>
              </table:table-cell>
              <table:table-cell office:value-type="float" office:value="0.0363513968360821">
                <text:p>0.0363513968360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0466472303207">
                <text:p>0.40466472303207</text:p>
              </table:table-cell>
              <table:table-cell office:value-type="float" office:value="0.0407989800254994">
                <text:p>0.0407989800254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38547486033519">
                <text:p>0.438547486033519</text:p>
              </table:table-cell>
              <table:table-cell office:value-type="float" office:value="0.0434572670207629">
                <text:p>0.04345726702076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8715596330275">
                <text:p>0.458715596330275</text:p>
              </table:table-cell>
              <table:table-cell office:value-type="float" office:value="0.054013503375844">
                <text:p>0.0540135033758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75095785440613">
                <text:p>0.475095785440613</text:p>
              </table:table-cell>
              <table:table-cell office:value-type="float" office:value="0.0605487228003784">
                <text:p>0.06054872280037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89795918367347">
                <text:p>0.489795918367347</text:p>
              </table:table-cell>
              <table:table-cell office:value-type="float" office:value="0.0624370594159114">
                <text:p>0.0624370594159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00595947556615">
                <text:p>0.500595947556615</text:p>
              </table:table-cell>
              <table:table-cell office:value-type="float" office:value="0.0644468313641246">
                <text:p>0.06444683136412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2064343163539">
                <text:p>0.512064343163539</text:p>
              </table:table-cell>
              <table:table-cell office:value-type="float" office:value="0.0739687055476529">
                <text:p>0.07396870554765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4926686217009">
                <text:p>0.524926686217009</text:p>
              </table:table-cell>
              <table:table-cell office:value-type="float" office:value="0.0768049155145929">
                <text:p>0.07680491551459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7331189710611">
                <text:p>0.527331189710611</text:p>
              </table:table-cell>
              <table:table-cell office:value-type="float" office:value="0.0831826401446654">
                <text:p>0.08318264014466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43516873889876">
                <text:p>0.543516873889876</text:p>
              </table:table-cell>
              <table:table-cell office:value-type="float" office:value="0.086785009861933">
                <text:p>0.0867850098619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54913294797688">
                <text:p>0.554913294797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5400843881857">
                <text:p>0.565400843881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6551724137931">
                <text:p>0.56551724137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79207920792079">
                <text:p>0.579207920792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6086956521739">
                <text:p>0.57608695652173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INFER-1-DIRDEP'.H3:'INFER-1-DIRDEP'.I21 'INFER-1-DIRDEP'.A1:'INFER-1-DIRDEP'.A1 'INFER-1-DIRDEP'.H26:'INFER-1-DIRDEP'.H44" chart:data-source-has-labels="row" svg:x="1.33cm" svg:y="0.179cm" svg:width="11.232cm" svg:height="7.659cm">
          <chartooo:coordinate-region svg:x="2.745cm" svg:y="0.378cm" svg:width="9.048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INFER-1-DIRDEP'.H3:'INFER-1-DIRDEP'.H21" chart:label-cell-address="'INFER-1-DIRDEP'.A1:'INFER-1-DIRDEP'.A1" chart:class="chart:scatter">
            <chart:domain table:cell-range-address="'INFER-1-DIRDEP'.I3:'INFER-1-DIRDEP'.I21"/>
            <chart:data-point chart:repeated="19"/>
          </chart:series>
          <chart:series chart:style-name="ch9" chart:values-cell-range-address="'INFER-1-DIRDEP'.H26:'INFER-1-DIRDEP'.H44" chart:label-cell-address="'INFER-1-DIRDEP'.A1:'INFER-1-DIRDEP'.A1" chart:class="chart:scatter">
            <chart:domain table:cell-range-address="'INFER-1-DIRDEP'.I26:'INFER-1-DIRDEP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DIRDEP'.A1:'INFER-1-DIRDEP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DIRDEP'.A1:'INFER-1-DIRDEP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02641933670602">
                <text:p>0.0702641933670602</text:p>
                <draw:g>
                  <svg:desc>'INFER-1-DIRDEP'.I3:'INFER-1-DIRDEP'.I21</svg:desc>
                </draw:g>
              </table:table-cell>
              <table:table-cell office:value-type="float" office:value="0.894988066825776">
                <text:p>0.894988066825776</text:p>
                <draw:g>
                  <svg:desc>'INFER-1-DIRDEP'.H3:'INFER-1-DIRDEP'.H21</svg:desc>
                </draw:g>
              </table:table-cell>
              <table:table-cell office:value-type="float" office:value="0.0967741935483871">
                <text:p>0.0967741935483871</text:p>
                <draw:g>
                  <svg:desc>'INFER-1-DIRDEP'.I26:'INFER-1-DIRDEP'.I44</svg:desc>
                </draw:g>
              </table:table-cell>
              <table:table-cell office:value-type="float" office:value="0.911764705882353">
                <text:p>0.911764705882353</text:p>
                <draw:g>
                  <svg:desc>'INFER-1-DIRDEP'.H26:'INFER-1-DIRDEP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53905249679898">
                <text:p>0.0953905249679898</text:p>
              </table:table-cell>
              <table:table-cell office:value-type="float" office:value="0.900302114803625">
                <text:p>0.900302114803625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964285714285714">
                <text:p>0.964285714285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4019520851819">
                <text:p>0.114019520851819</text:p>
              </table:table-cell>
              <table:table-cell office:value-type="float" office:value="0.908127208480565">
                <text:p>0.908127208480565</text:p>
              </table:table-cell>
              <table:table-cell office:value-type="float" office:value="0.04">
                <text:p>0.04</text:p>
              </table:table-cell>
              <table:table-cell office:value-type="float" office:value="0.961538461538462">
                <text:p>0.961538461538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3645955451348">
                <text:p>0.133645955451348</text:p>
              </table:table-cell>
              <table:table-cell office:value-type="float" office:value="0.901185770750988">
                <text:p>0.901185770750988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2757078986587">
                <text:p>0.152757078986587</text:p>
              </table:table-cell>
              <table:table-cell office:value-type="float" office:value="0.899122807017544">
                <text:p>0.899122807017544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819012797075">
                <text:p>0.16819012797075</text:p>
              </table:table-cell>
              <table:table-cell office:value-type="float" office:value="0.893203883495146">
                <text:p>0.893203883495146</text:p>
              </table:table-cell>
              <table:table-cell office:value-type="float" office:value="0.0476190476190476">
                <text:p>0.0476190476190476</text:p>
              </table:table-cell>
              <table:table-cell office:value-type="float" office:value="0.954545454545455">
                <text:p>0.954545454545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5166297117517">
                <text:p>0.175166297117517</text:p>
              </table:table-cell>
              <table:table-cell office:value-type="float" office:value="0.887640449438202">
                <text:p>0.887640449438202</text:p>
              </table:table-cell>
              <table:table-cell office:value-type="float" office:value="0.0625">
                <text:p>0.0625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7660668380463">
                <text:p>0.187660668380463</text:p>
              </table:table-cell>
              <table:table-cell office:value-type="float" office:value="0.901234567901235">
                <text:p>0.901234567901235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2139737991266">
                <text:p>0.192139737991266</text:p>
              </table:table-cell>
              <table:table-cell office:value-type="float" office:value="0.904109589041096">
                <text:p>0.904109589041096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9021207177814">
                <text:p>0.199021207177814</text:p>
              </table:table-cell>
              <table:table-cell office:value-type="float" office:value="0.897058823529412">
                <text:p>0.897058823529412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928571428571429">
                <text:p>0.928571428571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9647495361781">
                <text:p>0.209647495361781</text:p>
              </table:table-cell>
              <table:table-cell office:value-type="float" office:value="0.889763779527559">
                <text:p>0.889763779527559</text:p>
              </table:table-cell>
              <table:table-cell office:value-type="float" office:value="0.1">
                <text:p>0.1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5163934426229">
                <text:p>0.215163934426229</text:p>
              </table:table-cell>
              <table:table-cell office:value-type="float" office:value="0.889830508474576">
                <text:p>0.889830508474576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8468468468468">
                <text:p>0.218468468468468</text:p>
              </table:table-cell>
              <table:table-cell office:value-type="float" office:value="0.889908256880734">
                <text:p>0.889908256880734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36180904522613">
                <text:p>0.236180904522613</text:p>
              </table:table-cell>
              <table:table-cell office:value-type="float" office:value="0.903846153846154">
                <text:p>0.903846153846154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3835616438356">
                <text:p>0.243835616438356</text:p>
              </table:table-cell>
              <table:table-cell office:value-type="float" office:value="0.917525773195876">
                <text:p>0.91752577319587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7575757575758">
                <text:p>0.257575757575758</text:p>
              </table:table-cell>
              <table:table-cell office:value-type="float" office:value="0.913978494623656">
                <text:p>0.91397849462365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8278145695364">
                <text:p>0.258278145695364</text:p>
              </table:table-cell>
              <table:table-cell office:value-type="float" office:value="0.906976744186046">
                <text:p>0.90697674418604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978417266187">
                <text:p>0.26978417266187</text:p>
              </table:table-cell>
              <table:table-cell office:value-type="float" office:value="0.914634146341463">
                <text:p>0.91463414634146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9842519685039">
                <text:p>0.25984251968503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4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.85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83cm" svg:y="3.952cm" style:legend-expansion="high" chart:style-name="ch2"/>
        <chart:plot-area chart:style-name="ch3" table:cell-range-address="'INFER-2-DIRDEP'.H3:'INFER-2-DIRDEP'.I21 'INFER-1-BASE'.A1:'INFER-1-BASE'.A1 'INFER-2-DIRDEP'.H26:'INFER-2-DIRDEP'.H44" chart:data-source-has-labels="row" svg:x="1.331cm" svg:y="0.18cm" svg:width="11.232cm" svg:height="7.659cm">
          <chartooo:coordinate-region svg:x="2.746cm" svg:y="0.18cm" svg:width="9.817cm" svg:height="7.012cm"/>
          <chart:axis chart:dimension="x" chart:name="primary-x" chart:style-name="ch4">
            <chart:title svg:x="6.42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INFER-2-DIRDEP'.H3:'INFER-2-DIRDEP'.H21" chart:label-cell-address="'INFER-1-BASE'.A1:'INFER-1-BASE'.A1" chart:class="chart:scatter">
            <chart:domain table:cell-range-address="'INFER-2-DIRDEP'.I3:'INFER-2-DIRDEP'.I21"/>
            <chart:data-point chart:repeated="19"/>
          </chart:series>
          <chart:series chart:style-name="ch10" chart:values-cell-range-address="'INFER-2-DIRDEP'.H26:'INFER-2-DIRDEP'.H44" chart:label-cell-address="'INFER-1-BASE'.A1:'INFER-1-BASE'.A1" chart:class="chart:scatter">
            <chart:domain table:cell-range-address="'INFER-2-DIRDEP'.I26:'INFER-2-DIRDEP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1909312347761">
                <text:p>0.131909312347761</text:p>
                <draw:g>
                  <svg:desc>'INFER-2-DIRDEP'.I3:'INFER-2-DIRDEP'.I21</svg:desc>
                </draw:g>
              </table:table-cell>
              <table:table-cell office:value-type="float" office:value="0.928759894459103">
                <text:p>0.928759894459103</text:p>
                <draw:g>
                  <svg:desc>'INFER-2-DIRDEP'.H3:'INFER-2-DIRDEP'.H21</svg:desc>
                </draw:g>
              </table:table-cell>
              <table:table-cell office:value-type="float" office:value="0.0384615384615385">
                <text:p>0.0384615384615385</text:p>
                <draw:g>
                  <svg:desc>'INFER-2-DIRDEP'.I26:'INFER-2-DIRDEP'.I44</svg:desc>
                </draw:g>
              </table:table-cell>
              <table:table-cell office:value-type="float" office:value="0.962962962962963">
                <text:p>0.962962962962963</text:p>
                <draw:g>
                  <svg:desc>'INFER-2-DIRDEP'.H26:'INFER-2-DIRDEP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4775928297055">
                <text:p>0.174775928297055</text:p>
              </table:table-cell>
              <table:table-cell office:value-type="float" office:value="0.931740614334471">
                <text:p>0.931740614334471</text:p>
              </table:table-cell>
              <table:table-cell office:value-type="float" office:value="0.0158730158730159">
                <text:p>0.0158730158730159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5856255545696">
                <text:p>0.205856255545696</text:p>
              </table:table-cell>
              <table:table-cell office:value-type="float" office:value="0.933601609657948">
                <text:p>0.933601609657948</text:p>
              </table:table-cell>
              <table:table-cell office:value-type="float" office:value="0.0172413793103448">
                <text:p>0.0172413793103448</text:p>
              </table:table-cell>
              <table:table-cell office:value-type="float" office:value="0.983050847457627">
                <text:p>0.983050847457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3294255568581">
                <text:p>0.233294255568581</text:p>
              </table:table-cell>
              <table:table-cell office:value-type="float" office:value="0.93208430913349">
                <text:p>0.93208430913349</text:p>
              </table:table-cell>
              <table:table-cell office:value-type="float" office:value="0.0185185185185185">
                <text:p>0.0185185185185185</text:p>
              </table:table-cell>
              <table:table-cell office:value-type="float" office:value="0.981818181818182">
                <text:p>0.981818181818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569299552906">
                <text:p>0.258569299552906</text:p>
              </table:table-cell>
              <table:table-cell office:value-type="float" office:value="0.93029490616622">
                <text:p>0.93029490616622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979591836734694">
                <text:p>0.979591836734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7020109689214">
                <text:p>0.287020109689214</text:p>
              </table:table-cell>
              <table:table-cell office:value-type="float" office:value="0.928994082840237">
                <text:p>0.928994082840237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0.978260869565217">
                <text:p>0.978260869565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4878048780488">
                <text:p>0.304878048780488</text:p>
              </table:table-cell>
              <table:table-cell office:value-type="float" office:value="0.925925925925926">
                <text:p>0.925925925925926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972972972972973">
                <text:p>0.972972972972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8766066838046">
                <text:p>0.318766066838046</text:p>
              </table:table-cell>
              <table:table-cell office:value-type="float" office:value="0.932330827067669">
                <text:p>0.932330827067669</text:p>
              </table:table-cell>
              <table:table-cell office:value-type="float" office:value="0.03125">
                <text:p>0.03125</text:p>
              </table:table-cell>
              <table:table-cell office:value-type="float" office:value="0.96969696969697">
                <text:p>0.96969696969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1877729257642">
                <text:p>0.331877729257642</text:p>
              </table:table-cell>
              <table:table-cell office:value-type="float" office:value="0.934426229508197">
                <text:p>0.934426229508197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257748776509">
                <text:p>0.34257748776509</text:p>
              </table:table-cell>
              <table:table-cell office:value-type="float" office:value="0.929203539823009">
                <text:p>0.92920353982300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4359925788497">
                <text:p>0.354359925788497</text:p>
              </table:table-cell>
              <table:table-cell office:value-type="float" office:value="0.922705314009662">
                <text:p>0.922705314009662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6803278688525">
                <text:p>0.366803278688525</text:p>
              </table:table-cell>
              <table:table-cell office:value-type="float" office:value="0.922680412371134">
                <text:p>0.922680412371134</text:p>
              </table:table-cell>
              <table:table-cell office:value-type="float" office:value="0.04">
                <text:p>0.04</text:p>
              </table:table-cell>
              <table:table-cell office:value-type="float" office:value="0.961538461538462">
                <text:p>0.961538461538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9369369369369">
                <text:p>0.369369369369369</text:p>
              </table:table-cell>
              <table:table-cell office:value-type="float" office:value="0.921348314606742">
                <text:p>0.921348314606742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4422110552764">
                <text:p>0.384422110552764</text:p>
              </table:table-cell>
              <table:table-cell office:value-type="float" office:value="0.927272727272727">
                <text:p>0.927272727272727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4520547945205">
                <text:p>0.394520547945205</text:p>
              </table:table-cell>
              <table:table-cell office:value-type="float" office:value="0.935064935064935">
                <text:p>0.9350649350649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06060606060606">
                <text:p>0.406060606060606</text:p>
              </table:table-cell>
              <table:table-cell office:value-type="float" office:value="0.930555555555556">
                <text:p>0.93055555555555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7284768211921">
                <text:p>0.407284768211921</text:p>
              </table:table-cell>
              <table:table-cell office:value-type="float" office:value="0.924812030075188">
                <text:p>0.92481203007518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0863309352518">
                <text:p>0.420863309352518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7322834645669">
                <text:p>0.417322834645669</text:p>
              </table:table-cell>
              <table:table-cell office:value-type="float" office:value="0.929824561403509">
                <text:p>0.9298245614035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894cm" svg:y="3.952cm" style:legend-expansion="high" chart:style-name="ch2"/>
        <chart:plot-area chart:style-name="ch3" table:cell-range-address="'INFER-1-BASE'.A1:'INFER-1-BASE'.A21 'INFER-1-BASE'.J2:'INFER-1-BASE'.J21 'INFER-1-BASE'.J25:'INFER-1-BASE'.J44" chart:data-source-has-labels="both" svg:x="1.331cm" svg:y="0.18cm" svg:width="11.243cm" svg:height="7.659cm">
          <chartooo:coordinate-region svg:x="2.746cm" svg:y="0.38cm" svg:width="9.642cm" svg:height="6.812cm"/>
          <chart:axis chart:dimension="x" chart:name="primary-x" chart:style-name="ch4" chartooo:axis-type="auto">
            <chartooo:date-scale/>
            <chart:title svg:x="5.678cm" svg:y="8.019cm" chart:style-name="ch5">
              <text:p>Minimum Tweets</text:p>
            </chart:title>
            <chart:categories table:cell-range-address="'INFER-1-BASE'.A2:'INFER-1-BASE'.A21"/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1-BASE'.J2:'INFER-1-BASE'.J21" chart:label-cell-address="'INFER-1-BASE'.A1:'INFER-1-BASE'.A1" chart:class="chart:line">
            <chart:data-point chart:repeated="20"/>
          </chart:series>
          <chart:series chart:attached-axis="primary-y" chart:style-name="ch11" chart:values-cell-range-address="'INFER-1-BASE'.J25:'INFER-1-BASE'.J44" chart:label-cell-address="'INFER-1-BASE'.A1:'INFER-1-BASE'.A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-1-BASE'.A2:'INFER-1-BASE'.A21</svg:desc>
                </draw:g>
              </table:table-cell>
              <table:table-cell office:value-type="float" office:value="NaN">
                <text:p>NaN</text:p>
                <draw:g>
                  <svg:desc>'INFER-1-BASE'.J2:'INFER-1-BASE'.J21</svg:desc>
                </draw:g>
              </table:table-cell>
              <table:table-cell office:value-type="float" office:value="NaN">
                <text:p>NaN</text:p>
                <draw:g>
                  <svg:desc>'INFER-1-BASE'.J25:'INFER-1-BASE'.J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30298818624044">
                <text:p>0.130298818624044</text:p>
              </table:table-cell>
              <table:table-cell office:value-type="float" office:value="0.229053646775166">
                <text:p>0.2290536467751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72503617945007">
                <text:p>0.172503617945007</text:p>
              </table:table-cell>
              <table:table-cell office:value-type="float" office:value="0.208924742162769">
                <text:p>0.2089247421627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02601497832085">
                <text:p>0.202601497832085</text:p>
              </table:table-cell>
              <table:table-cell office:value-type="float" office:value="0.176249328318109">
                <text:p>0.17624932831810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32771822358346">
                <text:p>0.232771822358346</text:p>
              </table:table-cell>
              <table:table-cell office:value-type="float" office:value="0.190809349658133">
                <text:p>0.1908093496581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61146496815287">
                <text:p>0.261146496815287</text:p>
              </table:table-cell>
              <table:table-cell office:value-type="float" office:value="0.187337727181945">
                <text:p>0.18733772718194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83076923076923">
                <text:p>0.283076923076923</text:p>
              </table:table-cell>
              <table:table-cell office:value-type="float" office:value="0.174976481655691">
                <text:p>0.1749764816556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92592592592593">
                <text:p>0.292592592592593</text:p>
              </table:table-cell>
              <table:table-cell office:value-type="float" office:value="0.201074928865002">
                <text:p>0.2010749288650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1063829787234">
                <text:p>0.31063829787234</text:p>
              </table:table-cell>
              <table:table-cell office:value-type="float" office:value="0.21530574880996">
                <text:p>0.215305748809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16926770708283">
                <text:p>0.316926770708283</text:p>
              </table:table-cell>
              <table:table-cell office:value-type="float" office:value="0.19036046982584">
                <text:p>0.1903604698258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25767690253672">
                <text:p>0.325767690253672</text:p>
              </table:table-cell>
              <table:table-cell office:value-type="float" office:value="0.197802197802198">
                <text:p>0.19780219780219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39339339339339">
                <text:p>0.339339339339339</text:p>
              </table:table-cell>
              <table:table-cell office:value-type="float" office:value="0.219178082191781">
                <text:p>0.21917808219178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46534653465346">
                <text:p>0.346534653465346</text:p>
              </table:table-cell>
              <table:table-cell office:value-type="float" office:value="0.188585607940447">
                <text:p>0.1885856079404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50813743218807">
                <text:p>0.350813743218807</text:p>
              </table:table-cell>
              <table:table-cell office:value-type="float" office:value="0.193085453359426">
                <text:p>0.19308545335942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74501992031872">
                <text:p>0.374501992031872</text:p>
              </table:table-cell>
              <table:table-cell office:value-type="float" office:value="0.152866242038217">
                <text:p>0.15286624203821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85281385281385">
                <text:p>0.385281385281385</text:p>
              </table:table-cell>
              <table:table-cell office:value-type="float" office:value="0.107775211701309">
                <text:p>0.10777521170130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01891252955083">
                <text:p>0.401891252955083</text:p>
              </table:table-cell>
              <table:table-cell office:value-type="float" office:value="0.107775211701309">
                <text:p>0.10777521170130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02061855670103">
                <text:p>0.402061855670103</text:p>
              </table:table-cell>
              <table:table-cell office:value-type="float" office:value="0.117216117216117">
                <text:p>0.11721611721611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0665901262916188">
                <text:p>0.06659012629161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04907975460123">
                <text:p>0.404907975460123</text:p>
              </table:table-cell>
              <table:table-cell office:value-type="float" office:value="0.071334214002642">
                <text:p>0.0713342140026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4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.85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INFER-1-BASE'.H3:'INFER-1-BASE'.I21 'INFER-1-BASE'.A1:'INFER-1-BASE'.A1 'INFER-1-BASE'.H26:'INFER-1-BASE'.H44" chart:data-source-has-labels="row" svg:x="1.33cm" svg:y="0.179cm" svg:width="11.232cm" svg:height="7.659cm">
          <chartooo:coordinate-region svg:x="2.745cm" svg:y="0.179cm" svg:width="9.817cm" svg:height="7.012cm"/>
          <chart:axis chart:dimension="x" chart:name="primary-x" chart:style-name="ch4">
            <chart:title svg:x="6.426cm" svg:y="8.017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cm" chart:style-name="ch8">
              <text:p>Precision</text:p>
            </chart:title>
            <chart:grid chart:style-name="ch6" chart:class="major"/>
          </chart:axis>
          <chart:series chart:style-name="ch9" chart:values-cell-range-address="'INFER-1-BASE'.H3:'INFER-1-BASE'.H21" chart:label-cell-address="'INFER-1-BASE'.A1:'INFER-1-BASE'.A1" chart:class="chart:scatter">
            <chart:domain table:cell-range-address="'INFER-1-BASE'.I3:'INFER-1-BASE'.I21"/>
            <chart:data-point chart:repeated="14"/>
            <chart:data-point chart:style-name="ch10"/>
            <chart:data-point chart:repeated="4"/>
          </chart:series>
          <chart:series chart:style-name="ch11" chart:values-cell-range-address="'INFER-1-BASE'.H26:'INFER-1-BASE'.H44" chart:label-cell-address="'INFER-1-BASE'.A1:'INFER-1-BASE'.A1" chart:class="chart:scatter">
            <chart:domain table:cell-range-address="'INFER-1-BASE'.I26:'INFER-1-BASE'.I44"/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02641933670602">
                <text:p>0.0702641933670602</text:p>
                <draw:g>
                  <svg:desc>'INFER-1-BASE'.I3:'INFER-1-BASE'.I21</svg:desc>
                </draw:g>
              </table:table-cell>
              <table:table-cell office:value-type="float" office:value="0.894988066825776">
                <text:p>0.894988066825776</text:p>
                <draw:g>
                  <svg:desc>'INFER-1-BASE'.H3:'INFER-1-BASE'.H21</svg:desc>
                </draw:g>
              </table:table-cell>
              <table:table-cell office:value-type="float" office:value="0.131578947368421">
                <text:p>0.131578947368421</text:p>
                <draw:g>
                  <svg:desc>'INFER-1-BASE'.I26:'INFER-1-BASE'.I44</svg:desc>
                </draw:g>
              </table:table-cell>
              <table:table-cell office:value-type="float" office:value="0.883720930232558">
                <text:p>0.883720930232558</text:p>
                <draw:g>
                  <svg:desc>'INFER-1-BASE'.H26:'INFER-1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53905249679898">
                <text:p>0.0953905249679898</text:p>
              </table:table-cell>
              <table:table-cell office:value-type="float" office:value="0.900302114803625">
                <text:p>0.900302114803625</text:p>
              </table:table-cell>
              <table:table-cell office:value-type="float" office:value="0.118279569892473">
                <text:p>0.118279569892473</text:p>
              </table:table-cell>
              <table:table-cell office:value-type="float" office:value="0.894230769230769">
                <text:p>0.8942307692307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4019520851819">
                <text:p>0.114019520851819</text:p>
              </table:table-cell>
              <table:table-cell office:value-type="float" office:value="0.908127208480565">
                <text:p>0.908127208480565</text:p>
              </table:table-cell>
              <table:table-cell office:value-type="float" office:value="0.0975609756097561">
                <text:p>0.0975609756097561</text:p>
              </table:table-cell>
              <table:table-cell office:value-type="float" office:value="0.911111111111111">
                <text:p>0.91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3645955451348">
                <text:p>0.133645955451348</text:p>
              </table:table-cell>
              <table:table-cell office:value-type="float" office:value="0.901185770750988">
                <text:p>0.901185770750988</text:p>
              </table:table-cell>
              <table:table-cell office:value-type="float" office:value="0.106666666666667">
                <text:p>0.106666666666667</text:p>
              </table:table-cell>
              <table:table-cell office:value-type="float" office:value="0.903614457831325">
                <text:p>0.9036144578313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2757078986587">
                <text:p>0.152757078986587</text:p>
              </table:table-cell>
              <table:table-cell office:value-type="float" office:value="0.899122807017544">
                <text:p>0.899122807017544</text:p>
              </table:table-cell>
              <table:table-cell office:value-type="float" office:value="0.104477611940299">
                <text:p>0.104477611940299</text:p>
              </table:table-cell>
              <table:table-cell office:value-type="float" office:value="0.905405405405405">
                <text:p>0.905405405405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819012797075">
                <text:p>0.16819012797075</text:p>
              </table:table-cell>
              <table:table-cell office:value-type="float" office:value="0.893203883495146">
                <text:p>0.893203883495146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0.911764705882353">
                <text:p>0.9117647058823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5166297117517">
                <text:p>0.175166297117517</text:p>
              </table:table-cell>
              <table:table-cell office:value-type="float" office:value="0.887640449438202">
                <text:p>0.887640449438202</text:p>
              </table:table-cell>
              <table:table-cell office:value-type="float" office:value="0.113207547169811">
                <text:p>0.113207547169811</text:p>
              </table:table-cell>
              <table:table-cell office:value-type="float" office:value="0.898305084745763">
                <text:p>0.8983050847457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7660668380463">
                <text:p>0.187660668380463</text:p>
              </table:table-cell>
              <table:table-cell office:value-type="float" office:value="0.901234567901235">
                <text:p>0.901234567901235</text:p>
              </table:table-cell>
              <table:table-cell office:value-type="float" office:value="0.122448979591837">
                <text:p>0.122448979591837</text:p>
              </table:table-cell>
              <table:table-cell office:value-type="float" office:value="0.890909090909091">
                <text:p>0.8909090909090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2139737991266">
                <text:p>0.192139737991266</text:p>
              </table:table-cell>
              <table:table-cell office:value-type="float" office:value="0.904109589041096">
                <text:p>0.904109589041096</text:p>
              </table:table-cell>
              <table:table-cell office:value-type="float" office:value="0.106382978723404">
                <text:p>0.106382978723404</text:p>
              </table:table-cell>
              <table:table-cell office:value-type="float" office:value="0.903846153846154">
                <text:p>0.903846153846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9021207177814">
                <text:p>0.199021207177814</text:p>
              </table:table-cell>
              <table:table-cell office:value-type="float" office:value="0.897058823529412">
                <text:p>0.89705882352941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9647495361781">
                <text:p>0.209647495361781</text:p>
              </table:table-cell>
              <table:table-cell office:value-type="float" office:value="0.889763779527559">
                <text:p>0.889763779527559</text:p>
              </table:table-cell>
              <table:table-cell office:value-type="float" office:value="0.125">
                <text:p>0.125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5163934426229">
                <text:p>0.215163934426229</text:p>
              </table:table-cell>
              <table:table-cell office:value-type="float" office:value="0.889830508474576">
                <text:p>0.889830508474576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8468468468468">
                <text:p>0.218468468468468</text:p>
              </table:table-cell>
              <table:table-cell office:value-type="float" office:value="0.889908256880734">
                <text:p>0.889908256880734</text:p>
              </table:table-cell>
              <table:table-cell office:value-type="float" office:value="0.108108108108108">
                <text:p>0.108108108108108</text:p>
              </table:table-cell>
              <table:table-cell office:value-type="float" office:value="0.902439024390244">
                <text:p>0.9024390243902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36180904522613">
                <text:p>0.236180904522613</text:p>
              </table:table-cell>
              <table:table-cell office:value-type="float" office:value="0.903846153846154">
                <text:p>0.90384615384615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3835616438356">
                <text:p>0.243835616438356</text:p>
              </table:table-cell>
              <table:table-cell office:value-type="float" office:value="0.917525773195876">
                <text:p>0.917525773195876</text:p>
              </table:table-cell>
              <table:table-cell office:value-type="float" office:value="0.0571428571428571">
                <text:p>0.0571428571428571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7575757575758">
                <text:p>0.257575757575758</text:p>
              </table:table-cell>
              <table:table-cell office:value-type="float" office:value="0.913978494623656">
                <text:p>0.913978494623656</text:p>
              </table:table-cell>
              <table:table-cell office:value-type="float" office:value="0.0571428571428571">
                <text:p>0.0571428571428571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8278145695364">
                <text:p>0.258278145695364</text:p>
              </table:table-cell>
              <table:table-cell office:value-type="float" office:value="0.906976744186046">
                <text:p>0.906976744186046</text:p>
              </table:table-cell>
              <table:table-cell office:value-type="float" office:value="0.0625">
                <text:p>0.0625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978417266187">
                <text:p>0.26978417266187</text:p>
              </table:table-cell>
              <table:table-cell office:value-type="float" office:value="0.914634146341463">
                <text:p>0.914634146341463</text:p>
              </table:table-cell>
              <table:table-cell office:value-type="float" office:value="0.0344827586206897">
                <text:p>0.034482758620689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9842519685039">
                <text:p>0.25984251968503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964285714285714">
                <text:p>0.9642857142857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INFER-1-SYNS'.A2:'INFER-1-SYNS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1-SYNS'.A2:'INFER-1-SYNS'.A2" chart:class="chart:line">
            <chart:data-point/>
          </chart:series>
          <chart:series chart:attached-axis="primary-y" chart:style-name="ch11" chart:values-cell-range-address="'INFER-1-SYNS'.A3:'INFER-1-SYNS'.A3" chart:class="chart:line">
            <chart:data-point/>
          </chart:series>
          <chart:series chart:attached-axis="primary-y" chart:style-name="ch12" chart:values-cell-range-address="'INFER-1-SYNS'.A4:'INFER-1-SYNS'.A4" chart:class="chart:line">
            <chart:data-point/>
          </chart:series>
          <chart:series chart:attached-axis="primary-y" chart:style-name="ch13" chart:values-cell-range-address="'INFER-1-SYNS'.A5:'INFER-1-SYNS'.A5" chart:class="chart:line">
            <chart:data-point/>
          </chart:series>
          <chart:series chart:attached-axis="primary-y" chart:style-name="ch14" chart:values-cell-range-address="'INFER-1-SYNS'.A6:'INFER-1-SYNS'.A6" chart:class="chart:line">
            <chart:data-point/>
          </chart:series>
          <chart:series chart:attached-axis="primary-y" chart:style-name="ch15" chart:values-cell-range-address="'INFER-1-SYNS'.A7:'INFER-1-SYNS'.A7" chart:class="chart:line">
            <chart:data-point/>
          </chart:series>
          <chart:series chart:attached-axis="primary-y" chart:style-name="ch16" chart:values-cell-range-address="'INFER-1-SYNS'.A8:'INFER-1-SYNS'.A8" chart:class="chart:line">
            <chart:data-point/>
          </chart:series>
          <chart:series chart:attached-axis="primary-y" chart:style-name="ch17" chart:values-cell-range-address="'INFER-1-SYNS'.A9:'INFER-1-SYNS'.A9" chart:class="chart:line">
            <chart:data-point/>
          </chart:series>
          <chart:series chart:attached-axis="primary-y" chart:style-name="ch18" chart:values-cell-range-address="'INFER-1-SYNS'.A10:'INFER-1-SYNS'.A10" chart:class="chart:line">
            <chart:data-point/>
          </chart:series>
          <chart:series chart:attached-axis="primary-y" chart:style-name="ch19" chart:values-cell-range-address="'INFER-1-SYNS'.A11:'INFER-1-SYNS'.A11" chart:class="chart:line">
            <chart:data-point/>
          </chart:series>
          <chart:series chart:attached-axis="primary-y" chart:style-name="ch20" chart:values-cell-range-address="'INFER-1-SYNS'.A12:'INFER-1-SYNS'.A12" chart:class="chart:line">
            <chart:data-point/>
          </chart:series>
          <chart:series chart:attached-axis="primary-y" chart:style-name="ch21" chart:values-cell-range-address="'INFER-1-SYNS'.A13:'INFER-1-SYNS'.A13" chart:class="chart:line">
            <chart:data-point/>
          </chart:series>
          <chart:series chart:attached-axis="primary-y" chart:style-name="ch10" chart:values-cell-range-address="'INFER-1-SYNS'.A14:'INFER-1-SYNS'.A14" chart:class="chart:line">
            <chart:data-point/>
          </chart:series>
          <chart:series chart:attached-axis="primary-y" chart:style-name="ch11" chart:values-cell-range-address="'INFER-1-SYNS'.A15:'INFER-1-SYNS'.A15" chart:class="chart:line">
            <chart:data-point/>
          </chart:series>
          <chart:series chart:attached-axis="primary-y" chart:style-name="ch12" chart:values-cell-range-address="'INFER-1-SYNS'.A16:'INFER-1-SYNS'.A16" chart:class="chart:line">
            <chart:data-point/>
          </chart:series>
          <chart:series chart:attached-axis="primary-y" chart:style-name="ch13" chart:values-cell-range-address="'INFER-1-SYNS'.A17:'INFER-1-SYNS'.A17" chart:class="chart:line">
            <chart:data-point/>
          </chart:series>
          <chart:series chart:attached-axis="primary-y" chart:style-name="ch14" chart:values-cell-range-address="'INFER-1-SYNS'.A18:'INFER-1-SYNS'.A18" chart:class="chart:line">
            <chart:data-point/>
          </chart:series>
          <chart:series chart:attached-axis="primary-y" chart:style-name="ch15" chart:values-cell-range-address="'INFER-1-SYNS'.A19:'INFER-1-SYNS'.A19" chart:class="chart:line">
            <chart:data-point/>
          </chart:series>
          <chart:series chart:attached-axis="primary-y" chart:style-name="ch16" chart:values-cell-range-address="'INFER-1-SYNS'.A20:'INFER-1-SYNS'.A20" chart:class="chart:line">
            <chart:data-point/>
          </chart:series>
          <chart:series chart:attached-axis="primary-y" chart:style-name="ch17" chart:values-cell-range-address="'INFER-1-SYNS'.A21:'INFER-1-SYNS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INFER-1-SYNS'.A2:'INFER-1-SYNS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INFER-1-SYNS'.A3:'INFER-1-SYNS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INFER-1-SYNS'.A4:'INFER-1-SYNS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INFER-1-SYNS'.A5:'INFER-1-SYNS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INFER-1-SYNS'.A6:'INFER-1-SYNS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INFER-1-SYNS'.A7:'INFER-1-SYNS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INFER-1-SYNS'.A8:'INFER-1-SYNS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INFER-1-SYNS'.A9:'INFER-1-SYNS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INFER-1-SYNS'.A10:'INFER-1-SYNS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FER-1-SYNS'.A11:'INFER-1-SYNS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INFER-1-SYNS'.A12:'INFER-1-SYNS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INFER-1-SYNS'.A13:'INFER-1-SYNS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INFER-1-SYNS'.A14:'INFER-1-SYNS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INFER-1-SYNS'.A15:'INFER-1-SYNS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INFER-1-SYNS'.A16:'INFER-1-SYNS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INFER-1-SYNS'.A17:'INFER-1-SYNS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INFER-1-SYNS'.A18:'INFER-1-SYNS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INFER-1-SYNS'.A19:'INFER-1-SYNS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INFER-1-SYNS'.A20:'INFER-1-SYNS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INFER-1-SYNS'.A21:'INFER-1-SYNS'.A21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INFER-1-SYNS'.H3:'INFER-1-SYNS'.I21 'INFER-1-SYNS'.A1:'INFER-1-SYNS'.A1 'INFER-1-SYNS'.H26:'INFER-1-SYNS'.H44" chart:data-source-has-labels="row" svg:x="1.33cm" svg:y="0.179cm" svg:width="11.232cm" svg:height="7.659cm">
          <chartooo:coordinate-region svg:x="2.745cm" svg:y="0.378cm" svg:width="9.048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INFER-1-SYNS'.H3:'INFER-1-SYNS'.H21" chart:label-cell-address="'INFER-1-SYNS'.A1:'INFER-1-SYNS'.A1" chart:class="chart:scatter">
            <chart:domain table:cell-range-address="'INFER-1-SYNS'.I3:'INFER-1-SYNS'.I21"/>
            <chart:data-point chart:repeated="19"/>
          </chart:series>
          <chart:series chart:style-name="ch9" chart:values-cell-range-address="'INFER-1-SYNS'.H26:'INFER-1-SYNS'.H44" chart:label-cell-address="'INFER-1-SYNS'.A1:'INFER-1-SYNS'.A1" chart:class="chart:scatter">
            <chart:domain table:cell-range-address="'INFER-1-SYNS'.I26:'INFER-1-SYNS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SYNS'.A1:'INFER-1-SYNS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SYNS'.A1:'INFER-1-SYN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97920179876335">
                <text:p>0.0297920179876335</text:p>
                <draw:g>
                  <svg:desc>'INFER-1-SYNS'.I3:'INFER-1-SYNS'.I21</svg:desc>
                </draw:g>
              </table:table-cell>
              <table:table-cell office:value-type="float" office:value="0.878453038674033">
                <text:p>0.878453038674033</text:p>
                <draw:g>
                  <svg:desc>'INFER-1-SYNS'.H3:'INFER-1-SYNS'.H21</svg:desc>
                </draw:g>
              </table:table-cell>
              <table:table-cell office:value-type="float" office:value="0.156862745098039">
                <text:p>0.156862745098039</text:p>
                <draw:g>
                  <svg:desc>'INFER-1-SYNS'.I26:'INFER-1-SYNS'.I44</svg:desc>
                </draw:g>
              </table:table-cell>
              <table:table-cell office:value-type="float" office:value="0.864406779661017">
                <text:p>0.864406779661017</text:p>
                <draw:g>
                  <svg:desc>'INFER-1-SYNS'.H26:'INFER-1-SYNS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28937259923175">
                <text:p>0.0428937259923175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32386867790595">
                <text:p>0.0532386867790595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.891304347826087">
                <text:p>0.891304347826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1336459554514">
                <text:p>0.0621336459554514</text:p>
              </table:table-cell>
              <table:table-cell office:value-type="float" office:value="0.898305084745763">
                <text:p>0.898305084745763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0.878048780487805">
                <text:p>0.878048780487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30253353204173">
                <text:p>0.0730253353204173</text:p>
              </table:table-cell>
              <table:table-cell office:value-type="float" office:value="0.89908256880734">
                <text:p>0.89908256880734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0.868421052631579">
                <text:p>0.868421052631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40950639853748">
                <text:p>0.0840950639853748</text:p>
              </table:table-cell>
              <table:table-cell office:value-type="float" office:value="0.901960784313726">
                <text:p>0.901960784313726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885714285714286">
                <text:p>0.88571428571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20177383592018">
                <text:p>0.0920177383592018</text:p>
              </table:table-cell>
              <table:table-cell office:value-type="float" office:value="0.902173913043478">
                <text:p>0.902173913043478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2827763496144">
                <text:p>0.102827763496144</text:p>
              </table:table-cell>
              <table:table-cell office:value-type="float" office:value="0.930232558139535">
                <text:p>0.930232558139535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7714701601164">
                <text:p>0.107714701601164</text:p>
              </table:table-cell>
              <table:table-cell office:value-type="float" office:value="0.948717948717949">
                <text:p>0.948717948717949</text:p>
              </table:table-cell>
              <table:table-cell office:value-type="float" office:value="0.12">
                <text:p>0.12</text:p>
              </table:table-cell>
              <table:table-cell office:value-type="float" office:value="0.892857142857143">
                <text:p>0.892857142857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2561174551387">
                <text:p>0.112561174551387</text:p>
              </table:table-cell>
              <table:table-cell office:value-type="float" office:value="0.945205479452055">
                <text:p>0.945205479452055</text:p>
              </table:table-cell>
              <table:table-cell office:value-type="float" office:value="0.12">
                <text:p>0.12</text:p>
              </table:table-cell>
              <table:table-cell office:value-type="float" office:value="0.892857142857143">
                <text:p>0.892857142857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5027829313544">
                <text:p>0.115027829313544</text:p>
              </table:table-cell>
              <table:table-cell office:value-type="float" office:value="0.939393939393939">
                <text:p>0.939393939393939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5">
                <text:p>0.125</text:p>
              </table:table-cell>
              <table:table-cell office:value-type="float" office:value="0.938461538461538">
                <text:p>0.938461538461538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8378378378378">
                <text:p>0.128378378378378</text:p>
              </table:table-cell>
              <table:table-cell office:value-type="float" office:value="0.934426229508197">
                <text:p>0.93442622950819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5678391959799">
                <text:p>0.135678391959799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15">
                <text:p>0.15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972602739726">
                <text:p>0.13972602739726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2424242424242">
                <text:p>0.142424242424242</text:p>
              </table:table-cell>
              <table:table-cell office:value-type="float" office:value="0.959183673469388">
                <text:p>0.959183673469388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2384105960265">
                <text:p>0.142384105960265</text:p>
              </table:table-cell>
              <table:table-cell office:value-type="float" office:value="0.955555555555556">
                <text:p>0.955555555555556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1079136690647">
                <text:p>0.151079136690647</text:p>
              </table:table-cell>
              <table:table-cell office:value-type="float" office:value="0.976744186046512">
                <text:p>0.976744186046512</text:p>
              </table:table-cell>
              <table:table-cell office:value-type="float" office:value="0.0625">
                <text:p>0.0625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9606299212598">
                <text:p>0.149606299212598</text:p>
              </table:table-cell>
              <table:table-cell office:value-type="float" office:value="0.974358974358974">
                <text:p>0.974358974358974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9375">
                <text:p>0.93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3.952cm" style:legend-expansion="high" chart:style-name="ch2"/>
        <chart:plot-area chart:style-name="ch3" table:cell-range-address="'INFER-1-BASE'.A1:'INFER-1-BASE'.A1 'INFER-1-SYNS'.J2:'INFER-1-SYNS'.J21 'INFER-1-SYNS'.J25:'INFER-1-SYNS'.J44" chart:data-source-has-labels="row" svg:x="1.331cm" svg:y="0.18cm" svg:width="11.232cm" svg:height="7.659cm">
          <chartooo:coordinate-region svg:x="2.746cm" svg:y="0.38cm" svg:width="9.63cm" svg:height="6.812cm"/>
          <chart:axis chart:dimension="x" chart:name="primary-x" chart:style-name="ch4">
            <chart:title svg:x="5.67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INFER-1-SYNS'.J2:'INFER-1-SYNS'.J21" chart:label-cell-address="'INFER-1-BASE'.A1:'INFER-1-BASE'.A1" chart:class="chart:line">
            <chart:data-point chart:repeated="20"/>
          </chart:series>
          <chart:series chart:style-name="ch10" chart:values-cell-range-address="'INFER-1-SYNS'.J25:'INFER-1-SYNS'.J44" chart:label-cell-address="'INFER-1-BASE'.A1:'INFER-1-BASE'.A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INFER-1-SYNS'.J2:'INFER-1-SYNS'.J21</svg:desc>
                </draw:g>
              </table:table-cell>
              <table:table-cell office:value-type="float" office:value="NaN">
                <text:p>NaN</text:p>
                <draw:g>
                  <svg:desc>'INFER-1-SYNS'.J25:'INFER-1-SYNS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76295759333092">
                <text:p>0.0576295759333092</text:p>
              </table:table-cell>
              <table:table-cell office:value-type="float" office:value="0.265538561666124">
                <text:p>0.265538561666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1857055589493">
                <text:p>0.081857055589493</text:p>
              </table:table-cell>
              <table:table-cell office:value-type="float" office:value="0.23613595706619">
                <text:p>0.23613595706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0586756077117">
                <text:p>0.100586756077117</text:p>
              </table:table-cell>
              <table:table-cell office:value-type="float" office:value="0.2145473574045">
                <text:p>0.2145473574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6228070175439">
                <text:p>0.116228070175439</text:p>
              </table:table-cell>
              <table:table-cell office:value-type="float" office:value="0.239840106595603">
                <text:p>0.2398401065956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5079255685734">
                <text:p>0.135079255685734</text:p>
              </table:table-cell>
              <table:table-cell office:value-type="float" office:value="0.258014073494918">
                <text:p>0.258014073494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225249772933697">
                <text:p>0.2252497729336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7002012072435">
                <text:p>0.167002012072435</text:p>
              </table:table-cell>
              <table:table-cell office:value-type="float" office:value="0.245614035087719">
                <text:p>0.2456140350877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5185185185185">
                <text:p>0.185185185185185</text:p>
              </table:table-cell>
              <table:table-cell office:value-type="float" office:value="0.261306532663317">
                <text:p>0.2613065326633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3464052287582">
                <text:p>0.193464052287582</text:p>
              </table:table-cell>
              <table:table-cell office:value-type="float" office:value="0.211565585331453">
                <text:p>0.2115655853314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1166180758017">
                <text:p>0.201166180758017</text:p>
              </table:table-cell>
              <table:table-cell office:value-type="float" office:value="0.211565585331453">
                <text:p>0.2115655853314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495867768595">
                <text:p>0.20495867768595</text:p>
              </table:table-cell>
              <table:table-cell office:value-type="float" office:value="0.23613595706619">
                <text:p>0.23613595706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0614828209765">
                <text:p>0.220614828209765</text:p>
              </table:table-cell>
              <table:table-cell office:value-type="float" office:value="0.23613595706619">
                <text:p>0.23613595706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5742574257426">
                <text:p>0.225742574257426</text:p>
              </table:table-cell>
              <table:table-cell office:value-type="float" office:value="0.245614035087719">
                <text:p>0.2456140350877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37362637362637">
                <text:p>0.237362637362637</text:p>
              </table:table-cell>
              <table:table-cell office:value-type="float" office:value="0.255863539445629">
                <text:p>0.2558635394456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4019138755981">
                <text:p>0.244019138755981</text:p>
              </table:table-cell>
              <table:table-cell office:value-type="float" office:value="0.188585607940447">
                <text:p>0.1885856079404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802110817942">
                <text:p>0.24802110817942</text:p>
              </table:table-cell>
              <table:table-cell office:value-type="float" office:value="0.188585607940447">
                <text:p>0.1885856079404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7838616714697">
                <text:p>0.247838616714697</text:p>
              </table:table-cell>
              <table:table-cell office:value-type="float" office:value="0.207951070336391">
                <text:p>0.2079510703363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1682242990654">
                <text:p>0.261682242990654</text:p>
              </table:table-cell>
              <table:table-cell office:value-type="float" office:value="0.117216117216117">
                <text:p>0.117216117216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938566552901">
                <text:p>0.25938566552901</text:p>
              </table:table-cell>
              <table:table-cell office:value-type="float" office:value="0.12448132780083">
                <text:p>0.1244813278008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3.952cm" style:legend-expansion="high" chart:style-name="ch2"/>
        <chart:plot-area chart:style-name="ch3" table:cell-range-address="'INFER-1-BASE'.A1:'INFER-1-BASE'.A1 'INFER-1-DIRDEP'.J2:'INFER-1-DIRDEP'.J21 'INFER-1-DIRDEP'.J25:'INFER-1-DIRDEP'.J44" chart:data-source-has-labels="row" svg:x="1.331cm" svg:y="0.18cm" svg:width="11.232cm" svg:height="7.659cm">
          <chartooo:coordinate-region svg:x="2.746cm" svg:y="0.38cm" svg:width="9.63cm" svg:height="6.812cm"/>
          <chart:axis chart:dimension="x" chart:name="primary-x" chart:style-name="ch4">
            <chart:title svg:x="5.67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INFER-1-DIRDEP'.J2:'INFER-1-DIRDEP'.J21" chart:label-cell-address="'INFER-1-BASE'.A1:'INFER-1-BASE'.A1" chart:class="chart:line">
            <chart:data-point chart:repeated="20"/>
          </chart:series>
          <chart:series chart:style-name="ch10" chart:values-cell-range-address="'INFER-1-DIRDEP'.J25:'INFER-1-DIRDEP'.J44" chart:label-cell-address="'INFER-1-BASE'.A1:'INFER-1-BASE'.A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INFER-1-DIRDEP'.J2:'INFER-1-DIRDEP'.J21</svg:desc>
                </draw:g>
              </table:table-cell>
              <table:table-cell office:value-type="float" office:value="NaN">
                <text:p>NaN</text:p>
                <draw:g>
                  <svg:desc>'INFER-1-DIRDEP'.J25:'INFER-1-DIRDEP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0298818624044">
                <text:p>0.130298818624044</text:p>
              </table:table-cell>
              <table:table-cell office:value-type="float" office:value="0.174976481655691">
                <text:p>0.1749764816556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2503617945007">
                <text:p>0.172503617945007</text:p>
              </table:table-cell>
              <table:table-cell office:value-type="float" office:value="0.071334214002642">
                <text:p>0.0713342140026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2601497832085">
                <text:p>0.202601497832085</text:p>
              </table:table-cell>
              <table:table-cell office:value-type="float" office:value="0.0768049155145929">
                <text:p>0.0768049155145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2771822358346">
                <text:p>0.232771822358346</text:p>
              </table:table-cell>
              <table:table-cell office:value-type="float" office:value="0.0831826401446654">
                <text:p>0.08318264014466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1146496815287">
                <text:p>0.261146496815287</text:p>
              </table:table-cell>
              <table:table-cell office:value-type="float" office:value="0.086785009861933">
                <text:p>0.0867850098619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3076923076923">
                <text:p>0.283076923076923</text:p>
              </table:table-cell>
              <table:table-cell office:value-type="float" office:value="0.0907127429805616">
                <text:p>0.09071274298056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2592592592593">
                <text:p>0.292592592592593</text:p>
              </table:table-cell>
              <table:table-cell office:value-type="float" office:value="0.117216117216117">
                <text:p>0.1172161172161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063829787234">
                <text:p>0.31063829787234</text:p>
              </table:table-cell>
              <table:table-cell office:value-type="float" office:value="0.132701421800948">
                <text:p>0.1327014218009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6926770708283">
                <text:p>0.316926770708283</text:p>
              </table:table-cell>
              <table:table-cell office:value-type="float" office:value="0.132701421800948">
                <text:p>0.1327014218009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5767690253672">
                <text:p>0.325767690253672</text:p>
              </table:table-cell>
              <table:table-cell office:value-type="float" office:value="0.14207650273224">
                <text:p>0.142076502732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9339339339339">
                <text:p>0.339339339339339</text:p>
              </table:table-cell>
              <table:table-cell office:value-type="float" office:value="0.18018018018018">
                <text:p>0.18018018018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6534653465346">
                <text:p>0.346534653465346</text:p>
              </table:table-cell>
              <table:table-cell office:value-type="float" office:value="0.197802197802198">
                <text:p>0.1978021978021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0813743218807">
                <text:p>0.350813743218807</text:p>
              </table:table-cell>
              <table:table-cell office:value-type="float" office:value="0.197802197802198">
                <text:p>0.1978021978021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74501992031872">
                <text:p>0.374501992031872</text:p>
              </table:table-cell>
              <table:table-cell office:value-type="float" office:value="0.197802197802198">
                <text:p>0.1978021978021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5281385281385">
                <text:p>0.385281385281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1891252955083">
                <text:p>0.401891252955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02061855670103">
                <text:p>0.402061855670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04907975460123">
                <text:p>0.40490797546012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4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.85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83cm" svg:y="3.952cm" style:legend-expansion="high" chart:style-name="ch2"/>
        <chart:plot-area chart:style-name="ch3" table:cell-range-address="'INFER-1-SYNS'.H3:'INFER-1-SYNS'.I21 'INFER-1-BASE'.A1:'INFER-1-BASE'.A1 'INFER-1-SYNS'.H26:'INFER-1-SYNS'.H44" chart:data-source-has-labels="row" svg:x="1.331cm" svg:y="0.18cm" svg:width="11.232cm" svg:height="7.659cm">
          <chartooo:coordinate-region svg:x="2.746cm" svg:y="0.18cm" svg:width="9.817cm" svg:height="7.012cm"/>
          <chart:axis chart:dimension="x" chart:name="primary-x" chart:style-name="ch4">
            <chart:title svg:x="6.42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INFER-1-SYNS'.H3:'INFER-1-SYNS'.H21" chart:label-cell-address="'INFER-1-BASE'.A1:'INFER-1-BASE'.A1" chart:class="chart:scatter">
            <chart:domain table:cell-range-address="'INFER-1-SYNS'.I3:'INFER-1-SYNS'.I21"/>
            <chart:data-point chart:repeated="19"/>
          </chart:series>
          <chart:series chart:style-name="ch10" chart:values-cell-range-address="'INFER-1-SYNS'.H26:'INFER-1-SYNS'.H44" chart:label-cell-address="'INFER-1-BASE'.A1:'INFER-1-BASE'.A1" chart:class="chart:scatter">
            <chart:domain table:cell-range-address="'INFER-1-SYNS'.I26:'INFER-1-SYNS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97920179876335">
                <text:p>0.0297920179876335</text:p>
                <draw:g>
                  <svg:desc>'INFER-1-SYNS'.I3:'INFER-1-SYNS'.I21</svg:desc>
                </draw:g>
              </table:table-cell>
              <table:table-cell office:value-type="float" office:value="0.878453038674033">
                <text:p>0.878453038674033</text:p>
                <draw:g>
                  <svg:desc>'INFER-1-SYNS'.H3:'INFER-1-SYNS'.H21</svg:desc>
                </draw:g>
              </table:table-cell>
              <table:table-cell office:value-type="float" office:value="0.156862745098039">
                <text:p>0.156862745098039</text:p>
                <draw:g>
                  <svg:desc>'INFER-1-SYNS'.I26:'INFER-1-SYNS'.I44</svg:desc>
                </draw:g>
              </table:table-cell>
              <table:table-cell office:value-type="float" office:value="0.864406779661017">
                <text:p>0.864406779661017</text:p>
                <draw:g>
                  <svg:desc>'INFER-1-SYNS'.H26:'INFER-1-SYNS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28937259923175">
                <text:p>0.0428937259923175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32386867790595">
                <text:p>0.0532386867790595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.891304347826087">
                <text:p>0.891304347826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1336459554514">
                <text:p>0.0621336459554514</text:p>
              </table:table-cell>
              <table:table-cell office:value-type="float" office:value="0.898305084745763">
                <text:p>0.898305084745763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0.878048780487805">
                <text:p>0.878048780487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30253353204173">
                <text:p>0.0730253353204173</text:p>
              </table:table-cell>
              <table:table-cell office:value-type="float" office:value="0.89908256880734">
                <text:p>0.89908256880734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0.868421052631579">
                <text:p>0.868421052631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40950639853748">
                <text:p>0.0840950639853748</text:p>
              </table:table-cell>
              <table:table-cell office:value-type="float" office:value="0.901960784313726">
                <text:p>0.901960784313726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885714285714286">
                <text:p>0.88571428571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20177383592018">
                <text:p>0.0920177383592018</text:p>
              </table:table-cell>
              <table:table-cell office:value-type="float" office:value="0.902173913043478">
                <text:p>0.902173913043478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2827763496144">
                <text:p>0.102827763496144</text:p>
              </table:table-cell>
              <table:table-cell office:value-type="float" office:value="0.930232558139535">
                <text:p>0.930232558139535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7714701601164">
                <text:p>0.107714701601164</text:p>
              </table:table-cell>
              <table:table-cell office:value-type="float" office:value="0.948717948717949">
                <text:p>0.948717948717949</text:p>
              </table:table-cell>
              <table:table-cell office:value-type="float" office:value="0.12">
                <text:p>0.12</text:p>
              </table:table-cell>
              <table:table-cell office:value-type="float" office:value="0.892857142857143">
                <text:p>0.892857142857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2561174551387">
                <text:p>0.112561174551387</text:p>
              </table:table-cell>
              <table:table-cell office:value-type="float" office:value="0.945205479452055">
                <text:p>0.945205479452055</text:p>
              </table:table-cell>
              <table:table-cell office:value-type="float" office:value="0.12">
                <text:p>0.12</text:p>
              </table:table-cell>
              <table:table-cell office:value-type="float" office:value="0.892857142857143">
                <text:p>0.892857142857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5027829313544">
                <text:p>0.115027829313544</text:p>
              </table:table-cell>
              <table:table-cell office:value-type="float" office:value="0.939393939393939">
                <text:p>0.939393939393939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5">
                <text:p>0.125</text:p>
              </table:table-cell>
              <table:table-cell office:value-type="float" office:value="0.938461538461538">
                <text:p>0.938461538461538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8378378378378">
                <text:p>0.128378378378378</text:p>
              </table:table-cell>
              <table:table-cell office:value-type="float" office:value="0.934426229508197">
                <text:p>0.93442622950819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5678391959799">
                <text:p>0.135678391959799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15">
                <text:p>0.15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972602739726">
                <text:p>0.13972602739726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2424242424242">
                <text:p>0.142424242424242</text:p>
              </table:table-cell>
              <table:table-cell office:value-type="float" office:value="0.959183673469388">
                <text:p>0.959183673469388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2384105960265">
                <text:p>0.142384105960265</text:p>
              </table:table-cell>
              <table:table-cell office:value-type="float" office:value="0.955555555555556">
                <text:p>0.955555555555556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1079136690647">
                <text:p>0.151079136690647</text:p>
              </table:table-cell>
              <table:table-cell office:value-type="float" office:value="0.976744186046512">
                <text:p>0.976744186046512</text:p>
              </table:table-cell>
              <table:table-cell office:value-type="float" office:value="0.0625">
                <text:p>0.0625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9606299212598">
                <text:p>0.149606299212598</text:p>
              </table:table-cell>
              <table:table-cell office:value-type="float" office:value="0.974358974358974">
                <text:p>0.974358974358974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9375">
                <text:p>0.93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